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5mm"/>
    </style:style>
    <style:style style:name="co3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Datation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Consommation</text:p>
          </table:table-cell>
          <table:table-cell office:value-type="string" calcext:value-type="string">
            <text:p>VitesseMax</text:p>
          </table:table-cell>
          <table:table-cell office:value-type="string" calcext:value-type="string">
            <text:p>RegimeMax</text:p>
          </table:table-cell>
          <table:table-cell office:value-type="string" calcext:value-type="string">
            <text:p>ConsoMax</text:p>
          </table:table-cell>
          <table:table-cell office:value-type="string" calcext:value-type="string">
            <text:p>NbDefauts</text:p>
          </table:table-cell>
          <table:table-cell office:value-type="string" calcext:value-type="string">
            <text:p>Defaut1</text:p>
          </table:table-cell>
          <table:table-cell table:style-name="Default" office:value-type="string" calcext:value-type="string">
            <text:p>Defaut2</text:p>
          </table:table-cell>
          <table:table-cell table:style-name="Default" office:value-type="string" calcext:value-type="string">
            <text:p>Defaut3</text:p>
          </table:table-cell>
          <table:table-cell table:style-name="Default" office:value-type="string" calcext:value-type="string">
            <text:p>Defaut4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istanceParcourue</text:p>
          </table:table-cell>
          <table:table-cell office:value-type="string" calcext:value-type="string">
            <text:p>VehiculeID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5" calcext:value-type="float">
            <text:p>35</text:p>
          </table:table-cell>
          <table:table-cell table:formula="of:=RANDBETWEEN(1000; 3500)" office:value-type="float" office:value="1479" calcext:value-type="float">
            <text:p>1479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114" calcext:value-type="float">
            <text:p>114</text:p>
          </table:table-cell>
          <table:table-cell table:formula="of:=RANDBETWEEN(3000; 4000)" office:value-type="float" office:value="3205" calcext:value-type="float">
            <text:p>3205</text:p>
          </table:table-cell>
          <table:table-cell table:formula="of:=RANDBETWEEN(15; 35)" office:value-type="float" office:value="30" calcext:value-type="float">
            <text:p>30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2]&gt;=1;RANDBETWEEN(0; 200);&quot;0&quot;)" office:value-type="float" office:value="75" calcext:value-type="float">
            <text:p>75</text:p>
          </table:table-cell>
          <table:table-cell table:formula="of:=IF([.I2]&gt;=2;RANDBETWEEN(0; 200);&quot;0&quot;)" office:value-type="float" office:value="5" calcext:value-type="float">
            <text:p>5</text:p>
          </table:table-cell>
          <table:table-cell table:formula="of:=IF([.I2]&gt;=3;RANDBETWEEN(0; 200);&quot;0&quot;)" office:value-type="string" office:string-value="0" calcext:value-type="string">
            <text:p>0</text:p>
          </table:table-cell>
          <table:table-cell table:formula="of:=IF([.I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7.761382" calcext:value-type="float">
            <text:p>57,761382</text:p>
          </table:table-cell>
          <table:table-cell table:formula="of:=RANDBETWEEN(1000000; 60000000)/1000000" office:value-type="float" office:value="11.70803" calcext:value-type="float">
            <text:p>11,70803</text:p>
          </table:table-cell>
          <table:table-cell table:formula="of:=RANDBETWEEN(0; 21)" office:value-type="float" office:value="20" calcext:value-type="float">
            <text:p>20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10:0’</text:p>
          </table:table-cell>
          <table:table-cell table:formula="of:=RANDBETWEEN(0; 130)" office:value-type="float" office:value="12" calcext:value-type="float">
            <text:p>12</text:p>
          </table:table-cell>
          <table:table-cell table:formula="of:=RANDBETWEEN(1000; 3500)" office:value-type="float" office:value="2275" calcext:value-type="float">
            <text:p>2275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96" calcext:value-type="float">
            <text:p>96</text:p>
          </table:table-cell>
          <table:table-cell table:formula="of:=RANDBETWEEN(3000; 4000)" office:value-type="float" office:value="3938" calcext:value-type="float">
            <text:p>3938</text:p>
          </table:table-cell>
          <table:table-cell table:formula="of:=RANDBETWEEN(15; 35)" office:value-type="float" office:value="22" calcext:value-type="float">
            <text:p>22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3]&gt;=1;RANDBETWEEN(0; 200);&quot;0&quot;)" office:value-type="float" office:value="153" calcext:value-type="float">
            <text:p>153</text:p>
          </table:table-cell>
          <table:table-cell table:formula="of:=IF([.I3]&gt;=2;RANDBETWEEN(0; 200);&quot;0&quot;)" office:value-type="string" office:string-value="0" calcext:value-type="string">
            <text:p>0</text:p>
          </table:table-cell>
          <table:table-cell table:formula="of:=IF([.I3]&gt;=3;RANDBETWEEN(0; 200);&quot;0&quot;)" office:value-type="string" office:string-value="0" calcext:value-type="string">
            <text:p>0</text:p>
          </table:table-cell>
          <table:table-cell table:formula="of:=IF([.I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9.368961" calcext:value-type="float">
            <text:p>19,368961</text:p>
          </table:table-cell>
          <table:table-cell table:formula="of:=RANDBETWEEN(1000000; 60000000)/1000000" office:value-type="float" office:value="33.811088" calcext:value-type="float">
            <text:p>33,811088</text:p>
          </table:table-cell>
          <table:table-cell table:formula="of:=RANDBETWEEN(0; 21)" office:value-type="float" office:value="16" calcext:value-type="float">
            <text:p>16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20:0’</text:p>
          </table:table-cell>
          <table:table-cell table:formula="of:=RANDBETWEEN(0; 130)" office:value-type="float" office:value="36" calcext:value-type="float">
            <text:p>36</text:p>
          </table:table-cell>
          <table:table-cell table:formula="of:=RANDBETWEEN(1000; 3500)" office:value-type="float" office:value="3236" calcext:value-type="float">
            <text:p>3236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109" calcext:value-type="float">
            <text:p>109</text:p>
          </table:table-cell>
          <table:table-cell table:formula="of:=RANDBETWEEN(3000; 4000)" office:value-type="float" office:value="3380" calcext:value-type="float">
            <text:p>3380</text:p>
          </table:table-cell>
          <table:table-cell table:formula="of:=RANDBETWEEN(15; 35)" office:value-type="float" office:value="19" calcext:value-type="float">
            <text:p>19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4]&gt;=1;RANDBETWEEN(0; 200);&quot;0&quot;)" office:value-type="float" office:value="67" calcext:value-type="float">
            <text:p>67</text:p>
          </table:table-cell>
          <table:table-cell table:formula="of:=IF([.I4]&gt;=2;RANDBETWEEN(0; 200);&quot;0&quot;)" office:value-type="float" office:value="143" calcext:value-type="float">
            <text:p>143</text:p>
          </table:table-cell>
          <table:table-cell table:formula="of:=IF([.I4]&gt;=3;RANDBETWEEN(0; 200);&quot;0&quot;)" office:value-type="float" office:value="35" calcext:value-type="float">
            <text:p>35</text:p>
          </table:table-cell>
          <table:table-cell table:formula="of:=IF([.I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0.283732" calcext:value-type="float">
            <text:p>40,283732</text:p>
          </table:table-cell>
          <table:table-cell table:formula="of:=RANDBETWEEN(1000000; 60000000)/1000000" office:value-type="float" office:value="59.196649" calcext:value-type="float">
            <text:p>59,196649</text:p>
          </table:table-cell>
          <table:table-cell table:formula="of:=RANDBETWEEN(0; 21)" office:value-type="float" office:value="15" calcext:value-type="float">
            <text:p>15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30:0’</text:p>
          </table:table-cell>
          <table:table-cell table:formula="of:=RANDBETWEEN(0; 130)" office:value-type="float" office:value="77" calcext:value-type="float">
            <text:p>77</text:p>
          </table:table-cell>
          <table:table-cell table:formula="of:=RANDBETWEEN(1000; 3500)" office:value-type="float" office:value="2588" calcext:value-type="float">
            <text:p>2588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85" calcext:value-type="float">
            <text:p>85</text:p>
          </table:table-cell>
          <table:table-cell table:formula="of:=RANDBETWEEN(3000; 4000)" office:value-type="float" office:value="3690" calcext:value-type="float">
            <text:p>3690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5]&gt;=1;RANDBETWEEN(0; 200);&quot;0&quot;)" office:value-type="float" office:value="101" calcext:value-type="float">
            <text:p>101</text:p>
          </table:table-cell>
          <table:table-cell table:formula="of:=IF([.I5]&gt;=2;RANDBETWEEN(0; 200);&quot;0&quot;)" office:value-type="float" office:value="77" calcext:value-type="float">
            <text:p>77</text:p>
          </table:table-cell>
          <table:table-cell table:formula="of:=IF([.I5]&gt;=3;RANDBETWEEN(0; 200);&quot;0&quot;)" office:value-type="float" office:value="200" calcext:value-type="float">
            <text:p>200</text:p>
          </table:table-cell>
          <table:table-cell table:formula="of:=IF([.I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9.836279" calcext:value-type="float">
            <text:p>39,836279</text:p>
          </table:table-cell>
          <table:table-cell table:formula="of:=RANDBETWEEN(1000000; 60000000)/1000000" office:value-type="float" office:value="48.398641" calcext:value-type="float">
            <text:p>48,398641</text:p>
          </table:table-cell>
          <table:table-cell table:formula="of:=RANDBETWEEN(0; 21)" office:value-type="float" office:value="13" calcext:value-type="float">
            <text:p>13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8" calcext:value-type="float">
            <text:p>28</text:p>
          </table:table-cell>
          <table:table-cell table:formula="of:=RANDBETWEEN(1000; 3500)" office:value-type="float" office:value="1233" calcext:value-type="float">
            <text:p>1233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2" calcext:value-type="float">
            <text:p>2</text:p>
          </table:table-cell>
          <table:table-cell table:formula="of:=RANDBETWEEN(3000; 4000)" office:value-type="float" office:value="3309" calcext:value-type="float">
            <text:p>3309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6]&gt;=1;RANDBETWEEN(0; 200);&quot;0&quot;)" office:value-type="float" office:value="53" calcext:value-type="float">
            <text:p>53</text:p>
          </table:table-cell>
          <table:table-cell table:formula="of:=IF([.I6]&gt;=2;RANDBETWEEN(0; 200);&quot;0&quot;)" office:value-type="string" office:string-value="0" calcext:value-type="string">
            <text:p>0</text:p>
          </table:table-cell>
          <table:table-cell table:formula="of:=IF([.I6]&gt;=3;RANDBETWEEN(0; 200);&quot;0&quot;)" office:value-type="string" office:string-value="0" calcext:value-type="string">
            <text:p>0</text:p>
          </table:table-cell>
          <table:table-cell table:formula="of:=IF([.I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9.495084" calcext:value-type="float">
            <text:p>39,495084</text:p>
          </table:table-cell>
          <table:table-cell table:formula="of:=RANDBETWEEN(1000000; 60000000)/1000000" office:value-type="float" office:value="25.329905" calcext:value-type="float">
            <text:p>25,329905</text:p>
          </table:table-cell>
          <table:table-cell table:formula="of:=RANDBETWEEN(0; 21)" office:value-type="float" office:value="1" calcext:value-type="float">
            <text:p>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0" calcext:value-type="float">
            <text:p>110</text:p>
          </table:table-cell>
          <table:table-cell table:formula="of:=RANDBETWEEN(1000; 3500)" office:value-type="float" office:value="3235" calcext:value-type="float">
            <text:p>3235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78" calcext:value-type="float">
            <text:p>78</text:p>
          </table:table-cell>
          <table:table-cell table:formula="of:=RANDBETWEEN(3000; 4000)" office:value-type="float" office:value="3281" calcext:value-type="float">
            <text:p>3281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7]&gt;=1;RANDBETWEEN(0; 200);&quot;0&quot;)" office:value-type="float" office:value="158" calcext:value-type="float">
            <text:p>158</text:p>
          </table:table-cell>
          <table:table-cell table:formula="of:=IF([.I7]&gt;=2;RANDBETWEEN(0; 200);&quot;0&quot;)" office:value-type="float" office:value="147" calcext:value-type="float">
            <text:p>147</text:p>
          </table:table-cell>
          <table:table-cell table:formula="of:=IF([.I7]&gt;=3;RANDBETWEEN(0; 200);&quot;0&quot;)" office:value-type="float" office:value="185" calcext:value-type="float">
            <text:p>185</text:p>
          </table:table-cell>
          <table:table-cell table:formula="of:=IF([.I7]&gt;=4;RANDBETWEEN(0; 200);&quot;0&quot;)" office:value-type="float" office:value="136" calcext:value-type="float">
            <text:p>136</text:p>
          </table:table-cell>
          <table:table-cell table:formula="of:=RANDBETWEEN(1000000; 60000000)/1000000" office:value-type="float" office:value="42.870164" calcext:value-type="float">
            <text:p>42,870164</text:p>
          </table:table-cell>
          <table:table-cell table:formula="of:=RANDBETWEEN(1000000; 60000000)/1000000" office:value-type="float" office:value="17.555737" calcext:value-type="float">
            <text:p>17,555737</text:p>
          </table:table-cell>
          <table:table-cell table:formula="of:=RANDBETWEEN(0; 21)" office:value-type="float" office:value="9" calcext:value-type="float">
            <text:p>9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9" calcext:value-type="float">
            <text:p>119</text:p>
          </table:table-cell>
          <table:table-cell table:formula="of:=RANDBETWEEN(1000; 3500)" office:value-type="float" office:value="3406" calcext:value-type="float">
            <text:p>3406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113" calcext:value-type="float">
            <text:p>113</text:p>
          </table:table-cell>
          <table:table-cell table:formula="of:=RANDBETWEEN(3000; 4000)" office:value-type="float" office:value="3382" calcext:value-type="float">
            <text:p>3382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8]&gt;=1;RANDBETWEEN(0; 200);&quot;0&quot;)" office:value-type="string" office:string-value="0" calcext:value-type="string">
            <text:p>0</text:p>
          </table:table-cell>
          <table:table-cell table:formula="of:=IF([.I8]&gt;=2;RANDBETWEEN(0; 200);&quot;0&quot;)" office:value-type="string" office:string-value="0" calcext:value-type="string">
            <text:p>0</text:p>
          </table:table-cell>
          <table:table-cell table:formula="of:=IF([.I8]&gt;=3;RANDBETWEEN(0; 200);&quot;0&quot;)" office:value-type="string" office:string-value="0" calcext:value-type="string">
            <text:p>0</text:p>
          </table:table-cell>
          <table:table-cell table:formula="of:=IF([.I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1.21434" calcext:value-type="float">
            <text:p>51,21434</text:p>
          </table:table-cell>
          <table:table-cell table:formula="of:=RANDBETWEEN(1000000; 60000000)/1000000" office:value-type="float" office:value="34.768429" calcext:value-type="float">
            <text:p>34,768429</text:p>
          </table:table-cell>
          <table:table-cell table:formula="of:=RANDBETWEEN(0; 21)" office:value-type="float" office:value="2" calcext:value-type="float">
            <text:p>2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6" calcext:value-type="float">
            <text:p>26</text:p>
          </table:table-cell>
          <table:table-cell table:formula="of:=RANDBETWEEN(1000; 3500)" office:value-type="float" office:value="1589" calcext:value-type="float">
            <text:p>1589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62" calcext:value-type="float">
            <text:p>62</text:p>
          </table:table-cell>
          <table:table-cell table:formula="of:=RANDBETWEEN(3000; 4000)" office:value-type="float" office:value="3495" calcext:value-type="float">
            <text:p>3495</text:p>
          </table:table-cell>
          <table:table-cell table:formula="of:=RANDBETWEEN(15; 35)" office:value-type="float" office:value="22" calcext:value-type="float">
            <text:p>22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9]&gt;=1;RANDBETWEEN(0; 200);&quot;0&quot;)" office:value-type="float" office:value="71" calcext:value-type="float">
            <text:p>71</text:p>
          </table:table-cell>
          <table:table-cell table:formula="of:=IF([.I9]&gt;=2;RANDBETWEEN(0; 200);&quot;0&quot;)" office:value-type="float" office:value="29" calcext:value-type="float">
            <text:p>29</text:p>
          </table:table-cell>
          <table:table-cell table:formula="of:=IF([.I9]&gt;=3;RANDBETWEEN(0; 200);&quot;0&quot;)" office:value-type="float" office:value="26" calcext:value-type="float">
            <text:p>26</text:p>
          </table:table-cell>
          <table:table-cell table:formula="of:=IF([.I9]&gt;=4;RANDBETWEEN(0; 200);&quot;0&quot;)" office:value-type="float" office:value="199" calcext:value-type="float">
            <text:p>199</text:p>
          </table:table-cell>
          <table:table-cell table:formula="of:=RANDBETWEEN(1000000; 60000000)/1000000" office:value-type="float" office:value="13.930618" calcext:value-type="float">
            <text:p>13,930618</text:p>
          </table:table-cell>
          <table:table-cell table:formula="of:=RANDBETWEEN(1000000; 60000000)/1000000" office:value-type="float" office:value="4.677368" calcext:value-type="float">
            <text:p>4,677368</text:p>
          </table:table-cell>
          <table:table-cell table:formula="of:=RANDBETWEEN(0; 21)" office:value-type="float" office:value="18" calcext:value-type="float">
            <text:p>18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3" calcext:value-type="float">
            <text:p>93</text:p>
          </table:table-cell>
          <table:table-cell table:formula="of:=RANDBETWEEN(1000; 3500)" office:value-type="float" office:value="3351" calcext:value-type="float">
            <text:p>3351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127" calcext:value-type="float">
            <text:p>127</text:p>
          </table:table-cell>
          <table:table-cell table:formula="of:=RANDBETWEEN(3000; 4000)" office:value-type="float" office:value="3275" calcext:value-type="float">
            <text:p>3275</text:p>
          </table:table-cell>
          <table:table-cell table:formula="of:=RANDBETWEEN(15; 35)" office:value-type="float" office:value="24" calcext:value-type="float">
            <text:p>24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0]&gt;=1;RANDBETWEEN(0; 200);&quot;0&quot;)" office:value-type="string" office:string-value="0" calcext:value-type="string">
            <text:p>0</text:p>
          </table:table-cell>
          <table:table-cell table:formula="of:=IF([.I10]&gt;=2;RANDBETWEEN(0; 200);&quot;0&quot;)" office:value-type="string" office:string-value="0" calcext:value-type="string">
            <text:p>0</text:p>
          </table:table-cell>
          <table:table-cell table:formula="of:=IF([.I10]&gt;=3;RANDBETWEEN(0; 200);&quot;0&quot;)" office:value-type="string" office:string-value="0" calcext:value-type="string">
            <text:p>0</text:p>
          </table:table-cell>
          <table:table-cell table:formula="of:=IF([.I1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9.978997" calcext:value-type="float">
            <text:p>39,978997</text:p>
          </table:table-cell>
          <table:table-cell table:formula="of:=RANDBETWEEN(1000000; 60000000)/1000000" office:value-type="float" office:value="11.612148" calcext:value-type="float">
            <text:p>11,612148</text:p>
          </table:table-cell>
          <table:table-cell table:formula="of:=RANDBETWEEN(0; 21)" office:value-type="float" office:value="1" calcext:value-type="float">
            <text:p>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1" calcext:value-type="float">
            <text:p>101</text:p>
          </table:table-cell>
          <table:table-cell table:formula="of:=RANDBETWEEN(1000; 3500)" office:value-type="float" office:value="3016" calcext:value-type="float">
            <text:p>3016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87" calcext:value-type="float">
            <text:p>87</text:p>
          </table:table-cell>
          <table:table-cell table:formula="of:=RANDBETWEEN(3000; 4000)" office:value-type="float" office:value="3637" calcext:value-type="float">
            <text:p>3637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1]&gt;=1;RANDBETWEEN(0; 200);&quot;0&quot;)" office:value-type="string" office:string-value="0" calcext:value-type="string">
            <text:p>0</text:p>
          </table:table-cell>
          <table:table-cell table:formula="of:=IF([.I11]&gt;=2;RANDBETWEEN(0; 200);&quot;0&quot;)" office:value-type="string" office:string-value="0" calcext:value-type="string">
            <text:p>0</text:p>
          </table:table-cell>
          <table:table-cell table:formula="of:=IF([.I11]&gt;=3;RANDBETWEEN(0; 200);&quot;0&quot;)" office:value-type="string" office:string-value="0" calcext:value-type="string">
            <text:p>0</text:p>
          </table:table-cell>
          <table:table-cell table:formula="of:=IF([.I1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7.121746" calcext:value-type="float">
            <text:p>7,121746</text:p>
          </table:table-cell>
          <table:table-cell table:formula="of:=RANDBETWEEN(1000000; 60000000)/1000000" office:value-type="float" office:value="27.077451" calcext:value-type="float">
            <text:p>27,077451</text:p>
          </table:table-cell>
          <table:table-cell table:formula="of:=RANDBETWEEN(0; 21)" office:value-type="float" office:value="10" calcext:value-type="float">
            <text:p>10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2" calcext:value-type="float">
            <text:p>92</text:p>
          </table:table-cell>
          <table:table-cell table:formula="of:=RANDBETWEEN(1000; 3500)" office:value-type="float" office:value="2527" calcext:value-type="float">
            <text:p>2527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7" calcext:value-type="float">
            <text:p>7</text:p>
          </table:table-cell>
          <table:table-cell table:formula="of:=RANDBETWEEN(3000; 4000)" office:value-type="float" office:value="3064" calcext:value-type="float">
            <text:p>3064</text:p>
          </table:table-cell>
          <table:table-cell table:formula="of:=RANDBETWEEN(15; 35)" office:value-type="float" office:value="15" calcext:value-type="float">
            <text:p>15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2]&gt;=1;RANDBETWEEN(0; 200);&quot;0&quot;)" office:value-type="string" office:string-value="0" calcext:value-type="string">
            <text:p>0</text:p>
          </table:table-cell>
          <table:table-cell table:formula="of:=IF([.I12]&gt;=2;RANDBETWEEN(0; 200);&quot;0&quot;)" office:value-type="string" office:string-value="0" calcext:value-type="string">
            <text:p>0</text:p>
          </table:table-cell>
          <table:table-cell table:formula="of:=IF([.I12]&gt;=3;RANDBETWEEN(0; 200);&quot;0&quot;)" office:value-type="string" office:string-value="0" calcext:value-type="string">
            <text:p>0</text:p>
          </table:table-cell>
          <table:table-cell table:formula="of:=IF([.I1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1.460107" calcext:value-type="float">
            <text:p>11,460107</text:p>
          </table:table-cell>
          <table:table-cell table:formula="of:=RANDBETWEEN(1000000; 60000000)/1000000" office:value-type="float" office:value="44.54692" calcext:value-type="float">
            <text:p>44,54692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4" calcext:value-type="float">
            <text:p>94</text:p>
          </table:table-cell>
          <table:table-cell table:formula="of:=RANDBETWEEN(1000; 3500)" office:value-type="float" office:value="1118" calcext:value-type="float">
            <text:p>1118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54" calcext:value-type="float">
            <text:p>54</text:p>
          </table:table-cell>
          <table:table-cell table:formula="of:=RANDBETWEEN(3000; 4000)" office:value-type="float" office:value="3828" calcext:value-type="float">
            <text:p>3828</text:p>
          </table:table-cell>
          <table:table-cell table:formula="of:=RANDBETWEEN(15; 35)" office:value-type="float" office:value="17" calcext:value-type="float">
            <text:p>17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3]&gt;=1;RANDBETWEEN(0; 200);&quot;0&quot;)" office:value-type="float" office:value="41" calcext:value-type="float">
            <text:p>41</text:p>
          </table:table-cell>
          <table:table-cell table:formula="of:=IF([.I13]&gt;=2;RANDBETWEEN(0; 200);&quot;0&quot;)" office:value-type="float" office:value="107" calcext:value-type="float">
            <text:p>107</text:p>
          </table:table-cell>
          <table:table-cell table:formula="of:=IF([.I13]&gt;=3;RANDBETWEEN(0; 200);&quot;0&quot;)" office:value-type="string" office:string-value="0" calcext:value-type="string">
            <text:p>0</text:p>
          </table:table-cell>
          <table:table-cell table:formula="of:=IF([.I1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.390853" calcext:value-type="float">
            <text:p>1,390853</text:p>
          </table:table-cell>
          <table:table-cell table:formula="of:=RANDBETWEEN(1000000; 60000000)/1000000" office:value-type="float" office:value="42.069018" calcext:value-type="float">
            <text:p>42,069018</text:p>
          </table:table-cell>
          <table:table-cell table:formula="of:=RANDBETWEEN(0; 21)" office:value-type="float" office:value="21" calcext:value-type="float">
            <text:p>21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5" calcext:value-type="float">
            <text:p>25</text:p>
          </table:table-cell>
          <table:table-cell table:formula="of:=RANDBETWEEN(1000; 3500)" office:value-type="float" office:value="3106" calcext:value-type="float">
            <text:p>3106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31" calcext:value-type="float">
            <text:p>31</text:p>
          </table:table-cell>
          <table:table-cell table:formula="of:=RANDBETWEEN(3000; 4000)" office:value-type="float" office:value="3318" calcext:value-type="float">
            <text:p>3318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4]&gt;=1;RANDBETWEEN(0; 200);&quot;0&quot;)" office:value-type="float" office:value="12" calcext:value-type="float">
            <text:p>12</text:p>
          </table:table-cell>
          <table:table-cell table:formula="of:=IF([.I14]&gt;=2;RANDBETWEEN(0; 200);&quot;0&quot;)" office:value-type="float" office:value="78" calcext:value-type="float">
            <text:p>78</text:p>
          </table:table-cell>
          <table:table-cell table:formula="of:=IF([.I14]&gt;=3;RANDBETWEEN(0; 200);&quot;0&quot;)" office:value-type="float" office:value="99" calcext:value-type="float">
            <text:p>99</text:p>
          </table:table-cell>
          <table:table-cell table:formula="of:=IF([.I1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5.440229" calcext:value-type="float">
            <text:p>55,440229</text:p>
          </table:table-cell>
          <table:table-cell table:formula="of:=RANDBETWEEN(1000000; 60000000)/1000000" office:value-type="float" office:value="43.474757" calcext:value-type="float">
            <text:p>43,474757</text:p>
          </table:table-cell>
          <table:table-cell table:formula="of:=RANDBETWEEN(0; 21)" office:value-type="float" office:value="17" calcext:value-type="float">
            <text:p>17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61" calcext:value-type="float">
            <text:p>61</text:p>
          </table:table-cell>
          <table:table-cell table:formula="of:=RANDBETWEEN(1000; 3500)" office:value-type="float" office:value="2925" calcext:value-type="float">
            <text:p>2925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65" calcext:value-type="float">
            <text:p>65</text:p>
          </table:table-cell>
          <table:table-cell table:formula="of:=RANDBETWEEN(3000; 4000)" office:value-type="float" office:value="3317" calcext:value-type="float">
            <text:p>3317</text:p>
          </table:table-cell>
          <table:table-cell table:formula="of:=RANDBETWEEN(15; 35)" office:value-type="float" office:value="19" calcext:value-type="float">
            <text:p>19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15]&gt;=1;RANDBETWEEN(0; 200);&quot;0&quot;)" office:value-type="float" office:value="108" calcext:value-type="float">
            <text:p>108</text:p>
          </table:table-cell>
          <table:table-cell table:formula="of:=IF([.I15]&gt;=2;RANDBETWEEN(0; 200);&quot;0&quot;)" office:value-type="string" office:string-value="0" calcext:value-type="string">
            <text:p>0</text:p>
          </table:table-cell>
          <table:table-cell table:formula="of:=IF([.I15]&gt;=3;RANDBETWEEN(0; 200);&quot;0&quot;)" office:value-type="string" office:string-value="0" calcext:value-type="string">
            <text:p>0</text:p>
          </table:table-cell>
          <table:table-cell table:formula="of:=IF([.I1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1.258105" calcext:value-type="float">
            <text:p>21,258105</text:p>
          </table:table-cell>
          <table:table-cell table:formula="of:=RANDBETWEEN(1000000; 60000000)/1000000" office:value-type="float" office:value="45.811321" calcext:value-type="float">
            <text:p>45,811321</text:p>
          </table:table-cell>
          <table:table-cell table:formula="of:=RANDBETWEEN(0; 21)" office:value-type="float" office:value="17" calcext:value-type="float">
            <text:p>1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0" calcext:value-type="float">
            <text:p>30</text:p>
          </table:table-cell>
          <table:table-cell table:formula="of:=RANDBETWEEN(1000; 3500)" office:value-type="float" office:value="1878" calcext:value-type="float">
            <text:p>1878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88" calcext:value-type="float">
            <text:p>88</text:p>
          </table:table-cell>
          <table:table-cell table:formula="of:=RANDBETWEEN(3000; 4000)" office:value-type="float" office:value="3280" calcext:value-type="float">
            <text:p>3280</text:p>
          </table:table-cell>
          <table:table-cell table:formula="of:=RANDBETWEEN(15; 35)" office:value-type="float" office:value="28" calcext:value-type="float">
            <text:p>28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16]&gt;=1;RANDBETWEEN(0; 200);&quot;0&quot;)" office:value-type="float" office:value="5" calcext:value-type="float">
            <text:p>5</text:p>
          </table:table-cell>
          <table:table-cell table:formula="of:=IF([.I16]&gt;=2;RANDBETWEEN(0; 200);&quot;0&quot;)" office:value-type="float" office:value="50" calcext:value-type="float">
            <text:p>50</text:p>
          </table:table-cell>
          <table:table-cell table:formula="of:=IF([.I16]&gt;=3;RANDBETWEEN(0; 200);&quot;0&quot;)" office:value-type="float" office:value="149" calcext:value-type="float">
            <text:p>149</text:p>
          </table:table-cell>
          <table:table-cell table:formula="of:=IF([.I16]&gt;=4;RANDBETWEEN(0; 200);&quot;0&quot;)" office:value-type="float" office:value="103" calcext:value-type="float">
            <text:p>103</text:p>
          </table:table-cell>
          <table:table-cell table:formula="of:=RANDBETWEEN(1000000; 60000000)/1000000" office:value-type="float" office:value="44.088613" calcext:value-type="float">
            <text:p>44,088613</text:p>
          </table:table-cell>
          <table:table-cell table:formula="of:=RANDBETWEEN(1000000; 60000000)/1000000" office:value-type="float" office:value="15.702187" calcext:value-type="float">
            <text:p>15,702187</text:p>
          </table:table-cell>
          <table:table-cell table:formula="of:=RANDBETWEEN(0; 21)" office:value-type="float" office:value="18" calcext:value-type="float">
            <text:p>1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0" calcext:value-type="float">
            <text:p>50</text:p>
          </table:table-cell>
          <table:table-cell table:formula="of:=RANDBETWEEN(1000; 3500)" office:value-type="float" office:value="1859" calcext:value-type="float">
            <text:p>1859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112" calcext:value-type="float">
            <text:p>112</text:p>
          </table:table-cell>
          <table:table-cell table:formula="of:=RANDBETWEEN(3000; 4000)" office:value-type="float" office:value="3840" calcext:value-type="float">
            <text:p>3840</text:p>
          </table:table-cell>
          <table:table-cell table:formula="of:=RANDBETWEEN(15; 35)" office:value-type="float" office:value="22" calcext:value-type="float">
            <text:p>22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17]&gt;=1;RANDBETWEEN(0; 200);&quot;0&quot;)" office:value-type="float" office:value="168" calcext:value-type="float">
            <text:p>168</text:p>
          </table:table-cell>
          <table:table-cell table:formula="of:=IF([.I17]&gt;=2;RANDBETWEEN(0; 200);&quot;0&quot;)" office:value-type="float" office:value="77" calcext:value-type="float">
            <text:p>77</text:p>
          </table:table-cell>
          <table:table-cell table:formula="of:=IF([.I17]&gt;=3;RANDBETWEEN(0; 200);&quot;0&quot;)" office:value-type="float" office:value="174" calcext:value-type="float">
            <text:p>174</text:p>
          </table:table-cell>
          <table:table-cell table:formula="of:=IF([.I17]&gt;=4;RANDBETWEEN(0; 200);&quot;0&quot;)" office:value-type="float" office:value="38" calcext:value-type="float">
            <text:p>38</text:p>
          </table:table-cell>
          <table:table-cell table:formula="of:=RANDBETWEEN(1000000; 60000000)/1000000" office:value-type="float" office:value="33.279531" calcext:value-type="float">
            <text:p>33,279531</text:p>
          </table:table-cell>
          <table:table-cell table:formula="of:=RANDBETWEEN(1000000; 60000000)/1000000" office:value-type="float" office:value="47.687653" calcext:value-type="float">
            <text:p>47,687653</text:p>
          </table:table-cell>
          <table:table-cell table:formula="of:=RANDBETWEEN(0; 21)" office:value-type="float" office:value="19" calcext:value-type="float">
            <text:p>19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" calcext:value-type="float">
            <text:p>1</text:p>
          </table:table-cell>
          <table:table-cell table:formula="of:=RANDBETWEEN(1000; 3500)" office:value-type="float" office:value="2305" calcext:value-type="float">
            <text:p>2305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68" calcext:value-type="float">
            <text:p>68</text:p>
          </table:table-cell>
          <table:table-cell table:formula="of:=RANDBETWEEN(3000; 4000)" office:value-type="float" office:value="3300" calcext:value-type="float">
            <text:p>3300</text:p>
          </table:table-cell>
          <table:table-cell table:formula="of:=RANDBETWEEN(15; 35)" office:value-type="float" office:value="34" calcext:value-type="float">
            <text:p>34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18]&gt;=1;RANDBETWEEN(0; 200);&quot;0&quot;)" office:value-type="float" office:value="29" calcext:value-type="float">
            <text:p>29</text:p>
          </table:table-cell>
          <table:table-cell table:formula="of:=IF([.I18]&gt;=2;RANDBETWEEN(0; 200);&quot;0&quot;)" office:value-type="string" office:string-value="0" calcext:value-type="string">
            <text:p>0</text:p>
          </table:table-cell>
          <table:table-cell table:formula="of:=IF([.I18]&gt;=3;RANDBETWEEN(0; 200);&quot;0&quot;)" office:value-type="string" office:string-value="0" calcext:value-type="string">
            <text:p>0</text:p>
          </table:table-cell>
          <table:table-cell table:formula="of:=IF([.I1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9.673571" calcext:value-type="float">
            <text:p>29,673571</text:p>
          </table:table-cell>
          <table:table-cell table:formula="of:=RANDBETWEEN(1000000; 60000000)/1000000" office:value-type="float" office:value="19.302319" calcext:value-type="float">
            <text:p>19,302319</text:p>
          </table:table-cell>
          <table:table-cell table:formula="of:=RANDBETWEEN(0; 21)" office:value-type="float" office:value="21" calcext:value-type="float">
            <text:p>21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0" calcext:value-type="float">
            <text:p>20</text:p>
          </table:table-cell>
          <table:table-cell table:formula="of:=RANDBETWEEN(1000; 3500)" office:value-type="float" office:value="2131" calcext:value-type="float">
            <text:p>2131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71" calcext:value-type="float">
            <text:p>71</text:p>
          </table:table-cell>
          <table:table-cell table:formula="of:=RANDBETWEEN(3000; 4000)" office:value-type="float" office:value="3266" calcext:value-type="float">
            <text:p>3266</text:p>
          </table:table-cell>
          <table:table-cell table:formula="of:=RANDBETWEEN(15; 35)" office:value-type="float" office:value="17" calcext:value-type="float">
            <text:p>17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9]&gt;=1;RANDBETWEEN(0; 200);&quot;0&quot;)" office:value-type="float" office:value="63" calcext:value-type="float">
            <text:p>63</text:p>
          </table:table-cell>
          <table:table-cell table:formula="of:=IF([.I19]&gt;=2;RANDBETWEEN(0; 200);&quot;0&quot;)" office:value-type="float" office:value="27" calcext:value-type="float">
            <text:p>27</text:p>
          </table:table-cell>
          <table:table-cell table:formula="of:=IF([.I19]&gt;=3;RANDBETWEEN(0; 200);&quot;0&quot;)" office:value-type="float" office:value="91" calcext:value-type="float">
            <text:p>91</text:p>
          </table:table-cell>
          <table:table-cell table:formula="of:=IF([.I1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3.58798" calcext:value-type="float">
            <text:p>43,58798</text:p>
          </table:table-cell>
          <table:table-cell table:formula="of:=RANDBETWEEN(1000000; 60000000)/1000000" office:value-type="float" office:value="48.08158" calcext:value-type="float">
            <text:p>48,08158</text:p>
          </table:table-cell>
          <table:table-cell table:formula="of:=RANDBETWEEN(0; 21)" office:value-type="float" office:value="18" calcext:value-type="float">
            <text:p>18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1" calcext:value-type="float">
            <text:p>51</text:p>
          </table:table-cell>
          <table:table-cell table:formula="of:=RANDBETWEEN(1000; 3500)" office:value-type="float" office:value="3160" calcext:value-type="float">
            <text:p>3160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44" calcext:value-type="float">
            <text:p>44</text:p>
          </table:table-cell>
          <table:table-cell table:formula="of:=RANDBETWEEN(3000; 4000)" office:value-type="float" office:value="3525" calcext:value-type="float">
            <text:p>3525</text:p>
          </table:table-cell>
          <table:table-cell table:formula="of:=RANDBETWEEN(15; 35)" office:value-type="float" office:value="15" calcext:value-type="float">
            <text:p>15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20]&gt;=1;RANDBETWEEN(0; 200);&quot;0&quot;)" office:value-type="float" office:value="129" calcext:value-type="float">
            <text:p>129</text:p>
          </table:table-cell>
          <table:table-cell table:formula="of:=IF([.I20]&gt;=2;RANDBETWEEN(0; 200);&quot;0&quot;)" office:value-type="float" office:value="56" calcext:value-type="float">
            <text:p>56</text:p>
          </table:table-cell>
          <table:table-cell table:formula="of:=IF([.I20]&gt;=3;RANDBETWEEN(0; 200);&quot;0&quot;)" office:value-type="string" office:string-value="0" calcext:value-type="string">
            <text:p>0</text:p>
          </table:table-cell>
          <table:table-cell table:formula="of:=IF([.I2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6.972042" calcext:value-type="float">
            <text:p>56,972042</text:p>
          </table:table-cell>
          <table:table-cell table:formula="of:=RANDBETWEEN(1000000; 60000000)/1000000" office:value-type="float" office:value="10.149447" calcext:value-type="float">
            <text:p>10,149447</text:p>
          </table:table-cell>
          <table:table-cell table:formula="of:=RANDBETWEEN(0; 21)" office:value-type="float" office:value="18" calcext:value-type="float">
            <text:p>1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60" calcext:value-type="float">
            <text:p>60</text:p>
          </table:table-cell>
          <table:table-cell table:formula="of:=RANDBETWEEN(1000; 3500)" office:value-type="float" office:value="1181" calcext:value-type="float">
            <text:p>1181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109" calcext:value-type="float">
            <text:p>109</text:p>
          </table:table-cell>
          <table:table-cell table:formula="of:=RANDBETWEEN(3000; 4000)" office:value-type="float" office:value="3568" calcext:value-type="float">
            <text:p>3568</text:p>
          </table:table-cell>
          <table:table-cell table:formula="of:=RANDBETWEEN(15; 35)" office:value-type="float" office:value="15" calcext:value-type="float">
            <text:p>15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21]&gt;=1;RANDBETWEEN(0; 200);&quot;0&quot;)" office:value-type="float" office:value="102" calcext:value-type="float">
            <text:p>102</text:p>
          </table:table-cell>
          <table:table-cell table:formula="of:=IF([.I21]&gt;=2;RANDBETWEEN(0; 200);&quot;0&quot;)" office:value-type="float" office:value="175" calcext:value-type="float">
            <text:p>175</text:p>
          </table:table-cell>
          <table:table-cell table:formula="of:=IF([.I21]&gt;=3;RANDBETWEEN(0; 200);&quot;0&quot;)" office:value-type="string" office:string-value="0" calcext:value-type="string">
            <text:p>0</text:p>
          </table:table-cell>
          <table:table-cell table:formula="of:=IF([.I2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4.107648" calcext:value-type="float">
            <text:p>14,107648</text:p>
          </table:table-cell>
          <table:table-cell table:formula="of:=RANDBETWEEN(1000000; 60000000)/1000000" office:value-type="float" office:value="34.298124" calcext:value-type="float">
            <text:p>34,298124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1" calcext:value-type="float">
            <text:p>51</text:p>
          </table:table-cell>
          <table:table-cell table:formula="of:=RANDBETWEEN(1000; 3500)" office:value-type="float" office:value="2125" calcext:value-type="float">
            <text:p>2125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34" calcext:value-type="float">
            <text:p>34</text:p>
          </table:table-cell>
          <table:table-cell table:formula="of:=RANDBETWEEN(3000; 4000)" office:value-type="float" office:value="3893" calcext:value-type="float">
            <text:p>3893</text:p>
          </table:table-cell>
          <table:table-cell table:formula="of:=RANDBETWEEN(15; 35)" office:value-type="float" office:value="29" calcext:value-type="float">
            <text:p>29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22]&gt;=1;RANDBETWEEN(0; 200);&quot;0&quot;)" office:value-type="float" office:value="108" calcext:value-type="float">
            <text:p>108</text:p>
          </table:table-cell>
          <table:table-cell table:formula="of:=IF([.I22]&gt;=2;RANDBETWEEN(0; 200);&quot;0&quot;)" office:value-type="float" office:value="100" calcext:value-type="float">
            <text:p>100</text:p>
          </table:table-cell>
          <table:table-cell table:formula="of:=IF([.I22]&gt;=3;RANDBETWEEN(0; 200);&quot;0&quot;)" office:value-type="float" office:value="21" calcext:value-type="float">
            <text:p>21</text:p>
          </table:table-cell>
          <table:table-cell table:formula="of:=IF([.I2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8.847662" calcext:value-type="float">
            <text:p>8,847662</text:p>
          </table:table-cell>
          <table:table-cell table:formula="of:=RANDBETWEEN(1000000; 60000000)/1000000" office:value-type="float" office:value="44.420526" calcext:value-type="float">
            <text:p>44,420526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7" calcext:value-type="float">
            <text:p>127</text:p>
          </table:table-cell>
          <table:table-cell table:formula="of:=RANDBETWEEN(1000; 3500)" office:value-type="float" office:value="1785" calcext:value-type="float">
            <text:p>1785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8" calcext:value-type="float">
            <text:p>8</text:p>
          </table:table-cell>
          <table:table-cell table:formula="of:=RANDBETWEEN(3000; 4000)" office:value-type="float" office:value="3495" calcext:value-type="float">
            <text:p>3495</text:p>
          </table:table-cell>
          <table:table-cell table:formula="of:=RANDBETWEEN(15; 35)" office:value-type="float" office:value="18" calcext:value-type="float">
            <text:p>18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23]&gt;=1;RANDBETWEEN(0; 200);&quot;0&quot;)" office:value-type="float" office:value="27" calcext:value-type="float">
            <text:p>27</text:p>
          </table:table-cell>
          <table:table-cell table:formula="of:=IF([.I23]&gt;=2;RANDBETWEEN(0; 200);&quot;0&quot;)" office:value-type="string" office:string-value="0" calcext:value-type="string">
            <text:p>0</text:p>
          </table:table-cell>
          <table:table-cell table:formula="of:=IF([.I23]&gt;=3;RANDBETWEEN(0; 200);&quot;0&quot;)" office:value-type="string" office:string-value="0" calcext:value-type="string">
            <text:p>0</text:p>
          </table:table-cell>
          <table:table-cell table:formula="of:=IF([.I2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2.409395" calcext:value-type="float">
            <text:p>52,409395</text:p>
          </table:table-cell>
          <table:table-cell table:formula="of:=RANDBETWEEN(1000000; 60000000)/1000000" office:value-type="float" office:value="20.524854" calcext:value-type="float">
            <text:p>20,524854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6" calcext:value-type="float">
            <text:p>86</text:p>
          </table:table-cell>
          <table:table-cell table:formula="of:=RANDBETWEEN(1000; 3500)" office:value-type="float" office:value="2519" calcext:value-type="float">
            <text:p>2519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16" calcext:value-type="float">
            <text:p>16</text:p>
          </table:table-cell>
          <table:table-cell table:formula="of:=RANDBETWEEN(3000; 4000)" office:value-type="float" office:value="3910" calcext:value-type="float">
            <text:p>3910</text:p>
          </table:table-cell>
          <table:table-cell table:formula="of:=RANDBETWEEN(15; 35)" office:value-type="float" office:value="17" calcext:value-type="float">
            <text:p>17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24]&gt;=1;RANDBETWEEN(0; 200);&quot;0&quot;)" office:value-type="float" office:value="150" calcext:value-type="float">
            <text:p>150</text:p>
          </table:table-cell>
          <table:table-cell table:formula="of:=IF([.I24]&gt;=2;RANDBETWEEN(0; 200);&quot;0&quot;)" office:value-type="float" office:value="107" calcext:value-type="float">
            <text:p>107</text:p>
          </table:table-cell>
          <table:table-cell table:formula="of:=IF([.I24]&gt;=3;RANDBETWEEN(0; 200);&quot;0&quot;)" office:value-type="float" office:value="190" calcext:value-type="float">
            <text:p>190</text:p>
          </table:table-cell>
          <table:table-cell table:formula="of:=IF([.I2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7.575551" calcext:value-type="float">
            <text:p>17,575551</text:p>
          </table:table-cell>
          <table:table-cell table:formula="of:=RANDBETWEEN(1000000; 60000000)/1000000" office:value-type="float" office:value="2.645822" calcext:value-type="float">
            <text:p>2,645822</text:p>
          </table:table-cell>
          <table:table-cell table:formula="of:=RANDBETWEEN(0; 21)" office:value-type="float" office:value="2" calcext:value-type="float">
            <text:p>2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3" calcext:value-type="float">
            <text:p>23</text:p>
          </table:table-cell>
          <table:table-cell table:formula="of:=RANDBETWEEN(1000; 3500)" office:value-type="float" office:value="3213" calcext:value-type="float">
            <text:p>3213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35" calcext:value-type="float">
            <text:p>35</text:p>
          </table:table-cell>
          <table:table-cell table:formula="of:=RANDBETWEEN(3000; 4000)" office:value-type="float" office:value="3228" calcext:value-type="float">
            <text:p>3228</text:p>
          </table:table-cell>
          <table:table-cell table:formula="of:=RANDBETWEEN(15; 35)" office:value-type="float" office:value="15" calcext:value-type="float">
            <text:p>15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25]&gt;=1;RANDBETWEEN(0; 200);&quot;0&quot;)" office:value-type="float" office:value="70" calcext:value-type="float">
            <text:p>70</text:p>
          </table:table-cell>
          <table:table-cell table:formula="of:=IF([.I25]&gt;=2;RANDBETWEEN(0; 200);&quot;0&quot;)" office:value-type="string" office:string-value="0" calcext:value-type="string">
            <text:p>0</text:p>
          </table:table-cell>
          <table:table-cell table:formula="of:=IF([.I25]&gt;=3;RANDBETWEEN(0; 200);&quot;0&quot;)" office:value-type="string" office:string-value="0" calcext:value-type="string">
            <text:p>0</text:p>
          </table:table-cell>
          <table:table-cell table:formula="of:=IF([.I2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7.500776" calcext:value-type="float">
            <text:p>7,500776</text:p>
          </table:table-cell>
          <table:table-cell table:formula="of:=RANDBETWEEN(1000000; 60000000)/1000000" office:value-type="float" office:value="24.398652" calcext:value-type="float">
            <text:p>24,398652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4" calcext:value-type="float">
            <text:p>104</text:p>
          </table:table-cell>
          <table:table-cell table:formula="of:=RANDBETWEEN(1000; 3500)" office:value-type="float" office:value="2357" calcext:value-type="float">
            <text:p>2357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57" calcext:value-type="float">
            <text:p>57</text:p>
          </table:table-cell>
          <table:table-cell table:formula="of:=RANDBETWEEN(3000; 4000)" office:value-type="float" office:value="3297" calcext:value-type="float">
            <text:p>3297</text:p>
          </table:table-cell>
          <table:table-cell table:formula="of:=RANDBETWEEN(15; 35)" office:value-type="float" office:value="24" calcext:value-type="float">
            <text:p>24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26]&gt;=1;RANDBETWEEN(0; 200);&quot;0&quot;)" office:value-type="string" office:string-value="0" calcext:value-type="string">
            <text:p>0</text:p>
          </table:table-cell>
          <table:table-cell table:formula="of:=IF([.I26]&gt;=2;RANDBETWEEN(0; 200);&quot;0&quot;)" office:value-type="string" office:string-value="0" calcext:value-type="string">
            <text:p>0</text:p>
          </table:table-cell>
          <table:table-cell table:formula="of:=IF([.I26]&gt;=3;RANDBETWEEN(0; 200);&quot;0&quot;)" office:value-type="string" office:string-value="0" calcext:value-type="string">
            <text:p>0</text:p>
          </table:table-cell>
          <table:table-cell table:formula="of:=IF([.I2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0.5105" calcext:value-type="float">
            <text:p>30,5105</text:p>
          </table:table-cell>
          <table:table-cell table:formula="of:=RANDBETWEEN(1000000; 60000000)/1000000" office:value-type="float" office:value="46.870545" calcext:value-type="float">
            <text:p>46,870545</text:p>
          </table:table-cell>
          <table:table-cell table:formula="of:=RANDBETWEEN(0; 21)" office:value-type="float" office:value="5" calcext:value-type="float">
            <text:p>5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66" calcext:value-type="float">
            <text:p>66</text:p>
          </table:table-cell>
          <table:table-cell table:formula="of:=RANDBETWEEN(1000; 3500)" office:value-type="float" office:value="2929" calcext:value-type="float">
            <text:p>2929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69" calcext:value-type="float">
            <text:p>69</text:p>
          </table:table-cell>
          <table:table-cell table:formula="of:=RANDBETWEEN(3000; 4000)" office:value-type="float" office:value="3837" calcext:value-type="float">
            <text:p>3837</text:p>
          </table:table-cell>
          <table:table-cell table:formula="of:=RANDBETWEEN(15; 35)" office:value-type="float" office:value="34" calcext:value-type="float">
            <text:p>34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27]&gt;=1;RANDBETWEEN(0; 200);&quot;0&quot;)" office:value-type="float" office:value="165" calcext:value-type="float">
            <text:p>165</text:p>
          </table:table-cell>
          <table:table-cell table:formula="of:=IF([.I27]&gt;=2;RANDBETWEEN(0; 200);&quot;0&quot;)" office:value-type="float" office:value="43" calcext:value-type="float">
            <text:p>43</text:p>
          </table:table-cell>
          <table:table-cell table:formula="of:=IF([.I27]&gt;=3;RANDBETWEEN(0; 200);&quot;0&quot;)" office:value-type="float" office:value="117" calcext:value-type="float">
            <text:p>117</text:p>
          </table:table-cell>
          <table:table-cell table:formula="of:=IF([.I27]&gt;=4;RANDBETWEEN(0; 200);&quot;0&quot;)" office:value-type="float" office:value="147" calcext:value-type="float">
            <text:p>147</text:p>
          </table:table-cell>
          <table:table-cell table:formula="of:=RANDBETWEEN(1000000; 60000000)/1000000" office:value-type="float" office:value="58.436558" calcext:value-type="float">
            <text:p>58,436558</text:p>
          </table:table-cell>
          <table:table-cell table:formula="of:=RANDBETWEEN(1000000; 60000000)/1000000" office:value-type="float" office:value="34.576981" calcext:value-type="float">
            <text:p>34,576981</text:p>
          </table:table-cell>
          <table:table-cell table:formula="of:=RANDBETWEEN(0; 21)" office:value-type="float" office:value="10" calcext:value-type="float">
            <text:p>10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2" calcext:value-type="float">
            <text:p>92</text:p>
          </table:table-cell>
          <table:table-cell table:formula="of:=RANDBETWEEN(1000; 3500)" office:value-type="float" office:value="1547" calcext:value-type="float">
            <text:p>1547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98" calcext:value-type="float">
            <text:p>98</text:p>
          </table:table-cell>
          <table:table-cell table:formula="of:=RANDBETWEEN(3000; 4000)" office:value-type="float" office:value="3991" calcext:value-type="float">
            <text:p>3991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28]&gt;=1;RANDBETWEEN(0; 200);&quot;0&quot;)" office:value-type="float" office:value="28" calcext:value-type="float">
            <text:p>28</text:p>
          </table:table-cell>
          <table:table-cell table:formula="of:=IF([.I28]&gt;=2;RANDBETWEEN(0; 200);&quot;0&quot;)" office:value-type="float" office:value="1" calcext:value-type="float">
            <text:p>1</text:p>
          </table:table-cell>
          <table:table-cell table:formula="of:=IF([.I28]&gt;=3;RANDBETWEEN(0; 200);&quot;0&quot;)" office:value-type="float" office:value="121" calcext:value-type="float">
            <text:p>121</text:p>
          </table:table-cell>
          <table:table-cell table:formula="of:=IF([.I2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8.462672" calcext:value-type="float">
            <text:p>18,462672</text:p>
          </table:table-cell>
          <table:table-cell table:formula="of:=RANDBETWEEN(1000000; 60000000)/1000000" office:value-type="float" office:value="2.208411" calcext:value-type="float">
            <text:p>2,208411</text:p>
          </table:table-cell>
          <table:table-cell table:formula="of:=RANDBETWEEN(0; 21)" office:value-type="float" office:value="6" calcext:value-type="float">
            <text:p>6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63" calcext:value-type="float">
            <text:p>63</text:p>
          </table:table-cell>
          <table:table-cell table:formula="of:=RANDBETWEEN(1000; 3500)" office:value-type="float" office:value="2030" calcext:value-type="float">
            <text:p>2030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110" calcext:value-type="float">
            <text:p>110</text:p>
          </table:table-cell>
          <table:table-cell table:formula="of:=RANDBETWEEN(3000; 4000)" office:value-type="float" office:value="3734" calcext:value-type="float">
            <text:p>3734</text:p>
          </table:table-cell>
          <table:table-cell table:formula="of:=RANDBETWEEN(15; 35)" office:value-type="float" office:value="21" calcext:value-type="float">
            <text:p>21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29]&gt;=1;RANDBETWEEN(0; 200);&quot;0&quot;)" office:value-type="float" office:value="93" calcext:value-type="float">
            <text:p>93</text:p>
          </table:table-cell>
          <table:table-cell table:formula="of:=IF([.I29]&gt;=2;RANDBETWEEN(0; 200);&quot;0&quot;)" office:value-type="float" office:value="123" calcext:value-type="float">
            <text:p>123</text:p>
          </table:table-cell>
          <table:table-cell table:formula="of:=IF([.I29]&gt;=3;RANDBETWEEN(0; 200);&quot;0&quot;)" office:value-type="string" office:string-value="0" calcext:value-type="string">
            <text:p>0</text:p>
          </table:table-cell>
          <table:table-cell table:formula="of:=IF([.I2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6.249461" calcext:value-type="float">
            <text:p>16,249461</text:p>
          </table:table-cell>
          <table:table-cell table:formula="of:=RANDBETWEEN(1000000; 60000000)/1000000" office:value-type="float" office:value="9.632325" calcext:value-type="float">
            <text:p>9,632325</text:p>
          </table:table-cell>
          <table:table-cell table:formula="of:=RANDBETWEEN(0; 21)" office:value-type="float" office:value="21" calcext:value-type="float">
            <text:p>2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0" calcext:value-type="float">
            <text:p>120</text:p>
          </table:table-cell>
          <table:table-cell table:formula="of:=RANDBETWEEN(1000; 3500)" office:value-type="float" office:value="2419" calcext:value-type="float">
            <text:p>2419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72" calcext:value-type="float">
            <text:p>72</text:p>
          </table:table-cell>
          <table:table-cell table:formula="of:=RANDBETWEEN(3000; 4000)" office:value-type="float" office:value="3234" calcext:value-type="float">
            <text:p>3234</text:p>
          </table:table-cell>
          <table:table-cell table:formula="of:=RANDBETWEEN(15; 35)" office:value-type="float" office:value="21" calcext:value-type="float">
            <text:p>21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30]&gt;=1;RANDBETWEEN(0; 200);&quot;0&quot;)" office:value-type="float" office:value="25" calcext:value-type="float">
            <text:p>25</text:p>
          </table:table-cell>
          <table:table-cell table:formula="of:=IF([.I30]&gt;=2;RANDBETWEEN(0; 200);&quot;0&quot;)" office:value-type="float" office:value="11" calcext:value-type="float">
            <text:p>11</text:p>
          </table:table-cell>
          <table:table-cell table:formula="of:=IF([.I30]&gt;=3;RANDBETWEEN(0; 200);&quot;0&quot;)" office:value-type="float" office:value="61" calcext:value-type="float">
            <text:p>61</text:p>
          </table:table-cell>
          <table:table-cell table:formula="of:=IF([.I3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8.824806" calcext:value-type="float">
            <text:p>48,824806</text:p>
          </table:table-cell>
          <table:table-cell table:formula="of:=RANDBETWEEN(1000000; 60000000)/1000000" office:value-type="float" office:value="54.086084" calcext:value-type="float">
            <text:p>54,086084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2" calcext:value-type="float">
            <text:p>52</text:p>
          </table:table-cell>
          <table:table-cell table:formula="of:=RANDBETWEEN(1000; 3500)" office:value-type="float" office:value="2116" calcext:value-type="float">
            <text:p>2116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73" calcext:value-type="float">
            <text:p>73</text:p>
          </table:table-cell>
          <table:table-cell table:formula="of:=RANDBETWEEN(3000; 4000)" office:value-type="float" office:value="3146" calcext:value-type="float">
            <text:p>3146</text:p>
          </table:table-cell>
          <table:table-cell table:formula="of:=RANDBETWEEN(15; 35)" office:value-type="float" office:value="15" calcext:value-type="float">
            <text:p>15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31]&gt;=1;RANDBETWEEN(0; 200);&quot;0&quot;)" office:value-type="float" office:value="89" calcext:value-type="float">
            <text:p>89</text:p>
          </table:table-cell>
          <table:table-cell table:formula="of:=IF([.I31]&gt;=2;RANDBETWEEN(0; 200);&quot;0&quot;)" office:value-type="float" office:value="46" calcext:value-type="float">
            <text:p>46</text:p>
          </table:table-cell>
          <table:table-cell table:formula="of:=IF([.I31]&gt;=3;RANDBETWEEN(0; 200);&quot;0&quot;)" office:value-type="float" office:value="123" calcext:value-type="float">
            <text:p>123</text:p>
          </table:table-cell>
          <table:table-cell table:formula="of:=IF([.I31]&gt;=4;RANDBETWEEN(0; 200);&quot;0&quot;)" office:value-type="float" office:value="108" calcext:value-type="float">
            <text:p>108</text:p>
          </table:table-cell>
          <table:table-cell table:formula="of:=RANDBETWEEN(1000000; 60000000)/1000000" office:value-type="float" office:value="42.978276" calcext:value-type="float">
            <text:p>42,978276</text:p>
          </table:table-cell>
          <table:table-cell table:formula="of:=RANDBETWEEN(1000000; 60000000)/1000000" office:value-type="float" office:value="9.664544" calcext:value-type="float">
            <text:p>9,664544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8" calcext:value-type="float">
            <text:p>128</text:p>
          </table:table-cell>
          <table:table-cell table:formula="of:=RANDBETWEEN(1000; 3500)" office:value-type="float" office:value="2551" calcext:value-type="float">
            <text:p>2551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129" calcext:value-type="float">
            <text:p>129</text:p>
          </table:table-cell>
          <table:table-cell table:formula="of:=RANDBETWEEN(3000; 4000)" office:value-type="float" office:value="3919" calcext:value-type="float">
            <text:p>3919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32]&gt;=1;RANDBETWEEN(0; 200);&quot;0&quot;)" office:value-type="string" office:string-value="0" calcext:value-type="string">
            <text:p>0</text:p>
          </table:table-cell>
          <table:table-cell table:formula="of:=IF([.I32]&gt;=2;RANDBETWEEN(0; 200);&quot;0&quot;)" office:value-type="string" office:string-value="0" calcext:value-type="string">
            <text:p>0</text:p>
          </table:table-cell>
          <table:table-cell table:formula="of:=IF([.I32]&gt;=3;RANDBETWEEN(0; 200);&quot;0&quot;)" office:value-type="string" office:string-value="0" calcext:value-type="string">
            <text:p>0</text:p>
          </table:table-cell>
          <table:table-cell table:formula="of:=IF([.I3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9.936005" calcext:value-type="float">
            <text:p>19,936005</text:p>
          </table:table-cell>
          <table:table-cell table:formula="of:=RANDBETWEEN(1000000; 60000000)/1000000" office:value-type="float" office:value="12.660527" calcext:value-type="float">
            <text:p>12,660527</text:p>
          </table:table-cell>
          <table:table-cell table:formula="of:=RANDBETWEEN(0; 21)" office:value-type="float" office:value="2" calcext:value-type="float">
            <text:p>2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4" calcext:value-type="float">
            <text:p>34</text:p>
          </table:table-cell>
          <table:table-cell table:formula="of:=RANDBETWEEN(1000; 3500)" office:value-type="float" office:value="2393" calcext:value-type="float">
            <text:p>2393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78" calcext:value-type="float">
            <text:p>78</text:p>
          </table:table-cell>
          <table:table-cell table:formula="of:=RANDBETWEEN(3000; 4000)" office:value-type="float" office:value="3860" calcext:value-type="float">
            <text:p>3860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33]&gt;=1;RANDBETWEEN(0; 200);&quot;0&quot;)" office:value-type="float" office:value="189" calcext:value-type="float">
            <text:p>189</text:p>
          </table:table-cell>
          <table:table-cell table:formula="of:=IF([.I33]&gt;=2;RANDBETWEEN(0; 200);&quot;0&quot;)" office:value-type="string" office:string-value="0" calcext:value-type="string">
            <text:p>0</text:p>
          </table:table-cell>
          <table:table-cell table:formula="of:=IF([.I33]&gt;=3;RANDBETWEEN(0; 200);&quot;0&quot;)" office:value-type="string" office:string-value="0" calcext:value-type="string">
            <text:p>0</text:p>
          </table:table-cell>
          <table:table-cell table:formula="of:=IF([.I3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5.794979" calcext:value-type="float">
            <text:p>55,794979</text:p>
          </table:table-cell>
          <table:table-cell table:formula="of:=RANDBETWEEN(1000000; 60000000)/1000000" office:value-type="float" office:value="29.176736" calcext:value-type="float">
            <text:p>29,176736</text:p>
          </table:table-cell>
          <table:table-cell table:formula="of:=RANDBETWEEN(0; 21)" office:value-type="float" office:value="19" calcext:value-type="float">
            <text:p>19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8" calcext:value-type="float">
            <text:p>88</text:p>
          </table:table-cell>
          <table:table-cell table:formula="of:=RANDBETWEEN(1000; 3500)" office:value-type="float" office:value="2867" calcext:value-type="float">
            <text:p>2867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12" calcext:value-type="float">
            <text:p>12</text:p>
          </table:table-cell>
          <table:table-cell table:formula="of:=RANDBETWEEN(3000; 4000)" office:value-type="float" office:value="3141" calcext:value-type="float">
            <text:p>3141</text:p>
          </table:table-cell>
          <table:table-cell table:formula="of:=RANDBETWEEN(15; 35)" office:value-type="float" office:value="31" calcext:value-type="float">
            <text:p>31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34]&gt;=1;RANDBETWEEN(0; 200);&quot;0&quot;)" office:value-type="float" office:value="191" calcext:value-type="float">
            <text:p>191</text:p>
          </table:table-cell>
          <table:table-cell table:formula="of:=IF([.I34]&gt;=2;RANDBETWEEN(0; 200);&quot;0&quot;)" office:value-type="float" office:value="97" calcext:value-type="float">
            <text:p>97</text:p>
          </table:table-cell>
          <table:table-cell table:formula="of:=IF([.I34]&gt;=3;RANDBETWEEN(0; 200);&quot;0&quot;)" office:value-type="float" office:value="78" calcext:value-type="float">
            <text:p>78</text:p>
          </table:table-cell>
          <table:table-cell table:formula="of:=IF([.I3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5.536413" calcext:value-type="float">
            <text:p>15,536413</text:p>
          </table:table-cell>
          <table:table-cell table:formula="of:=RANDBETWEEN(1000000; 60000000)/1000000" office:value-type="float" office:value="22.069037" calcext:value-type="float">
            <text:p>22,069037</text:p>
          </table:table-cell>
          <table:table-cell table:formula="of:=RANDBETWEEN(0; 21)" office:value-type="float" office:value="20" calcext:value-type="float">
            <text:p>20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0" calcext:value-type="float">
            <text:p>0</text:p>
          </table:table-cell>
          <table:table-cell table:formula="of:=RANDBETWEEN(1000; 3500)" office:value-type="float" office:value="2188" calcext:value-type="float">
            <text:p>2188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100" calcext:value-type="float">
            <text:p>100</text:p>
          </table:table-cell>
          <table:table-cell table:formula="of:=RANDBETWEEN(3000; 4000)" office:value-type="float" office:value="3092" calcext:value-type="float">
            <text:p>3092</text:p>
          </table:table-cell>
          <table:table-cell table:formula="of:=RANDBETWEEN(15; 35)" office:value-type="float" office:value="33" calcext:value-type="float">
            <text:p>33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35]&gt;=1;RANDBETWEEN(0; 200);&quot;0&quot;)" office:value-type="float" office:value="6" calcext:value-type="float">
            <text:p>6</text:p>
          </table:table-cell>
          <table:table-cell table:formula="of:=IF([.I35]&gt;=2;RANDBETWEEN(0; 200);&quot;0&quot;)" office:value-type="float" office:value="139" calcext:value-type="float">
            <text:p>139</text:p>
          </table:table-cell>
          <table:table-cell table:formula="of:=IF([.I35]&gt;=3;RANDBETWEEN(0; 200);&quot;0&quot;)" office:value-type="string" office:string-value="0" calcext:value-type="string">
            <text:p>0</text:p>
          </table:table-cell>
          <table:table-cell table:formula="of:=IF([.I3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2.050988" calcext:value-type="float">
            <text:p>52,050988</text:p>
          </table:table-cell>
          <table:table-cell table:formula="of:=RANDBETWEEN(1000000; 60000000)/1000000" office:value-type="float" office:value="28.412365" calcext:value-type="float">
            <text:p>28,412365</text:p>
          </table:table-cell>
          <table:table-cell table:formula="of:=RANDBETWEEN(0; 21)" office:value-type="float" office:value="11" calcext:value-type="float">
            <text:p>1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9" calcext:value-type="float">
            <text:p>19</text:p>
          </table:table-cell>
          <table:table-cell table:formula="of:=RANDBETWEEN(1000; 3500)" office:value-type="float" office:value="1282" calcext:value-type="float">
            <text:p>1282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74" calcext:value-type="float">
            <text:p>74</text:p>
          </table:table-cell>
          <table:table-cell table:formula="of:=RANDBETWEEN(3000; 4000)" office:value-type="float" office:value="3062" calcext:value-type="float">
            <text:p>3062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36]&gt;=1;RANDBETWEEN(0; 200);&quot;0&quot;)" office:value-type="float" office:value="91" calcext:value-type="float">
            <text:p>91</text:p>
          </table:table-cell>
          <table:table-cell table:formula="of:=IF([.I36]&gt;=2;RANDBETWEEN(0; 200);&quot;0&quot;)" office:value-type="string" office:string-value="0" calcext:value-type="string">
            <text:p>0</text:p>
          </table:table-cell>
          <table:table-cell table:formula="of:=IF([.I36]&gt;=3;RANDBETWEEN(0; 200);&quot;0&quot;)" office:value-type="string" office:string-value="0" calcext:value-type="string">
            <text:p>0</text:p>
          </table:table-cell>
          <table:table-cell table:formula="of:=IF([.I3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2.546705" calcext:value-type="float">
            <text:p>32,546705</text:p>
          </table:table-cell>
          <table:table-cell table:formula="of:=RANDBETWEEN(1000000; 60000000)/1000000" office:value-type="float" office:value="18.194164" calcext:value-type="float">
            <text:p>18,194164</text:p>
          </table:table-cell>
          <table:table-cell table:formula="of:=RANDBETWEEN(0; 21)" office:value-type="float" office:value="4" calcext:value-type="float">
            <text:p>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6" calcext:value-type="float">
            <text:p>46</text:p>
          </table:table-cell>
          <table:table-cell table:formula="of:=RANDBETWEEN(1000; 3500)" office:value-type="float" office:value="2167" calcext:value-type="float">
            <text:p>2167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6" calcext:value-type="float">
            <text:p>6</text:p>
          </table:table-cell>
          <table:table-cell table:formula="of:=RANDBETWEEN(3000; 4000)" office:value-type="float" office:value="3955" calcext:value-type="float">
            <text:p>3955</text:p>
          </table:table-cell>
          <table:table-cell table:formula="of:=RANDBETWEEN(15; 35)" office:value-type="float" office:value="23" calcext:value-type="float">
            <text:p>23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37]&gt;=1;RANDBETWEEN(0; 200);&quot;0&quot;)" office:value-type="float" office:value="114" calcext:value-type="float">
            <text:p>114</text:p>
          </table:table-cell>
          <table:table-cell table:formula="of:=IF([.I37]&gt;=2;RANDBETWEEN(0; 200);&quot;0&quot;)" office:value-type="float" office:value="89" calcext:value-type="float">
            <text:p>89</text:p>
          </table:table-cell>
          <table:table-cell table:formula="of:=IF([.I37]&gt;=3;RANDBETWEEN(0; 200);&quot;0&quot;)" office:value-type="float" office:value="196" calcext:value-type="float">
            <text:p>196</text:p>
          </table:table-cell>
          <table:table-cell table:formula="of:=IF([.I3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2.707533" calcext:value-type="float">
            <text:p>32,707533</text:p>
          </table:table-cell>
          <table:table-cell table:formula="of:=RANDBETWEEN(1000000; 60000000)/1000000" office:value-type="float" office:value="17.102933" calcext:value-type="float">
            <text:p>17,102933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9" calcext:value-type="float">
            <text:p>119</text:p>
          </table:table-cell>
          <table:table-cell table:formula="of:=RANDBETWEEN(1000; 3500)" office:value-type="float" office:value="1029" calcext:value-type="float">
            <text:p>1029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56" calcext:value-type="float">
            <text:p>56</text:p>
          </table:table-cell>
          <table:table-cell table:formula="of:=RANDBETWEEN(3000; 4000)" office:value-type="float" office:value="3586" calcext:value-type="float">
            <text:p>3586</text:p>
          </table:table-cell>
          <table:table-cell table:formula="of:=RANDBETWEEN(15; 35)" office:value-type="float" office:value="31" calcext:value-type="float">
            <text:p>31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38]&gt;=1;RANDBETWEEN(0; 200);&quot;0&quot;)" office:value-type="float" office:value="161" calcext:value-type="float">
            <text:p>161</text:p>
          </table:table-cell>
          <table:table-cell table:formula="of:=IF([.I38]&gt;=2;RANDBETWEEN(0; 200);&quot;0&quot;)" office:value-type="string" office:string-value="0" calcext:value-type="string">
            <text:p>0</text:p>
          </table:table-cell>
          <table:table-cell table:formula="of:=IF([.I38]&gt;=3;RANDBETWEEN(0; 200);&quot;0&quot;)" office:value-type="string" office:string-value="0" calcext:value-type="string">
            <text:p>0</text:p>
          </table:table-cell>
          <table:table-cell table:formula="of:=IF([.I3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7.510655" calcext:value-type="float">
            <text:p>17,510655</text:p>
          </table:table-cell>
          <table:table-cell table:formula="of:=RANDBETWEEN(1000000; 60000000)/1000000" office:value-type="float" office:value="13.603053" calcext:value-type="float">
            <text:p>13,603053</text:p>
          </table:table-cell>
          <table:table-cell table:formula="of:=RANDBETWEEN(0; 21)" office:value-type="float" office:value="21" calcext:value-type="float">
            <text:p>2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3" calcext:value-type="float">
            <text:p>43</text:p>
          </table:table-cell>
          <table:table-cell table:formula="of:=RANDBETWEEN(1000; 3500)" office:value-type="float" office:value="2264" calcext:value-type="float">
            <text:p>2264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71" calcext:value-type="float">
            <text:p>71</text:p>
          </table:table-cell>
          <table:table-cell table:formula="of:=RANDBETWEEN(3000; 4000)" office:value-type="float" office:value="3477" calcext:value-type="float">
            <text:p>3477</text:p>
          </table:table-cell>
          <table:table-cell table:formula="of:=RANDBETWEEN(15; 35)" office:value-type="float" office:value="18" calcext:value-type="float">
            <text:p>18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39]&gt;=1;RANDBETWEEN(0; 200);&quot;0&quot;)" office:value-type="float" office:value="50" calcext:value-type="float">
            <text:p>50</text:p>
          </table:table-cell>
          <table:table-cell table:formula="of:=IF([.I39]&gt;=2;RANDBETWEEN(0; 200);&quot;0&quot;)" office:value-type="string" office:string-value="0" calcext:value-type="string">
            <text:p>0</text:p>
          </table:table-cell>
          <table:table-cell table:formula="of:=IF([.I39]&gt;=3;RANDBETWEEN(0; 200);&quot;0&quot;)" office:value-type="string" office:string-value="0" calcext:value-type="string">
            <text:p>0</text:p>
          </table:table-cell>
          <table:table-cell table:formula="of:=IF([.I3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2.190372" calcext:value-type="float">
            <text:p>12,190372</text:p>
          </table:table-cell>
          <table:table-cell table:formula="of:=RANDBETWEEN(1000000; 60000000)/1000000" office:value-type="float" office:value="36.577097" calcext:value-type="float">
            <text:p>36,577097</text:p>
          </table:table-cell>
          <table:table-cell table:formula="of:=RANDBETWEEN(0; 21)" office:value-type="float" office:value="20" calcext:value-type="float">
            <text:p>20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6" calcext:value-type="float">
            <text:p>36</text:p>
          </table:table-cell>
          <table:table-cell table:formula="of:=RANDBETWEEN(1000; 3500)" office:value-type="float" office:value="1470" calcext:value-type="float">
            <text:p>1470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99" calcext:value-type="float">
            <text:p>99</text:p>
          </table:table-cell>
          <table:table-cell table:formula="of:=RANDBETWEEN(3000; 4000)" office:value-type="float" office:value="3559" calcext:value-type="float">
            <text:p>3559</text:p>
          </table:table-cell>
          <table:table-cell table:formula="of:=RANDBETWEEN(15; 35)" office:value-type="float" office:value="18" calcext:value-type="float">
            <text:p>18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40]&gt;=1;RANDBETWEEN(0; 200);&quot;0&quot;)" office:value-type="float" office:value="183" calcext:value-type="float">
            <text:p>183</text:p>
          </table:table-cell>
          <table:table-cell table:formula="of:=IF([.I40]&gt;=2;RANDBETWEEN(0; 200);&quot;0&quot;)" office:value-type="float" office:value="3" calcext:value-type="float">
            <text:p>3</text:p>
          </table:table-cell>
          <table:table-cell table:formula="of:=IF([.I40]&gt;=3;RANDBETWEEN(0; 200);&quot;0&quot;)" office:value-type="float" office:value="62" calcext:value-type="float">
            <text:p>62</text:p>
          </table:table-cell>
          <table:table-cell table:formula="of:=IF([.I40]&gt;=4;RANDBETWEEN(0; 200);&quot;0&quot;)" office:value-type="float" office:value="74" calcext:value-type="float">
            <text:p>74</text:p>
          </table:table-cell>
          <table:table-cell table:formula="of:=RANDBETWEEN(1000000; 60000000)/1000000" office:value-type="float" office:value="51.067538" calcext:value-type="float">
            <text:p>51,067538</text:p>
          </table:table-cell>
          <table:table-cell table:formula="of:=RANDBETWEEN(1000000; 60000000)/1000000" office:value-type="float" office:value="33.754647" calcext:value-type="float">
            <text:p>33,754647</text:p>
          </table:table-cell>
          <table:table-cell table:formula="of:=RANDBETWEEN(0; 21)" office:value-type="float" office:value="9" calcext:value-type="float">
            <text:p>9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6" calcext:value-type="float">
            <text:p>106</text:p>
          </table:table-cell>
          <table:table-cell table:formula="of:=RANDBETWEEN(1000; 3500)" office:value-type="float" office:value="1553" calcext:value-type="float">
            <text:p>1553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58" calcext:value-type="float">
            <text:p>58</text:p>
          </table:table-cell>
          <table:table-cell table:formula="of:=RANDBETWEEN(3000; 4000)" office:value-type="float" office:value="3836" calcext:value-type="float">
            <text:p>3836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41]&gt;=1;RANDBETWEEN(0; 200);&quot;0&quot;)" office:value-type="float" office:value="52" calcext:value-type="float">
            <text:p>52</text:p>
          </table:table-cell>
          <table:table-cell table:formula="of:=IF([.I41]&gt;=2;RANDBETWEEN(0; 200);&quot;0&quot;)" office:value-type="float" office:value="112" calcext:value-type="float">
            <text:p>112</text:p>
          </table:table-cell>
          <table:table-cell table:formula="of:=IF([.I41]&gt;=3;RANDBETWEEN(0; 200);&quot;0&quot;)" office:value-type="float" office:value="44" calcext:value-type="float">
            <text:p>44</text:p>
          </table:table-cell>
          <table:table-cell table:formula="of:=IF([.I4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4.772769" calcext:value-type="float">
            <text:p>54,772769</text:p>
          </table:table-cell>
          <table:table-cell table:formula="of:=RANDBETWEEN(1000000; 60000000)/1000000" office:value-type="float" office:value="37.126667" calcext:value-type="float">
            <text:p>37,126667</text:p>
          </table:table-cell>
          <table:table-cell table:formula="of:=RANDBETWEEN(0; 21)" office:value-type="float" office:value="9" calcext:value-type="float">
            <text:p>9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9" calcext:value-type="float">
            <text:p>39</text:p>
          </table:table-cell>
          <table:table-cell table:formula="of:=RANDBETWEEN(1000; 3500)" office:value-type="float" office:value="2664" calcext:value-type="float">
            <text:p>2664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70" calcext:value-type="float">
            <text:p>70</text:p>
          </table:table-cell>
          <table:table-cell table:formula="of:=RANDBETWEEN(3000; 4000)" office:value-type="float" office:value="3223" calcext:value-type="float">
            <text:p>3223</text:p>
          </table:table-cell>
          <table:table-cell table:formula="of:=RANDBETWEEN(15; 35)" office:value-type="float" office:value="17" calcext:value-type="float">
            <text:p>17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42]&gt;=1;RANDBETWEEN(0; 200);&quot;0&quot;)" office:value-type="float" office:value="147" calcext:value-type="float">
            <text:p>147</text:p>
          </table:table-cell>
          <table:table-cell table:formula="of:=IF([.I42]&gt;=2;RANDBETWEEN(0; 200);&quot;0&quot;)" office:value-type="string" office:string-value="0" calcext:value-type="string">
            <text:p>0</text:p>
          </table:table-cell>
          <table:table-cell table:formula="of:=IF([.I42]&gt;=3;RANDBETWEEN(0; 200);&quot;0&quot;)" office:value-type="string" office:string-value="0" calcext:value-type="string">
            <text:p>0</text:p>
          </table:table-cell>
          <table:table-cell table:formula="of:=IF([.I4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5.336939" calcext:value-type="float">
            <text:p>15,336939</text:p>
          </table:table-cell>
          <table:table-cell table:formula="of:=RANDBETWEEN(1000000; 60000000)/1000000" office:value-type="float" office:value="11.480457" calcext:value-type="float">
            <text:p>11,480457</text:p>
          </table:table-cell>
          <table:table-cell table:formula="of:=RANDBETWEEN(0; 21)" office:value-type="float" office:value="3" calcext:value-type="float">
            <text:p>3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1" calcext:value-type="float">
            <text:p>21</text:p>
          </table:table-cell>
          <table:table-cell table:formula="of:=RANDBETWEEN(1000; 3500)" office:value-type="float" office:value="1529" calcext:value-type="float">
            <text:p>1529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94" calcext:value-type="float">
            <text:p>94</text:p>
          </table:table-cell>
          <table:table-cell table:formula="of:=RANDBETWEEN(3000; 4000)" office:value-type="float" office:value="3090" calcext:value-type="float">
            <text:p>3090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43]&gt;=1;RANDBETWEEN(0; 200);&quot;0&quot;)" office:value-type="float" office:value="198" calcext:value-type="float">
            <text:p>198</text:p>
          </table:table-cell>
          <table:table-cell table:formula="of:=IF([.I43]&gt;=2;RANDBETWEEN(0; 200);&quot;0&quot;)" office:value-type="string" office:string-value="0" calcext:value-type="string">
            <text:p>0</text:p>
          </table:table-cell>
          <table:table-cell table:formula="of:=IF([.I43]&gt;=3;RANDBETWEEN(0; 200);&quot;0&quot;)" office:value-type="string" office:string-value="0" calcext:value-type="string">
            <text:p>0</text:p>
          </table:table-cell>
          <table:table-cell table:formula="of:=IF([.I4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3.969175" calcext:value-type="float">
            <text:p>13,969175</text:p>
          </table:table-cell>
          <table:table-cell table:formula="of:=RANDBETWEEN(1000000; 60000000)/1000000" office:value-type="float" office:value="35.179202" calcext:value-type="float">
            <text:p>35,179202</text:p>
          </table:table-cell>
          <table:table-cell table:formula="of:=RANDBETWEEN(0; 21)" office:value-type="float" office:value="18" calcext:value-type="float">
            <text:p>18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7" calcext:value-type="float">
            <text:p>127</text:p>
          </table:table-cell>
          <table:table-cell table:formula="of:=RANDBETWEEN(1000; 3500)" office:value-type="float" office:value="2434" calcext:value-type="float">
            <text:p>2434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48" calcext:value-type="float">
            <text:p>48</text:p>
          </table:table-cell>
          <table:table-cell table:formula="of:=RANDBETWEEN(3000; 4000)" office:value-type="float" office:value="3113" calcext:value-type="float">
            <text:p>3113</text:p>
          </table:table-cell>
          <table:table-cell table:formula="of:=RANDBETWEEN(15; 35)" office:value-type="float" office:value="33" calcext:value-type="float">
            <text:p>33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44]&gt;=1;RANDBETWEEN(0; 200);&quot;0&quot;)" office:value-type="float" office:value="41" calcext:value-type="float">
            <text:p>41</text:p>
          </table:table-cell>
          <table:table-cell table:formula="of:=IF([.I44]&gt;=2;RANDBETWEEN(0; 200);&quot;0&quot;)" office:value-type="float" office:value="0" calcext:value-type="float">
            <text:p>0</text:p>
          </table:table-cell>
          <table:table-cell table:formula="of:=IF([.I44]&gt;=3;RANDBETWEEN(0; 200);&quot;0&quot;)" office:value-type="string" office:string-value="0" calcext:value-type="string">
            <text:p>0</text:p>
          </table:table-cell>
          <table:table-cell table:formula="of:=IF([.I4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1.967574" calcext:value-type="float">
            <text:p>41,967574</text:p>
          </table:table-cell>
          <table:table-cell table:formula="of:=RANDBETWEEN(1000000; 60000000)/1000000" office:value-type="float" office:value="58.691045" calcext:value-type="float">
            <text:p>58,691045</text:p>
          </table:table-cell>
          <table:table-cell table:formula="of:=RANDBETWEEN(0; 21)" office:value-type="float" office:value="17" calcext:value-type="float">
            <text:p>1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3" calcext:value-type="float">
            <text:p>123</text:p>
          </table:table-cell>
          <table:table-cell table:formula="of:=RANDBETWEEN(1000; 3500)" office:value-type="float" office:value="1556" calcext:value-type="float">
            <text:p>1556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69" calcext:value-type="float">
            <text:p>69</text:p>
          </table:table-cell>
          <table:table-cell table:formula="of:=RANDBETWEEN(3000; 4000)" office:value-type="float" office:value="3179" calcext:value-type="float">
            <text:p>3179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45]&gt;=1;RANDBETWEEN(0; 200);&quot;0&quot;)" office:value-type="float" office:value="76" calcext:value-type="float">
            <text:p>76</text:p>
          </table:table-cell>
          <table:table-cell table:formula="of:=IF([.I45]&gt;=2;RANDBETWEEN(0; 200);&quot;0&quot;)" office:value-type="string" office:string-value="0" calcext:value-type="string">
            <text:p>0</text:p>
          </table:table-cell>
          <table:table-cell table:formula="of:=IF([.I45]&gt;=3;RANDBETWEEN(0; 200);&quot;0&quot;)" office:value-type="string" office:string-value="0" calcext:value-type="string">
            <text:p>0</text:p>
          </table:table-cell>
          <table:table-cell table:formula="of:=IF([.I4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1.915679" calcext:value-type="float">
            <text:p>31,915679</text:p>
          </table:table-cell>
          <table:table-cell table:formula="of:=RANDBETWEEN(1000000; 60000000)/1000000" office:value-type="float" office:value="1.911111" calcext:value-type="float">
            <text:p>1,911111</text:p>
          </table:table-cell>
          <table:table-cell table:formula="of:=RANDBETWEEN(0; 21)" office:value-type="float" office:value="12" calcext:value-type="float">
            <text:p>12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30" calcext:value-type="float">
            <text:p>130</text:p>
          </table:table-cell>
          <table:table-cell table:formula="of:=RANDBETWEEN(1000; 3500)" office:value-type="float" office:value="1567" calcext:value-type="float">
            <text:p>1567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25" calcext:value-type="float">
            <text:p>25</text:p>
          </table:table-cell>
          <table:table-cell table:formula="of:=RANDBETWEEN(3000; 4000)" office:value-type="float" office:value="3949" calcext:value-type="float">
            <text:p>3949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46]&gt;=1;RANDBETWEEN(0; 200);&quot;0&quot;)" office:value-type="float" office:value="58" calcext:value-type="float">
            <text:p>58</text:p>
          </table:table-cell>
          <table:table-cell table:formula="of:=IF([.I46]&gt;=2;RANDBETWEEN(0; 200);&quot;0&quot;)" office:value-type="string" office:string-value="0" calcext:value-type="string">
            <text:p>0</text:p>
          </table:table-cell>
          <table:table-cell table:formula="of:=IF([.I46]&gt;=3;RANDBETWEEN(0; 200);&quot;0&quot;)" office:value-type="string" office:string-value="0" calcext:value-type="string">
            <text:p>0</text:p>
          </table:table-cell>
          <table:table-cell table:formula="of:=IF([.I4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2.645555" calcext:value-type="float">
            <text:p>32,645555</text:p>
          </table:table-cell>
          <table:table-cell table:formula="of:=RANDBETWEEN(1000000; 60000000)/1000000" office:value-type="float" office:value="14.4852" calcext:value-type="float">
            <text:p>14,4852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70" calcext:value-type="float">
            <text:p>70</text:p>
          </table:table-cell>
          <table:table-cell table:formula="of:=RANDBETWEEN(1000; 3500)" office:value-type="float" office:value="2332" calcext:value-type="float">
            <text:p>2332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57" calcext:value-type="float">
            <text:p>57</text:p>
          </table:table-cell>
          <table:table-cell table:formula="of:=RANDBETWEEN(3000; 4000)" office:value-type="float" office:value="3569" calcext:value-type="float">
            <text:p>3569</text:p>
          </table:table-cell>
          <table:table-cell table:formula="of:=RANDBETWEEN(15; 35)" office:value-type="float" office:value="21" calcext:value-type="float">
            <text:p>21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47]&gt;=1;RANDBETWEEN(0; 200);&quot;0&quot;)" office:value-type="float" office:value="175" calcext:value-type="float">
            <text:p>175</text:p>
          </table:table-cell>
          <table:table-cell table:formula="of:=IF([.I47]&gt;=2;RANDBETWEEN(0; 200);&quot;0&quot;)" office:value-type="float" office:value="22" calcext:value-type="float">
            <text:p>22</text:p>
          </table:table-cell>
          <table:table-cell table:formula="of:=IF([.I47]&gt;=3;RANDBETWEEN(0; 200);&quot;0&quot;)" office:value-type="float" office:value="104" calcext:value-type="float">
            <text:p>104</text:p>
          </table:table-cell>
          <table:table-cell table:formula="of:=IF([.I47]&gt;=4;RANDBETWEEN(0; 200);&quot;0&quot;)" office:value-type="float" office:value="50" calcext:value-type="float">
            <text:p>50</text:p>
          </table:table-cell>
          <table:table-cell table:formula="of:=RANDBETWEEN(1000000; 60000000)/1000000" office:value-type="float" office:value="20.757752" calcext:value-type="float">
            <text:p>20,757752</text:p>
          </table:table-cell>
          <table:table-cell table:formula="of:=RANDBETWEEN(1000000; 60000000)/1000000" office:value-type="float" office:value="55.602123" calcext:value-type="float">
            <text:p>55,602123</text:p>
          </table:table-cell>
          <table:table-cell table:formula="of:=RANDBETWEEN(0; 21)" office:value-type="float" office:value="3" calcext:value-type="float">
            <text:p>3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5" calcext:value-type="float">
            <text:p>115</text:p>
          </table:table-cell>
          <table:table-cell table:formula="of:=RANDBETWEEN(1000; 3500)" office:value-type="float" office:value="2392" calcext:value-type="float">
            <text:p>2392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17" calcext:value-type="float">
            <text:p>17</text:p>
          </table:table-cell>
          <table:table-cell table:formula="of:=RANDBETWEEN(3000; 4000)" office:value-type="float" office:value="3473" calcext:value-type="float">
            <text:p>3473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48]&gt;=1;RANDBETWEEN(0; 200);&quot;0&quot;)" office:value-type="float" office:value="107" calcext:value-type="float">
            <text:p>107</text:p>
          </table:table-cell>
          <table:table-cell table:formula="of:=IF([.I48]&gt;=2;RANDBETWEEN(0; 200);&quot;0&quot;)" office:value-type="float" office:value="7" calcext:value-type="float">
            <text:p>7</text:p>
          </table:table-cell>
          <table:table-cell table:formula="of:=IF([.I48]&gt;=3;RANDBETWEEN(0; 200);&quot;0&quot;)" office:value-type="float" office:value="25" calcext:value-type="float">
            <text:p>25</text:p>
          </table:table-cell>
          <table:table-cell table:formula="of:=IF([.I48]&gt;=4;RANDBETWEEN(0; 200);&quot;0&quot;)" office:value-type="float" office:value="185" calcext:value-type="float">
            <text:p>185</text:p>
          </table:table-cell>
          <table:table-cell table:formula="of:=RANDBETWEEN(1000000; 60000000)/1000000" office:value-type="float" office:value="59.108307" calcext:value-type="float">
            <text:p>59,108307</text:p>
          </table:table-cell>
          <table:table-cell table:formula="of:=RANDBETWEEN(1000000; 60000000)/1000000" office:value-type="float" office:value="11.185959" calcext:value-type="float">
            <text:p>11,185959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8" calcext:value-type="float">
            <text:p>98</text:p>
          </table:table-cell>
          <table:table-cell table:formula="of:=RANDBETWEEN(1000; 3500)" office:value-type="float" office:value="1029" calcext:value-type="float">
            <text:p>1029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127" calcext:value-type="float">
            <text:p>127</text:p>
          </table:table-cell>
          <table:table-cell table:formula="of:=RANDBETWEEN(3000; 4000)" office:value-type="float" office:value="3503" calcext:value-type="float">
            <text:p>3503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49]&gt;=1;RANDBETWEEN(0; 200);&quot;0&quot;)" office:value-type="float" office:value="74" calcext:value-type="float">
            <text:p>74</text:p>
          </table:table-cell>
          <table:table-cell table:formula="of:=IF([.I49]&gt;=2;RANDBETWEEN(0; 200);&quot;0&quot;)" office:value-type="string" office:string-value="0" calcext:value-type="string">
            <text:p>0</text:p>
          </table:table-cell>
          <table:table-cell table:formula="of:=IF([.I49]&gt;=3;RANDBETWEEN(0; 200);&quot;0&quot;)" office:value-type="string" office:string-value="0" calcext:value-type="string">
            <text:p>0</text:p>
          </table:table-cell>
          <table:table-cell table:formula="of:=IF([.I4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.292803" calcext:value-type="float">
            <text:p>5,292803</text:p>
          </table:table-cell>
          <table:table-cell table:formula="of:=RANDBETWEEN(1000000; 60000000)/1000000" office:value-type="float" office:value="26.336018" calcext:value-type="float">
            <text:p>26,336018</text:p>
          </table:table-cell>
          <table:table-cell table:formula="of:=RANDBETWEEN(0; 21)" office:value-type="float" office:value="11" calcext:value-type="float">
            <text:p>11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4" calcext:value-type="float">
            <text:p>94</text:p>
          </table:table-cell>
          <table:table-cell table:formula="of:=RANDBETWEEN(1000; 3500)" office:value-type="float" office:value="2882" calcext:value-type="float">
            <text:p>2882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34" calcext:value-type="float">
            <text:p>34</text:p>
          </table:table-cell>
          <table:table-cell table:formula="of:=RANDBETWEEN(3000; 4000)" office:value-type="float" office:value="3841" calcext:value-type="float">
            <text:p>3841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50]&gt;=1;RANDBETWEEN(0; 200);&quot;0&quot;)" office:value-type="float" office:value="183" calcext:value-type="float">
            <text:p>183</text:p>
          </table:table-cell>
          <table:table-cell table:formula="of:=IF([.I50]&gt;=2;RANDBETWEEN(0; 200);&quot;0&quot;)" office:value-type="string" office:string-value="0" calcext:value-type="string">
            <text:p>0</text:p>
          </table:table-cell>
          <table:table-cell table:formula="of:=IF([.I50]&gt;=3;RANDBETWEEN(0; 200);&quot;0&quot;)" office:value-type="string" office:string-value="0" calcext:value-type="string">
            <text:p>0</text:p>
          </table:table-cell>
          <table:table-cell table:formula="of:=IF([.I5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1.684908" calcext:value-type="float">
            <text:p>41,684908</text:p>
          </table:table-cell>
          <table:table-cell table:formula="of:=RANDBETWEEN(1000000; 60000000)/1000000" office:value-type="float" office:value="35.014596" calcext:value-type="float">
            <text:p>35,014596</text:p>
          </table:table-cell>
          <table:table-cell table:formula="of:=RANDBETWEEN(0; 21)" office:value-type="float" office:value="19" calcext:value-type="float">
            <text:p>19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5" calcext:value-type="float">
            <text:p>105</text:p>
          </table:table-cell>
          <table:table-cell table:formula="of:=RANDBETWEEN(1000; 3500)" office:value-type="float" office:value="3497" calcext:value-type="float">
            <text:p>3497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0" calcext:value-type="float">
            <text:p>0</text:p>
          </table:table-cell>
          <table:table-cell table:formula="of:=RANDBETWEEN(3000; 4000)" office:value-type="float" office:value="3950" calcext:value-type="float">
            <text:p>3950</text:p>
          </table:table-cell>
          <table:table-cell table:formula="of:=RANDBETWEEN(15; 35)" office:value-type="float" office:value="31" calcext:value-type="float">
            <text:p>31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51]&gt;=1;RANDBETWEEN(0; 200);&quot;0&quot;)" office:value-type="string" office:string-value="0" calcext:value-type="string">
            <text:p>0</text:p>
          </table:table-cell>
          <table:table-cell table:formula="of:=IF([.I51]&gt;=2;RANDBETWEEN(0; 200);&quot;0&quot;)" office:value-type="string" office:string-value="0" calcext:value-type="string">
            <text:p>0</text:p>
          </table:table-cell>
          <table:table-cell table:formula="of:=IF([.I51]&gt;=3;RANDBETWEEN(0; 200);&quot;0&quot;)" office:value-type="string" office:string-value="0" calcext:value-type="string">
            <text:p>0</text:p>
          </table:table-cell>
          <table:table-cell table:formula="of:=IF([.I5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6.987735" calcext:value-type="float">
            <text:p>26,987735</text:p>
          </table:table-cell>
          <table:table-cell table:formula="of:=RANDBETWEEN(1000000; 60000000)/1000000" office:value-type="float" office:value="51.635851" calcext:value-type="float">
            <text:p>51,635851</text:p>
          </table:table-cell>
          <table:table-cell table:formula="of:=RANDBETWEEN(0; 21)" office:value-type="float" office:value="1" calcext:value-type="float">
            <text:p>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5" calcext:value-type="float">
            <text:p>125</text:p>
          </table:table-cell>
          <table:table-cell table:formula="of:=RANDBETWEEN(1000; 3500)" office:value-type="float" office:value="2137" calcext:value-type="float">
            <text:p>2137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60" calcext:value-type="float">
            <text:p>60</text:p>
          </table:table-cell>
          <table:table-cell table:formula="of:=RANDBETWEEN(3000; 4000)" office:value-type="float" office:value="3500" calcext:value-type="float">
            <text:p>3500</text:p>
          </table:table-cell>
          <table:table-cell table:formula="of:=RANDBETWEEN(15; 35)" office:value-type="float" office:value="23" calcext:value-type="float">
            <text:p>23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52]&gt;=1;RANDBETWEEN(0; 200);&quot;0&quot;)" office:value-type="float" office:value="111" calcext:value-type="float">
            <text:p>111</text:p>
          </table:table-cell>
          <table:table-cell table:formula="of:=IF([.I52]&gt;=2;RANDBETWEEN(0; 200);&quot;0&quot;)" office:value-type="float" office:value="169" calcext:value-type="float">
            <text:p>169</text:p>
          </table:table-cell>
          <table:table-cell table:formula="of:=IF([.I52]&gt;=3;RANDBETWEEN(0; 200);&quot;0&quot;)" office:value-type="float" office:value="77" calcext:value-type="float">
            <text:p>77</text:p>
          </table:table-cell>
          <table:table-cell table:formula="of:=IF([.I52]&gt;=4;RANDBETWEEN(0; 200);&quot;0&quot;)" office:value-type="float" office:value="66" calcext:value-type="float">
            <text:p>66</text:p>
          </table:table-cell>
          <table:table-cell table:formula="of:=RANDBETWEEN(1000000; 60000000)/1000000" office:value-type="float" office:value="2.518926" calcext:value-type="float">
            <text:p>2,518926</text:p>
          </table:table-cell>
          <table:table-cell table:formula="of:=RANDBETWEEN(1000000; 60000000)/1000000" office:value-type="float" office:value="10.716474" calcext:value-type="float">
            <text:p>10,716474</text:p>
          </table:table-cell>
          <table:table-cell table:formula="of:=RANDBETWEEN(0; 21)" office:value-type="float" office:value="5" calcext:value-type="float">
            <text:p>5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8" calcext:value-type="float">
            <text:p>88</text:p>
          </table:table-cell>
          <table:table-cell table:formula="of:=RANDBETWEEN(1000; 3500)" office:value-type="float" office:value="2863" calcext:value-type="float">
            <text:p>2863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10" calcext:value-type="float">
            <text:p>10</text:p>
          </table:table-cell>
          <table:table-cell table:formula="of:=RANDBETWEEN(3000; 4000)" office:value-type="float" office:value="3731" calcext:value-type="float">
            <text:p>3731</text:p>
          </table:table-cell>
          <table:table-cell table:formula="of:=RANDBETWEEN(15; 35)" office:value-type="float" office:value="30" calcext:value-type="float">
            <text:p>30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53]&gt;=1;RANDBETWEEN(0; 200);&quot;0&quot;)" office:value-type="float" office:value="63" calcext:value-type="float">
            <text:p>63</text:p>
          </table:table-cell>
          <table:table-cell table:formula="of:=IF([.I53]&gt;=2;RANDBETWEEN(0; 200);&quot;0&quot;)" office:value-type="string" office:string-value="0" calcext:value-type="string">
            <text:p>0</text:p>
          </table:table-cell>
          <table:table-cell table:formula="of:=IF([.I53]&gt;=3;RANDBETWEEN(0; 200);&quot;0&quot;)" office:value-type="string" office:string-value="0" calcext:value-type="string">
            <text:p>0</text:p>
          </table:table-cell>
          <table:table-cell table:formula="of:=IF([.I5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6.576262" calcext:value-type="float">
            <text:p>16,576262</text:p>
          </table:table-cell>
          <table:table-cell table:formula="of:=RANDBETWEEN(1000000; 60000000)/1000000" office:value-type="float" office:value="31.83452" calcext:value-type="float">
            <text:p>31,83452</text:p>
          </table:table-cell>
          <table:table-cell table:formula="of:=RANDBETWEEN(0; 21)" office:value-type="float" office:value="12" calcext:value-type="float">
            <text:p>12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7" calcext:value-type="float">
            <text:p>7</text:p>
          </table:table-cell>
          <table:table-cell table:formula="of:=RANDBETWEEN(1000; 3500)" office:value-type="float" office:value="1136" calcext:value-type="float">
            <text:p>1136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08" calcext:value-type="float">
            <text:p>108</text:p>
          </table:table-cell>
          <table:table-cell table:formula="of:=RANDBETWEEN(3000; 4000)" office:value-type="float" office:value="3440" calcext:value-type="float">
            <text:p>3440</text:p>
          </table:table-cell>
          <table:table-cell table:formula="of:=RANDBETWEEN(15; 35)" office:value-type="float" office:value="18" calcext:value-type="float">
            <text:p>18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54]&gt;=1;RANDBETWEEN(0; 200);&quot;0&quot;)" office:value-type="float" office:value="70" calcext:value-type="float">
            <text:p>70</text:p>
          </table:table-cell>
          <table:table-cell table:formula="of:=IF([.I54]&gt;=2;RANDBETWEEN(0; 200);&quot;0&quot;)" office:value-type="float" office:value="173" calcext:value-type="float">
            <text:p>173</text:p>
          </table:table-cell>
          <table:table-cell table:formula="of:=IF([.I54]&gt;=3;RANDBETWEEN(0; 200);&quot;0&quot;)" office:value-type="string" office:string-value="0" calcext:value-type="string">
            <text:p>0</text:p>
          </table:table-cell>
          <table:table-cell table:formula="of:=IF([.I5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7.518577" calcext:value-type="float">
            <text:p>17,518577</text:p>
          </table:table-cell>
          <table:table-cell table:formula="of:=RANDBETWEEN(1000000; 60000000)/1000000" office:value-type="float" office:value="48.717547" calcext:value-type="float">
            <text:p>48,717547</text:p>
          </table:table-cell>
          <table:table-cell table:formula="of:=RANDBETWEEN(0; 21)" office:value-type="float" office:value="4" calcext:value-type="float">
            <text:p>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4" calcext:value-type="float">
            <text:p>94</text:p>
          </table:table-cell>
          <table:table-cell table:formula="of:=RANDBETWEEN(1000; 3500)" office:value-type="float" office:value="3168" calcext:value-type="float">
            <text:p>3168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25" calcext:value-type="float">
            <text:p>25</text:p>
          </table:table-cell>
          <table:table-cell table:formula="of:=RANDBETWEEN(3000; 4000)" office:value-type="float" office:value="3465" calcext:value-type="float">
            <text:p>3465</text:p>
          </table:table-cell>
          <table:table-cell table:formula="of:=RANDBETWEEN(15; 35)" office:value-type="float" office:value="17" calcext:value-type="float">
            <text:p>17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55]&gt;=1;RANDBETWEEN(0; 200);&quot;0&quot;)" office:value-type="float" office:value="154" calcext:value-type="float">
            <text:p>154</text:p>
          </table:table-cell>
          <table:table-cell table:formula="of:=IF([.I55]&gt;=2;RANDBETWEEN(0; 200);&quot;0&quot;)" office:value-type="float" office:value="23" calcext:value-type="float">
            <text:p>23</text:p>
          </table:table-cell>
          <table:table-cell table:formula="of:=IF([.I55]&gt;=3;RANDBETWEEN(0; 200);&quot;0&quot;)" office:value-type="string" office:string-value="0" calcext:value-type="string">
            <text:p>0</text:p>
          </table:table-cell>
          <table:table-cell table:formula="of:=IF([.I5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7.039954" calcext:value-type="float">
            <text:p>47,039954</text:p>
          </table:table-cell>
          <table:table-cell table:formula="of:=RANDBETWEEN(1000000; 60000000)/1000000" office:value-type="float" office:value="56.989982" calcext:value-type="float">
            <text:p>56,989982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2" calcext:value-type="float">
            <text:p>32</text:p>
          </table:table-cell>
          <table:table-cell table:formula="of:=RANDBETWEEN(1000; 3500)" office:value-type="float" office:value="2279" calcext:value-type="float">
            <text:p>2279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55" calcext:value-type="float">
            <text:p>55</text:p>
          </table:table-cell>
          <table:table-cell table:formula="of:=RANDBETWEEN(3000; 4000)" office:value-type="float" office:value="3219" calcext:value-type="float">
            <text:p>3219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56]&gt;=1;RANDBETWEEN(0; 200);&quot;0&quot;)" office:value-type="float" office:value="192" calcext:value-type="float">
            <text:p>192</text:p>
          </table:table-cell>
          <table:table-cell table:formula="of:=IF([.I56]&gt;=2;RANDBETWEEN(0; 200);&quot;0&quot;)" office:value-type="float" office:value="102" calcext:value-type="float">
            <text:p>102</text:p>
          </table:table-cell>
          <table:table-cell table:formula="of:=IF([.I56]&gt;=3;RANDBETWEEN(0; 200);&quot;0&quot;)" office:value-type="string" office:string-value="0" calcext:value-type="string">
            <text:p>0</text:p>
          </table:table-cell>
          <table:table-cell table:formula="of:=IF([.I5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1.662691" calcext:value-type="float">
            <text:p>21,662691</text:p>
          </table:table-cell>
          <table:table-cell table:formula="of:=RANDBETWEEN(1000000; 60000000)/1000000" office:value-type="float" office:value="28.947924" calcext:value-type="float">
            <text:p>28,947924</text:p>
          </table:table-cell>
          <table:table-cell table:formula="of:=RANDBETWEEN(0; 21)" office:value-type="float" office:value="11" calcext:value-type="float">
            <text:p>11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0" calcext:value-type="float">
            <text:p>20</text:p>
          </table:table-cell>
          <table:table-cell table:formula="of:=RANDBETWEEN(1000; 3500)" office:value-type="float" office:value="2803" calcext:value-type="float">
            <text:p>2803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09" calcext:value-type="float">
            <text:p>109</text:p>
          </table:table-cell>
          <table:table-cell table:formula="of:=RANDBETWEEN(3000; 4000)" office:value-type="float" office:value="3755" calcext:value-type="float">
            <text:p>3755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57]&gt;=1;RANDBETWEEN(0; 200);&quot;0&quot;)" office:value-type="float" office:value="21" calcext:value-type="float">
            <text:p>21</text:p>
          </table:table-cell>
          <table:table-cell table:formula="of:=IF([.I57]&gt;=2;RANDBETWEEN(0; 200);&quot;0&quot;)" office:value-type="float" office:value="18" calcext:value-type="float">
            <text:p>18</text:p>
          </table:table-cell>
          <table:table-cell table:formula="of:=IF([.I57]&gt;=3;RANDBETWEEN(0; 200);&quot;0&quot;)" office:value-type="string" office:string-value="0" calcext:value-type="string">
            <text:p>0</text:p>
          </table:table-cell>
          <table:table-cell table:formula="of:=IF([.I5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2.004656" calcext:value-type="float">
            <text:p>52,004656</text:p>
          </table:table-cell>
          <table:table-cell table:formula="of:=RANDBETWEEN(1000000; 60000000)/1000000" office:value-type="float" office:value="31.448282" calcext:value-type="float">
            <text:p>31,448282</text:p>
          </table:table-cell>
          <table:table-cell table:formula="of:=RANDBETWEEN(0; 21)" office:value-type="float" office:value="4" calcext:value-type="float">
            <text:p>4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4" calcext:value-type="float">
            <text:p>24</text:p>
          </table:table-cell>
          <table:table-cell table:formula="of:=RANDBETWEEN(1000; 3500)" office:value-type="float" office:value="1757" calcext:value-type="float">
            <text:p>1757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62" calcext:value-type="float">
            <text:p>62</text:p>
          </table:table-cell>
          <table:table-cell table:formula="of:=RANDBETWEEN(3000; 4000)" office:value-type="float" office:value="3208" calcext:value-type="float">
            <text:p>3208</text:p>
          </table:table-cell>
          <table:table-cell table:formula="of:=RANDBETWEEN(15; 35)" office:value-type="float" office:value="24" calcext:value-type="float">
            <text:p>24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58]&gt;=1;RANDBETWEEN(0; 200);&quot;0&quot;)" office:value-type="float" office:value="137" calcext:value-type="float">
            <text:p>137</text:p>
          </table:table-cell>
          <table:table-cell table:formula="of:=IF([.I58]&gt;=2;RANDBETWEEN(0; 200);&quot;0&quot;)" office:value-type="float" office:value="137" calcext:value-type="float">
            <text:p>137</text:p>
          </table:table-cell>
          <table:table-cell table:formula="of:=IF([.I58]&gt;=3;RANDBETWEEN(0; 200);&quot;0&quot;)" office:value-type="float" office:value="12" calcext:value-type="float">
            <text:p>12</text:p>
          </table:table-cell>
          <table:table-cell table:formula="of:=IF([.I5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0.871223" calcext:value-type="float">
            <text:p>30,871223</text:p>
          </table:table-cell>
          <table:table-cell table:formula="of:=RANDBETWEEN(1000000; 60000000)/1000000" office:value-type="float" office:value="4.169467" calcext:value-type="float">
            <text:p>4,169467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6" calcext:value-type="float">
            <text:p>56</text:p>
          </table:table-cell>
          <table:table-cell table:formula="of:=RANDBETWEEN(1000; 3500)" office:value-type="float" office:value="3182" calcext:value-type="float">
            <text:p>3182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66" calcext:value-type="float">
            <text:p>66</text:p>
          </table:table-cell>
          <table:table-cell table:formula="of:=RANDBETWEEN(3000; 4000)" office:value-type="float" office:value="3291" calcext:value-type="float">
            <text:p>3291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59]&gt;=1;RANDBETWEEN(0; 200);&quot;0&quot;)" office:value-type="float" office:value="143" calcext:value-type="float">
            <text:p>143</text:p>
          </table:table-cell>
          <table:table-cell table:formula="of:=IF([.I59]&gt;=2;RANDBETWEEN(0; 200);&quot;0&quot;)" office:value-type="float" office:value="131" calcext:value-type="float">
            <text:p>131</text:p>
          </table:table-cell>
          <table:table-cell table:formula="of:=IF([.I59]&gt;=3;RANDBETWEEN(0; 200);&quot;0&quot;)" office:value-type="string" office:string-value="0" calcext:value-type="string">
            <text:p>0</text:p>
          </table:table-cell>
          <table:table-cell table:formula="of:=IF([.I5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0.185546" calcext:value-type="float">
            <text:p>40,185546</text:p>
          </table:table-cell>
          <table:table-cell table:formula="of:=RANDBETWEEN(1000000; 60000000)/1000000" office:value-type="float" office:value="6.965135" calcext:value-type="float">
            <text:p>6,965135</text:p>
          </table:table-cell>
          <table:table-cell table:formula="of:=RANDBETWEEN(0; 21)" office:value-type="float" office:value="0" calcext:value-type="float">
            <text:p>0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4" calcext:value-type="float">
            <text:p>104</text:p>
          </table:table-cell>
          <table:table-cell table:formula="of:=RANDBETWEEN(1000; 3500)" office:value-type="float" office:value="1705" calcext:value-type="float">
            <text:p>1705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123" calcext:value-type="float">
            <text:p>123</text:p>
          </table:table-cell>
          <table:table-cell table:formula="of:=RANDBETWEEN(3000; 4000)" office:value-type="float" office:value="3783" calcext:value-type="float">
            <text:p>3783</text:p>
          </table:table-cell>
          <table:table-cell table:formula="of:=RANDBETWEEN(15; 35)" office:value-type="float" office:value="28" calcext:value-type="float">
            <text:p>28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60]&gt;=1;RANDBETWEEN(0; 200);&quot;0&quot;)" office:value-type="string" office:string-value="0" calcext:value-type="string">
            <text:p>0</text:p>
          </table:table-cell>
          <table:table-cell table:formula="of:=IF([.I60]&gt;=2;RANDBETWEEN(0; 200);&quot;0&quot;)" office:value-type="string" office:string-value="0" calcext:value-type="string">
            <text:p>0</text:p>
          </table:table-cell>
          <table:table-cell table:formula="of:=IF([.I60]&gt;=3;RANDBETWEEN(0; 200);&quot;0&quot;)" office:value-type="string" office:string-value="0" calcext:value-type="string">
            <text:p>0</text:p>
          </table:table-cell>
          <table:table-cell table:formula="of:=IF([.I6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3.676905" calcext:value-type="float">
            <text:p>33,676905</text:p>
          </table:table-cell>
          <table:table-cell table:formula="of:=RANDBETWEEN(1000000; 60000000)/1000000" office:value-type="float" office:value="38.781803" calcext:value-type="float">
            <text:p>38,781803</text:p>
          </table:table-cell>
          <table:table-cell table:formula="of:=RANDBETWEEN(0; 21)" office:value-type="float" office:value="13" calcext:value-type="float">
            <text:p>13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6" calcext:value-type="float">
            <text:p>126</text:p>
          </table:table-cell>
          <table:table-cell table:formula="of:=RANDBETWEEN(1000; 3500)" office:value-type="float" office:value="2915" calcext:value-type="float">
            <text:p>2915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95" calcext:value-type="float">
            <text:p>95</text:p>
          </table:table-cell>
          <table:table-cell table:formula="of:=RANDBETWEEN(3000; 4000)" office:value-type="float" office:value="3923" calcext:value-type="float">
            <text:p>3923</text:p>
          </table:table-cell>
          <table:table-cell table:formula="of:=RANDBETWEEN(15; 35)" office:value-type="float" office:value="15" calcext:value-type="float">
            <text:p>15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61]&gt;=1;RANDBETWEEN(0; 200);&quot;0&quot;)" office:value-type="string" office:string-value="0" calcext:value-type="string">
            <text:p>0</text:p>
          </table:table-cell>
          <table:table-cell table:formula="of:=IF([.I61]&gt;=2;RANDBETWEEN(0; 200);&quot;0&quot;)" office:value-type="string" office:string-value="0" calcext:value-type="string">
            <text:p>0</text:p>
          </table:table-cell>
          <table:table-cell table:formula="of:=IF([.I61]&gt;=3;RANDBETWEEN(0; 200);&quot;0&quot;)" office:value-type="string" office:string-value="0" calcext:value-type="string">
            <text:p>0</text:p>
          </table:table-cell>
          <table:table-cell table:formula="of:=IF([.I6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4.598324" calcext:value-type="float">
            <text:p>54,598324</text:p>
          </table:table-cell>
          <table:table-cell table:formula="of:=RANDBETWEEN(1000000; 60000000)/1000000" office:value-type="float" office:value="12.69513" calcext:value-type="float">
            <text:p>12,69513</text:p>
          </table:table-cell>
          <table:table-cell table:formula="of:=RANDBETWEEN(0; 21)" office:value-type="float" office:value="3" calcext:value-type="float">
            <text:p>3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5" calcext:value-type="float">
            <text:p>105</text:p>
          </table:table-cell>
          <table:table-cell table:formula="of:=RANDBETWEEN(1000; 3500)" office:value-type="float" office:value="1910" calcext:value-type="float">
            <text:p>1910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08" calcext:value-type="float">
            <text:p>108</text:p>
          </table:table-cell>
          <table:table-cell table:formula="of:=RANDBETWEEN(3000; 4000)" office:value-type="float" office:value="3043" calcext:value-type="float">
            <text:p>3043</text:p>
          </table:table-cell>
          <table:table-cell table:formula="of:=RANDBETWEEN(15; 35)" office:value-type="float" office:value="15" calcext:value-type="float">
            <text:p>15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62]&gt;=1;RANDBETWEEN(0; 200);&quot;0&quot;)" office:value-type="string" office:string-value="0" calcext:value-type="string">
            <text:p>0</text:p>
          </table:table-cell>
          <table:table-cell table:formula="of:=IF([.I62]&gt;=2;RANDBETWEEN(0; 200);&quot;0&quot;)" office:value-type="string" office:string-value="0" calcext:value-type="string">
            <text:p>0</text:p>
          </table:table-cell>
          <table:table-cell table:formula="of:=IF([.I62]&gt;=3;RANDBETWEEN(0; 200);&quot;0&quot;)" office:value-type="string" office:string-value="0" calcext:value-type="string">
            <text:p>0</text:p>
          </table:table-cell>
          <table:table-cell table:formula="of:=IF([.I6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8.314862" calcext:value-type="float">
            <text:p>18,314862</text:p>
          </table:table-cell>
          <table:table-cell table:formula="of:=RANDBETWEEN(1000000; 60000000)/1000000" office:value-type="float" office:value="20.448565" calcext:value-type="float">
            <text:p>20,448565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3" calcext:value-type="float">
            <text:p>93</text:p>
          </table:table-cell>
          <table:table-cell table:formula="of:=RANDBETWEEN(1000; 3500)" office:value-type="float" office:value="2257" calcext:value-type="float">
            <text:p>2257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56" calcext:value-type="float">
            <text:p>56</text:p>
          </table:table-cell>
          <table:table-cell table:formula="of:=RANDBETWEEN(3000; 4000)" office:value-type="float" office:value="3726" calcext:value-type="float">
            <text:p>3726</text:p>
          </table:table-cell>
          <table:table-cell table:formula="of:=RANDBETWEEN(15; 35)" office:value-type="float" office:value="33" calcext:value-type="float">
            <text:p>33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63]&gt;=1;RANDBETWEEN(0; 200);&quot;0&quot;)" office:value-type="float" office:value="1" calcext:value-type="float">
            <text:p>1</text:p>
          </table:table-cell>
          <table:table-cell table:formula="of:=IF([.I63]&gt;=2;RANDBETWEEN(0; 200);&quot;0&quot;)" office:value-type="float" office:value="135" calcext:value-type="float">
            <text:p>135</text:p>
          </table:table-cell>
          <table:table-cell table:formula="of:=IF([.I63]&gt;=3;RANDBETWEEN(0; 200);&quot;0&quot;)" office:value-type="float" office:value="170" calcext:value-type="float">
            <text:p>170</text:p>
          </table:table-cell>
          <table:table-cell table:formula="of:=IF([.I6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5.567741" calcext:value-type="float">
            <text:p>55,567741</text:p>
          </table:table-cell>
          <table:table-cell table:formula="of:=RANDBETWEEN(1000000; 60000000)/1000000" office:value-type="float" office:value="54.034316" calcext:value-type="float">
            <text:p>54,034316</text:p>
          </table:table-cell>
          <table:table-cell table:formula="of:=RANDBETWEEN(0; 21)" office:value-type="float" office:value="19" calcext:value-type="float">
            <text:p>19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7" calcext:value-type="float">
            <text:p>87</text:p>
          </table:table-cell>
          <table:table-cell table:formula="of:=RANDBETWEEN(1000; 3500)" office:value-type="float" office:value="1178" calcext:value-type="float">
            <text:p>1178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97" calcext:value-type="float">
            <text:p>97</text:p>
          </table:table-cell>
          <table:table-cell table:formula="of:=RANDBETWEEN(3000; 4000)" office:value-type="float" office:value="3434" calcext:value-type="float">
            <text:p>3434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64]&gt;=1;RANDBETWEEN(0; 200);&quot;0&quot;)" office:value-type="float" office:value="116" calcext:value-type="float">
            <text:p>116</text:p>
          </table:table-cell>
          <table:table-cell table:formula="of:=IF([.I64]&gt;=2;RANDBETWEEN(0; 200);&quot;0&quot;)" office:value-type="float" office:value="34" calcext:value-type="float">
            <text:p>34</text:p>
          </table:table-cell>
          <table:table-cell table:formula="of:=IF([.I64]&gt;=3;RANDBETWEEN(0; 200);&quot;0&quot;)" office:value-type="string" office:string-value="0" calcext:value-type="string">
            <text:p>0</text:p>
          </table:table-cell>
          <table:table-cell table:formula="of:=IF([.I6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6.259008" calcext:value-type="float">
            <text:p>46,259008</text:p>
          </table:table-cell>
          <table:table-cell table:formula="of:=RANDBETWEEN(1000000; 60000000)/1000000" office:value-type="float" office:value="14.881308" calcext:value-type="float">
            <text:p>14,881308</text:p>
          </table:table-cell>
          <table:table-cell table:formula="of:=RANDBETWEEN(0; 21)" office:value-type="float" office:value="2" calcext:value-type="float">
            <text:p>2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7" calcext:value-type="float">
            <text:p>107</text:p>
          </table:table-cell>
          <table:table-cell table:formula="of:=RANDBETWEEN(1000; 3500)" office:value-type="float" office:value="2746" calcext:value-type="float">
            <text:p>2746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33" calcext:value-type="float">
            <text:p>33</text:p>
          </table:table-cell>
          <table:table-cell table:formula="of:=RANDBETWEEN(3000; 4000)" office:value-type="float" office:value="3226" calcext:value-type="float">
            <text:p>3226</text:p>
          </table:table-cell>
          <table:table-cell table:formula="of:=RANDBETWEEN(15; 35)" office:value-type="float" office:value="29" calcext:value-type="float">
            <text:p>29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65]&gt;=1;RANDBETWEEN(0; 200);&quot;0&quot;)" office:value-type="float" office:value="175" calcext:value-type="float">
            <text:p>175</text:p>
          </table:table-cell>
          <table:table-cell table:formula="of:=IF([.I65]&gt;=2;RANDBETWEEN(0; 200);&quot;0&quot;)" office:value-type="float" office:value="9" calcext:value-type="float">
            <text:p>9</text:p>
          </table:table-cell>
          <table:table-cell table:formula="of:=IF([.I65]&gt;=3;RANDBETWEEN(0; 200);&quot;0&quot;)" office:value-type="float" office:value="7" calcext:value-type="float">
            <text:p>7</text:p>
          </table:table-cell>
          <table:table-cell table:formula="of:=IF([.I65]&gt;=4;RANDBETWEEN(0; 200);&quot;0&quot;)" office:value-type="float" office:value="97" calcext:value-type="float">
            <text:p>97</text:p>
          </table:table-cell>
          <table:table-cell table:formula="of:=RANDBETWEEN(1000000; 60000000)/1000000" office:value-type="float" office:value="14.126761" calcext:value-type="float">
            <text:p>14,126761</text:p>
          </table:table-cell>
          <table:table-cell table:formula="of:=RANDBETWEEN(1000000; 60000000)/1000000" office:value-type="float" office:value="41.432922" calcext:value-type="float">
            <text:p>41,432922</text:p>
          </table:table-cell>
          <table:table-cell table:formula="of:=RANDBETWEEN(0; 21)" office:value-type="float" office:value="6" calcext:value-type="float">
            <text:p>6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0" calcext:value-type="float">
            <text:p>100</text:p>
          </table:table-cell>
          <table:table-cell table:formula="of:=RANDBETWEEN(1000; 3500)" office:value-type="float" office:value="2896" calcext:value-type="float">
            <text:p>2896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65" calcext:value-type="float">
            <text:p>65</text:p>
          </table:table-cell>
          <table:table-cell table:formula="of:=RANDBETWEEN(3000; 4000)" office:value-type="float" office:value="3643" calcext:value-type="float">
            <text:p>3643</text:p>
          </table:table-cell>
          <table:table-cell table:formula="of:=RANDBETWEEN(15; 35)" office:value-type="float" office:value="22" calcext:value-type="float">
            <text:p>22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66]&gt;=1;RANDBETWEEN(0; 200);&quot;0&quot;)" office:value-type="float" office:value="21" calcext:value-type="float">
            <text:p>21</text:p>
          </table:table-cell>
          <table:table-cell table:formula="of:=IF([.I66]&gt;=2;RANDBETWEEN(0; 200);&quot;0&quot;)" office:value-type="string" office:string-value="0" calcext:value-type="string">
            <text:p>0</text:p>
          </table:table-cell>
          <table:table-cell table:formula="of:=IF([.I66]&gt;=3;RANDBETWEEN(0; 200);&quot;0&quot;)" office:value-type="string" office:string-value="0" calcext:value-type="string">
            <text:p>0</text:p>
          </table:table-cell>
          <table:table-cell table:formula="of:=IF([.I6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6.3741" calcext:value-type="float">
            <text:p>36,3741</text:p>
          </table:table-cell>
          <table:table-cell table:formula="of:=RANDBETWEEN(1000000; 60000000)/1000000" office:value-type="float" office:value="59.981101" calcext:value-type="float">
            <text:p>59,981101</text:p>
          </table:table-cell>
          <table:table-cell table:formula="of:=RANDBETWEEN(0; 21)" office:value-type="float" office:value="4" calcext:value-type="float">
            <text:p>4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63" calcext:value-type="float">
            <text:p>63</text:p>
          </table:table-cell>
          <table:table-cell table:formula="of:=RANDBETWEEN(1000; 3500)" office:value-type="float" office:value="2125" calcext:value-type="float">
            <text:p>2125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60" calcext:value-type="float">
            <text:p>60</text:p>
          </table:table-cell>
          <table:table-cell table:formula="of:=RANDBETWEEN(3000; 4000)" office:value-type="float" office:value="3013" calcext:value-type="float">
            <text:p>3013</text:p>
          </table:table-cell>
          <table:table-cell table:formula="of:=RANDBETWEEN(15; 35)" office:value-type="float" office:value="30" calcext:value-type="float">
            <text:p>30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67]&gt;=1;RANDBETWEEN(0; 200);&quot;0&quot;)" office:value-type="float" office:value="175" calcext:value-type="float">
            <text:p>175</text:p>
          </table:table-cell>
          <table:table-cell table:formula="of:=IF([.I67]&gt;=2;RANDBETWEEN(0; 200);&quot;0&quot;)" office:value-type="float" office:value="80" calcext:value-type="float">
            <text:p>80</text:p>
          </table:table-cell>
          <table:table-cell table:formula="of:=IF([.I67]&gt;=3;RANDBETWEEN(0; 200);&quot;0&quot;)" office:value-type="float" office:value="121" calcext:value-type="float">
            <text:p>121</text:p>
          </table:table-cell>
          <table:table-cell table:formula="of:=IF([.I6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4.856774" calcext:value-type="float">
            <text:p>14,856774</text:p>
          </table:table-cell>
          <table:table-cell table:formula="of:=RANDBETWEEN(1000000; 60000000)/1000000" office:value-type="float" office:value="5.226319" calcext:value-type="float">
            <text:p>5,226319</text:p>
          </table:table-cell>
          <table:table-cell table:formula="of:=RANDBETWEEN(0; 21)" office:value-type="float" office:value="0" calcext:value-type="float">
            <text:p>0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" calcext:value-type="float">
            <text:p>2</text:p>
          </table:table-cell>
          <table:table-cell table:formula="of:=RANDBETWEEN(1000; 3500)" office:value-type="float" office:value="1024" calcext:value-type="float">
            <text:p>1024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73" calcext:value-type="float">
            <text:p>73</text:p>
          </table:table-cell>
          <table:table-cell table:formula="of:=RANDBETWEEN(3000; 4000)" office:value-type="float" office:value="3604" calcext:value-type="float">
            <text:p>3604</text:p>
          </table:table-cell>
          <table:table-cell table:formula="of:=RANDBETWEEN(15; 35)" office:value-type="float" office:value="20" calcext:value-type="float">
            <text:p>20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68]&gt;=1;RANDBETWEEN(0; 200);&quot;0&quot;)" office:value-type="float" office:value="74" calcext:value-type="float">
            <text:p>74</text:p>
          </table:table-cell>
          <table:table-cell table:formula="of:=IF([.I68]&gt;=2;RANDBETWEEN(0; 200);&quot;0&quot;)" office:value-type="float" office:value="110" calcext:value-type="float">
            <text:p>110</text:p>
          </table:table-cell>
          <table:table-cell table:formula="of:=IF([.I68]&gt;=3;RANDBETWEEN(0; 200);&quot;0&quot;)" office:value-type="string" office:string-value="0" calcext:value-type="string">
            <text:p>0</text:p>
          </table:table-cell>
          <table:table-cell table:formula="of:=IF([.I6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8.694476" calcext:value-type="float">
            <text:p>58,694476</text:p>
          </table:table-cell>
          <table:table-cell table:formula="of:=RANDBETWEEN(1000000; 60000000)/1000000" office:value-type="float" office:value="1.825922" calcext:value-type="float">
            <text:p>1,825922</text:p>
          </table:table-cell>
          <table:table-cell table:formula="of:=RANDBETWEEN(0; 21)" office:value-type="float" office:value="12" calcext:value-type="float">
            <text:p>12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0" calcext:value-type="float">
            <text:p>50</text:p>
          </table:table-cell>
          <table:table-cell table:formula="of:=RANDBETWEEN(1000; 3500)" office:value-type="float" office:value="1588" calcext:value-type="float">
            <text:p>1588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61" calcext:value-type="float">
            <text:p>61</text:p>
          </table:table-cell>
          <table:table-cell table:formula="of:=RANDBETWEEN(3000; 4000)" office:value-type="float" office:value="3322" calcext:value-type="float">
            <text:p>3322</text:p>
          </table:table-cell>
          <table:table-cell table:formula="of:=RANDBETWEEN(15; 35)" office:value-type="float" office:value="24" calcext:value-type="float">
            <text:p>24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69]&gt;=1;RANDBETWEEN(0; 200);&quot;0&quot;)" office:value-type="string" office:string-value="0" calcext:value-type="string">
            <text:p>0</text:p>
          </table:table-cell>
          <table:table-cell table:formula="of:=IF([.I69]&gt;=2;RANDBETWEEN(0; 200);&quot;0&quot;)" office:value-type="string" office:string-value="0" calcext:value-type="string">
            <text:p>0</text:p>
          </table:table-cell>
          <table:table-cell table:formula="of:=IF([.I69]&gt;=3;RANDBETWEEN(0; 200);&quot;0&quot;)" office:value-type="string" office:string-value="0" calcext:value-type="string">
            <text:p>0</text:p>
          </table:table-cell>
          <table:table-cell table:formula="of:=IF([.I6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8.341369" calcext:value-type="float">
            <text:p>48,341369</text:p>
          </table:table-cell>
          <table:table-cell table:formula="of:=RANDBETWEEN(1000000; 60000000)/1000000" office:value-type="float" office:value="56.711188" calcext:value-type="float">
            <text:p>56,711188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7" calcext:value-type="float">
            <text:p>27</text:p>
          </table:table-cell>
          <table:table-cell table:formula="of:=RANDBETWEEN(1000; 3500)" office:value-type="float" office:value="1964" calcext:value-type="float">
            <text:p>1964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98" calcext:value-type="float">
            <text:p>98</text:p>
          </table:table-cell>
          <table:table-cell table:formula="of:=RANDBETWEEN(3000; 4000)" office:value-type="float" office:value="3100" calcext:value-type="float">
            <text:p>3100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70]&gt;=1;RANDBETWEEN(0; 200);&quot;0&quot;)" office:value-type="string" office:string-value="0" calcext:value-type="string">
            <text:p>0</text:p>
          </table:table-cell>
          <table:table-cell table:formula="of:=IF([.I70]&gt;=2;RANDBETWEEN(0; 200);&quot;0&quot;)" office:value-type="string" office:string-value="0" calcext:value-type="string">
            <text:p>0</text:p>
          </table:table-cell>
          <table:table-cell table:formula="of:=IF([.I70]&gt;=3;RANDBETWEEN(0; 200);&quot;0&quot;)" office:value-type="string" office:string-value="0" calcext:value-type="string">
            <text:p>0</text:p>
          </table:table-cell>
          <table:table-cell table:formula="of:=IF([.I7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6.373585" calcext:value-type="float">
            <text:p>6,373585</text:p>
          </table:table-cell>
          <table:table-cell table:formula="of:=RANDBETWEEN(1000000; 60000000)/1000000" office:value-type="float" office:value="15.585564" calcext:value-type="float">
            <text:p>15,585564</text:p>
          </table:table-cell>
          <table:table-cell table:formula="of:=RANDBETWEEN(0; 21)" office:value-type="float" office:value="19" calcext:value-type="float">
            <text:p>19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3" calcext:value-type="float">
            <text:p>93</text:p>
          </table:table-cell>
          <table:table-cell table:formula="of:=RANDBETWEEN(1000; 3500)" office:value-type="float" office:value="2378" calcext:value-type="float">
            <text:p>2378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44" calcext:value-type="float">
            <text:p>44</text:p>
          </table:table-cell>
          <table:table-cell table:formula="of:=RANDBETWEEN(3000; 4000)" office:value-type="float" office:value="3317" calcext:value-type="float">
            <text:p>3317</text:p>
          </table:table-cell>
          <table:table-cell table:formula="of:=RANDBETWEEN(15; 35)" office:value-type="float" office:value="21" calcext:value-type="float">
            <text:p>21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71]&gt;=1;RANDBETWEEN(0; 200);&quot;0&quot;)" office:value-type="float" office:value="51" calcext:value-type="float">
            <text:p>51</text:p>
          </table:table-cell>
          <table:table-cell table:formula="of:=IF([.I71]&gt;=2;RANDBETWEEN(0; 200);&quot;0&quot;)" office:value-type="float" office:value="139" calcext:value-type="float">
            <text:p>139</text:p>
          </table:table-cell>
          <table:table-cell table:formula="of:=IF([.I71]&gt;=3;RANDBETWEEN(0; 200);&quot;0&quot;)" office:value-type="string" office:string-value="0" calcext:value-type="string">
            <text:p>0</text:p>
          </table:table-cell>
          <table:table-cell table:formula="of:=IF([.I7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3.702773" calcext:value-type="float">
            <text:p>33,702773</text:p>
          </table:table-cell>
          <table:table-cell table:formula="of:=RANDBETWEEN(1000000; 60000000)/1000000" office:value-type="float" office:value="43.031003" calcext:value-type="float">
            <text:p>43,031003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9" calcext:value-type="float">
            <text:p>39</text:p>
          </table:table-cell>
          <table:table-cell table:formula="of:=RANDBETWEEN(1000; 3500)" office:value-type="float" office:value="2129" calcext:value-type="float">
            <text:p>2129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60" calcext:value-type="float">
            <text:p>60</text:p>
          </table:table-cell>
          <table:table-cell table:formula="of:=RANDBETWEEN(3000; 4000)" office:value-type="float" office:value="3868" calcext:value-type="float">
            <text:p>3868</text:p>
          </table:table-cell>
          <table:table-cell table:formula="of:=RANDBETWEEN(15; 35)" office:value-type="float" office:value="17" calcext:value-type="float">
            <text:p>17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72]&gt;=1;RANDBETWEEN(0; 200);&quot;0&quot;)" office:value-type="string" office:string-value="0" calcext:value-type="string">
            <text:p>0</text:p>
          </table:table-cell>
          <table:table-cell table:formula="of:=IF([.I72]&gt;=2;RANDBETWEEN(0; 200);&quot;0&quot;)" office:value-type="string" office:string-value="0" calcext:value-type="string">
            <text:p>0</text:p>
          </table:table-cell>
          <table:table-cell table:formula="of:=IF([.I72]&gt;=3;RANDBETWEEN(0; 200);&quot;0&quot;)" office:value-type="string" office:string-value="0" calcext:value-type="string">
            <text:p>0</text:p>
          </table:table-cell>
          <table:table-cell table:formula="of:=IF([.I7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6.931999" calcext:value-type="float">
            <text:p>36,931999</text:p>
          </table:table-cell>
          <table:table-cell table:formula="of:=RANDBETWEEN(1000000; 60000000)/1000000" office:value-type="float" office:value="9.639341" calcext:value-type="float">
            <text:p>9,639341</text:p>
          </table:table-cell>
          <table:table-cell table:formula="of:=RANDBETWEEN(0; 21)" office:value-type="float" office:value="20" calcext:value-type="float">
            <text:p>20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6" calcext:value-type="float">
            <text:p>116</text:p>
          </table:table-cell>
          <table:table-cell table:formula="of:=RANDBETWEEN(1000; 3500)" office:value-type="float" office:value="3407" calcext:value-type="float">
            <text:p>3407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77" calcext:value-type="float">
            <text:p>77</text:p>
          </table:table-cell>
          <table:table-cell table:formula="of:=RANDBETWEEN(3000; 4000)" office:value-type="float" office:value="3156" calcext:value-type="float">
            <text:p>3156</text:p>
          </table:table-cell>
          <table:table-cell table:formula="of:=RANDBETWEEN(15; 35)" office:value-type="float" office:value="35" calcext:value-type="float">
            <text:p>35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73]&gt;=1;RANDBETWEEN(0; 200);&quot;0&quot;)" office:value-type="string" office:string-value="0" calcext:value-type="string">
            <text:p>0</text:p>
          </table:table-cell>
          <table:table-cell table:formula="of:=IF([.I73]&gt;=2;RANDBETWEEN(0; 200);&quot;0&quot;)" office:value-type="string" office:string-value="0" calcext:value-type="string">
            <text:p>0</text:p>
          </table:table-cell>
          <table:table-cell table:formula="of:=IF([.I73]&gt;=3;RANDBETWEEN(0; 200);&quot;0&quot;)" office:value-type="string" office:string-value="0" calcext:value-type="string">
            <text:p>0</text:p>
          </table:table-cell>
          <table:table-cell table:formula="of:=IF([.I7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0.104875" calcext:value-type="float">
            <text:p>30,104875</text:p>
          </table:table-cell>
          <table:table-cell table:formula="of:=RANDBETWEEN(1000000; 60000000)/1000000" office:value-type="float" office:value="15.280762" calcext:value-type="float">
            <text:p>15,280762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1" calcext:value-type="float">
            <text:p>111</text:p>
          </table:table-cell>
          <table:table-cell table:formula="of:=RANDBETWEEN(1000; 3500)" office:value-type="float" office:value="1522" calcext:value-type="float">
            <text:p>1522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121" calcext:value-type="float">
            <text:p>121</text:p>
          </table:table-cell>
          <table:table-cell table:formula="of:=RANDBETWEEN(3000; 4000)" office:value-type="float" office:value="3603" calcext:value-type="float">
            <text:p>3603</text:p>
          </table:table-cell>
          <table:table-cell table:formula="of:=RANDBETWEEN(15; 35)" office:value-type="float" office:value="24" calcext:value-type="float">
            <text:p>24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74]&gt;=1;RANDBETWEEN(0; 200);&quot;0&quot;)" office:value-type="float" office:value="119" calcext:value-type="float">
            <text:p>119</text:p>
          </table:table-cell>
          <table:table-cell table:formula="of:=IF([.I74]&gt;=2;RANDBETWEEN(0; 200);&quot;0&quot;)" office:value-type="float" office:value="92" calcext:value-type="float">
            <text:p>92</text:p>
          </table:table-cell>
          <table:table-cell table:formula="of:=IF([.I74]&gt;=3;RANDBETWEEN(0; 200);&quot;0&quot;)" office:value-type="float" office:value="86" calcext:value-type="float">
            <text:p>86</text:p>
          </table:table-cell>
          <table:table-cell table:formula="of:=IF([.I74]&gt;=4;RANDBETWEEN(0; 200);&quot;0&quot;)" office:value-type="float" office:value="189" calcext:value-type="float">
            <text:p>189</text:p>
          </table:table-cell>
          <table:table-cell table:formula="of:=RANDBETWEEN(1000000; 60000000)/1000000" office:value-type="float" office:value="37.005647" calcext:value-type="float">
            <text:p>37,005647</text:p>
          </table:table-cell>
          <table:table-cell table:formula="of:=RANDBETWEEN(1000000; 60000000)/1000000" office:value-type="float" office:value="11.227417" calcext:value-type="float">
            <text:p>11,227417</text:p>
          </table:table-cell>
          <table:table-cell table:formula="of:=RANDBETWEEN(0; 21)" office:value-type="float" office:value="18" calcext:value-type="float">
            <text:p>1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9" calcext:value-type="float">
            <text:p>129</text:p>
          </table:table-cell>
          <table:table-cell table:formula="of:=RANDBETWEEN(1000; 3500)" office:value-type="float" office:value="1301" calcext:value-type="float">
            <text:p>1301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20" calcext:value-type="float">
            <text:p>20</text:p>
          </table:table-cell>
          <table:table-cell table:formula="of:=RANDBETWEEN(3000; 4000)" office:value-type="float" office:value="3600" calcext:value-type="float">
            <text:p>3600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75]&gt;=1;RANDBETWEEN(0; 200);&quot;0&quot;)" office:value-type="float" office:value="135" calcext:value-type="float">
            <text:p>135</text:p>
          </table:table-cell>
          <table:table-cell table:formula="of:=IF([.I75]&gt;=2;RANDBETWEEN(0; 200);&quot;0&quot;)" office:value-type="float" office:value="83" calcext:value-type="float">
            <text:p>83</text:p>
          </table:table-cell>
          <table:table-cell table:formula="of:=IF([.I75]&gt;=3;RANDBETWEEN(0; 200);&quot;0&quot;)" office:value-type="float" office:value="111" calcext:value-type="float">
            <text:p>111</text:p>
          </table:table-cell>
          <table:table-cell table:formula="of:=IF([.I75]&gt;=4;RANDBETWEEN(0; 200);&quot;0&quot;)" office:value-type="float" office:value="83" calcext:value-type="float">
            <text:p>83</text:p>
          </table:table-cell>
          <table:table-cell table:formula="of:=RANDBETWEEN(1000000; 60000000)/1000000" office:value-type="float" office:value="24.159021" calcext:value-type="float">
            <text:p>24,159021</text:p>
          </table:table-cell>
          <table:table-cell table:formula="of:=RANDBETWEEN(1000000; 60000000)/1000000" office:value-type="float" office:value="15.992564" calcext:value-type="float">
            <text:p>15,992564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8" calcext:value-type="float">
            <text:p>118</text:p>
          </table:table-cell>
          <table:table-cell table:formula="of:=RANDBETWEEN(1000; 3500)" office:value-type="float" office:value="1388" calcext:value-type="float">
            <text:p>1388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69" calcext:value-type="float">
            <text:p>69</text:p>
          </table:table-cell>
          <table:table-cell table:formula="of:=RANDBETWEEN(3000; 4000)" office:value-type="float" office:value="3689" calcext:value-type="float">
            <text:p>3689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76]&gt;=1;RANDBETWEEN(0; 200);&quot;0&quot;)" office:value-type="string" office:string-value="0" calcext:value-type="string">
            <text:p>0</text:p>
          </table:table-cell>
          <table:table-cell table:formula="of:=IF([.I76]&gt;=2;RANDBETWEEN(0; 200);&quot;0&quot;)" office:value-type="string" office:string-value="0" calcext:value-type="string">
            <text:p>0</text:p>
          </table:table-cell>
          <table:table-cell table:formula="of:=IF([.I76]&gt;=3;RANDBETWEEN(0; 200);&quot;0&quot;)" office:value-type="string" office:string-value="0" calcext:value-type="string">
            <text:p>0</text:p>
          </table:table-cell>
          <table:table-cell table:formula="of:=IF([.I7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2.010469" calcext:value-type="float">
            <text:p>32,010469</text:p>
          </table:table-cell>
          <table:table-cell table:formula="of:=RANDBETWEEN(1000000; 60000000)/1000000" office:value-type="float" office:value="37.547561" calcext:value-type="float">
            <text:p>37,547561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6" calcext:value-type="float">
            <text:p>46</text:p>
          </table:table-cell>
          <table:table-cell table:formula="of:=RANDBETWEEN(1000; 3500)" office:value-type="float" office:value="2522" calcext:value-type="float">
            <text:p>2522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64" calcext:value-type="float">
            <text:p>64</text:p>
          </table:table-cell>
          <table:table-cell table:formula="of:=RANDBETWEEN(3000; 4000)" office:value-type="float" office:value="3180" calcext:value-type="float">
            <text:p>3180</text:p>
          </table:table-cell>
          <table:table-cell table:formula="of:=RANDBETWEEN(15; 35)" office:value-type="float" office:value="22" calcext:value-type="float">
            <text:p>22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77]&gt;=1;RANDBETWEEN(0; 200);&quot;0&quot;)" office:value-type="string" office:string-value="0" calcext:value-type="string">
            <text:p>0</text:p>
          </table:table-cell>
          <table:table-cell table:formula="of:=IF([.I77]&gt;=2;RANDBETWEEN(0; 200);&quot;0&quot;)" office:value-type="string" office:string-value="0" calcext:value-type="string">
            <text:p>0</text:p>
          </table:table-cell>
          <table:table-cell table:formula="of:=IF([.I77]&gt;=3;RANDBETWEEN(0; 200);&quot;0&quot;)" office:value-type="string" office:string-value="0" calcext:value-type="string">
            <text:p>0</text:p>
          </table:table-cell>
          <table:table-cell table:formula="of:=IF([.I7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9.257061" calcext:value-type="float">
            <text:p>9,257061</text:p>
          </table:table-cell>
          <table:table-cell table:formula="of:=RANDBETWEEN(1000000; 60000000)/1000000" office:value-type="float" office:value="35.677082" calcext:value-type="float">
            <text:p>35,677082</text:p>
          </table:table-cell>
          <table:table-cell table:formula="of:=RANDBETWEEN(0; 21)" office:value-type="float" office:value="20" calcext:value-type="float">
            <text:p>20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6" calcext:value-type="float">
            <text:p>86</text:p>
          </table:table-cell>
          <table:table-cell table:formula="of:=RANDBETWEEN(1000; 3500)" office:value-type="float" office:value="1698" calcext:value-type="float">
            <text:p>1698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113" calcext:value-type="float">
            <text:p>113</text:p>
          </table:table-cell>
          <table:table-cell table:formula="of:=RANDBETWEEN(3000; 4000)" office:value-type="float" office:value="3952" calcext:value-type="float">
            <text:p>3952</text:p>
          </table:table-cell>
          <table:table-cell table:formula="of:=RANDBETWEEN(15; 35)" office:value-type="float" office:value="34" calcext:value-type="float">
            <text:p>34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78]&gt;=1;RANDBETWEEN(0; 200);&quot;0&quot;)" office:value-type="string" office:string-value="0" calcext:value-type="string">
            <text:p>0</text:p>
          </table:table-cell>
          <table:table-cell table:formula="of:=IF([.I78]&gt;=2;RANDBETWEEN(0; 200);&quot;0&quot;)" office:value-type="string" office:string-value="0" calcext:value-type="string">
            <text:p>0</text:p>
          </table:table-cell>
          <table:table-cell table:formula="of:=IF([.I78]&gt;=3;RANDBETWEEN(0; 200);&quot;0&quot;)" office:value-type="string" office:string-value="0" calcext:value-type="string">
            <text:p>0</text:p>
          </table:table-cell>
          <table:table-cell table:formula="of:=IF([.I7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4.55847" calcext:value-type="float">
            <text:p>54,55847</text:p>
          </table:table-cell>
          <table:table-cell table:formula="of:=RANDBETWEEN(1000000; 60000000)/1000000" office:value-type="float" office:value="11.996705" calcext:value-type="float">
            <text:p>11,996705</text:p>
          </table:table-cell>
          <table:table-cell table:formula="of:=RANDBETWEEN(0; 21)" office:value-type="float" office:value="3" calcext:value-type="float">
            <text:p>3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0" calcext:value-type="float">
            <text:p>120</text:p>
          </table:table-cell>
          <table:table-cell table:formula="of:=RANDBETWEEN(1000; 3500)" office:value-type="float" office:value="1474" calcext:value-type="float">
            <text:p>1474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33" calcext:value-type="float">
            <text:p>33</text:p>
          </table:table-cell>
          <table:table-cell table:formula="of:=RANDBETWEEN(3000; 4000)" office:value-type="float" office:value="3049" calcext:value-type="float">
            <text:p>3049</text:p>
          </table:table-cell>
          <table:table-cell table:formula="of:=RANDBETWEEN(15; 35)" office:value-type="float" office:value="19" calcext:value-type="float">
            <text:p>19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79]&gt;=1;RANDBETWEEN(0; 200);&quot;0&quot;)" office:value-type="float" office:value="174" calcext:value-type="float">
            <text:p>174</text:p>
          </table:table-cell>
          <table:table-cell table:formula="of:=IF([.I79]&gt;=2;RANDBETWEEN(0; 200);&quot;0&quot;)" office:value-type="string" office:string-value="0" calcext:value-type="string">
            <text:p>0</text:p>
          </table:table-cell>
          <table:table-cell table:formula="of:=IF([.I79]&gt;=3;RANDBETWEEN(0; 200);&quot;0&quot;)" office:value-type="string" office:string-value="0" calcext:value-type="string">
            <text:p>0</text:p>
          </table:table-cell>
          <table:table-cell table:formula="of:=IF([.I7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6.347384" calcext:value-type="float">
            <text:p>6,347384</text:p>
          </table:table-cell>
          <table:table-cell table:formula="of:=RANDBETWEEN(1000000; 60000000)/1000000" office:value-type="float" office:value="34.978455" calcext:value-type="float">
            <text:p>34,978455</text:p>
          </table:table-cell>
          <table:table-cell table:formula="of:=RANDBETWEEN(0; 21)" office:value-type="float" office:value="16" calcext:value-type="float">
            <text:p>16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" calcext:value-type="float">
            <text:p>12</text:p>
          </table:table-cell>
          <table:table-cell table:formula="of:=RANDBETWEEN(1000; 3500)" office:value-type="float" office:value="3239" calcext:value-type="float">
            <text:p>3239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58" calcext:value-type="float">
            <text:p>58</text:p>
          </table:table-cell>
          <table:table-cell table:formula="of:=RANDBETWEEN(3000; 4000)" office:value-type="float" office:value="3774" calcext:value-type="float">
            <text:p>3774</text:p>
          </table:table-cell>
          <table:table-cell table:formula="of:=RANDBETWEEN(15; 35)" office:value-type="float" office:value="31" calcext:value-type="float">
            <text:p>31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80]&gt;=1;RANDBETWEEN(0; 200);&quot;0&quot;)" office:value-type="float" office:value="65" calcext:value-type="float">
            <text:p>65</text:p>
          </table:table-cell>
          <table:table-cell table:formula="of:=IF([.I80]&gt;=2;RANDBETWEEN(0; 200);&quot;0&quot;)" office:value-type="float" office:value="122" calcext:value-type="float">
            <text:p>122</text:p>
          </table:table-cell>
          <table:table-cell table:formula="of:=IF([.I80]&gt;=3;RANDBETWEEN(0; 200);&quot;0&quot;)" office:value-type="float" office:value="113" calcext:value-type="float">
            <text:p>113</text:p>
          </table:table-cell>
          <table:table-cell table:formula="of:=IF([.I80]&gt;=4;RANDBETWEEN(0; 200);&quot;0&quot;)" office:value-type="float" office:value="52" calcext:value-type="float">
            <text:p>52</text:p>
          </table:table-cell>
          <table:table-cell table:formula="of:=RANDBETWEEN(1000000; 60000000)/1000000" office:value-type="float" office:value="30.750219" calcext:value-type="float">
            <text:p>30,750219</text:p>
          </table:table-cell>
          <table:table-cell table:formula="of:=RANDBETWEEN(1000000; 60000000)/1000000" office:value-type="float" office:value="5.610571" calcext:value-type="float">
            <text:p>5,610571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70" calcext:value-type="float">
            <text:p>70</text:p>
          </table:table-cell>
          <table:table-cell table:formula="of:=RANDBETWEEN(1000; 3500)" office:value-type="float" office:value="3202" calcext:value-type="float">
            <text:p>3202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4" calcext:value-type="float">
            <text:p>4</text:p>
          </table:table-cell>
          <table:table-cell table:formula="of:=RANDBETWEEN(3000; 4000)" office:value-type="float" office:value="3022" calcext:value-type="float">
            <text:p>3022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81]&gt;=1;RANDBETWEEN(0; 200);&quot;0&quot;)" office:value-type="float" office:value="88" calcext:value-type="float">
            <text:p>88</text:p>
          </table:table-cell>
          <table:table-cell table:formula="of:=IF([.I81]&gt;=2;RANDBETWEEN(0; 200);&quot;0&quot;)" office:value-type="string" office:string-value="0" calcext:value-type="string">
            <text:p>0</text:p>
          </table:table-cell>
          <table:table-cell table:formula="of:=IF([.I81]&gt;=3;RANDBETWEEN(0; 200);&quot;0&quot;)" office:value-type="string" office:string-value="0" calcext:value-type="string">
            <text:p>0</text:p>
          </table:table-cell>
          <table:table-cell table:formula="of:=IF([.I8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7.035077" calcext:value-type="float">
            <text:p>57,035077</text:p>
          </table:table-cell>
          <table:table-cell table:formula="of:=RANDBETWEEN(1000000; 60000000)/1000000" office:value-type="float" office:value="47.198162" calcext:value-type="float">
            <text:p>47,198162</text:p>
          </table:table-cell>
          <table:table-cell table:formula="of:=RANDBETWEEN(0; 21)" office:value-type="float" office:value="5" calcext:value-type="float">
            <text:p>5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7" calcext:value-type="float">
            <text:p>127</text:p>
          </table:table-cell>
          <table:table-cell table:formula="of:=RANDBETWEEN(1000; 3500)" office:value-type="float" office:value="1166" calcext:value-type="float">
            <text:p>1166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9" calcext:value-type="float">
            <text:p>9</text:p>
          </table:table-cell>
          <table:table-cell table:formula="of:=RANDBETWEEN(3000; 4000)" office:value-type="float" office:value="3578" calcext:value-type="float">
            <text:p>3578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82]&gt;=1;RANDBETWEEN(0; 200);&quot;0&quot;)" office:value-type="float" office:value="133" calcext:value-type="float">
            <text:p>133</text:p>
          </table:table-cell>
          <table:table-cell table:formula="of:=IF([.I82]&gt;=2;RANDBETWEEN(0; 200);&quot;0&quot;)" office:value-type="float" office:value="6" calcext:value-type="float">
            <text:p>6</text:p>
          </table:table-cell>
          <table:table-cell table:formula="of:=IF([.I82]&gt;=3;RANDBETWEEN(0; 200);&quot;0&quot;)" office:value-type="float" office:value="142" calcext:value-type="float">
            <text:p>142</text:p>
          </table:table-cell>
          <table:table-cell table:formula="of:=IF([.I8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1.777616" calcext:value-type="float">
            <text:p>31,777616</text:p>
          </table:table-cell>
          <table:table-cell table:formula="of:=RANDBETWEEN(1000000; 60000000)/1000000" office:value-type="float" office:value="5.828736" calcext:value-type="float">
            <text:p>5,828736</text:p>
          </table:table-cell>
          <table:table-cell table:formula="of:=RANDBETWEEN(0; 21)" office:value-type="float" office:value="17" calcext:value-type="float">
            <text:p>1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0" calcext:value-type="float">
            <text:p>80</text:p>
          </table:table-cell>
          <table:table-cell table:formula="of:=RANDBETWEEN(1000; 3500)" office:value-type="float" office:value="2990" calcext:value-type="float">
            <text:p>2990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91" calcext:value-type="float">
            <text:p>91</text:p>
          </table:table-cell>
          <table:table-cell table:formula="of:=RANDBETWEEN(3000; 4000)" office:value-type="float" office:value="3724" calcext:value-type="float">
            <text:p>3724</text:p>
          </table:table-cell>
          <table:table-cell table:formula="of:=RANDBETWEEN(15; 35)" office:value-type="float" office:value="19" calcext:value-type="float">
            <text:p>19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83]&gt;=1;RANDBETWEEN(0; 200);&quot;0&quot;)" office:value-type="float" office:value="168" calcext:value-type="float">
            <text:p>168</text:p>
          </table:table-cell>
          <table:table-cell table:formula="of:=IF([.I83]&gt;=2;RANDBETWEEN(0; 200);&quot;0&quot;)" office:value-type="float" office:value="82" calcext:value-type="float">
            <text:p>82</text:p>
          </table:table-cell>
          <table:table-cell table:formula="of:=IF([.I83]&gt;=3;RANDBETWEEN(0; 200);&quot;0&quot;)" office:value-type="float" office:value="161" calcext:value-type="float">
            <text:p>161</text:p>
          </table:table-cell>
          <table:table-cell table:formula="of:=IF([.I8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1.373027" calcext:value-type="float">
            <text:p>11,373027</text:p>
          </table:table-cell>
          <table:table-cell table:formula="of:=RANDBETWEEN(1000000; 60000000)/1000000" office:value-type="float" office:value="17.008404" calcext:value-type="float">
            <text:p>17,008404</text:p>
          </table:table-cell>
          <table:table-cell table:formula="of:=RANDBETWEEN(0; 21)" office:value-type="float" office:value="18" calcext:value-type="float">
            <text:p>1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5" calcext:value-type="float">
            <text:p>55</text:p>
          </table:table-cell>
          <table:table-cell table:formula="of:=RANDBETWEEN(1000; 3500)" office:value-type="float" office:value="1947" calcext:value-type="float">
            <text:p>1947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25" calcext:value-type="float">
            <text:p>25</text:p>
          </table:table-cell>
          <table:table-cell table:formula="of:=RANDBETWEEN(3000; 4000)" office:value-type="float" office:value="3885" calcext:value-type="float">
            <text:p>3885</text:p>
          </table:table-cell>
          <table:table-cell table:formula="of:=RANDBETWEEN(15; 35)" office:value-type="float" office:value="27" calcext:value-type="float">
            <text:p>27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84]&gt;=1;RANDBETWEEN(0; 200);&quot;0&quot;)" office:value-type="float" office:value="109" calcext:value-type="float">
            <text:p>109</text:p>
          </table:table-cell>
          <table:table-cell table:formula="of:=IF([.I84]&gt;=2;RANDBETWEEN(0; 200);&quot;0&quot;)" office:value-type="float" office:value="73" calcext:value-type="float">
            <text:p>73</text:p>
          </table:table-cell>
          <table:table-cell table:formula="of:=IF([.I84]&gt;=3;RANDBETWEEN(0; 200);&quot;0&quot;)" office:value-type="float" office:value="54" calcext:value-type="float">
            <text:p>54</text:p>
          </table:table-cell>
          <table:table-cell table:formula="of:=IF([.I84]&gt;=4;RANDBETWEEN(0; 200);&quot;0&quot;)" office:value-type="float" office:value="152" calcext:value-type="float">
            <text:p>152</text:p>
          </table:table-cell>
          <table:table-cell table:formula="of:=RANDBETWEEN(1000000; 60000000)/1000000" office:value-type="float" office:value="41.336413" calcext:value-type="float">
            <text:p>41,336413</text:p>
          </table:table-cell>
          <table:table-cell table:formula="of:=RANDBETWEEN(1000000; 60000000)/1000000" office:value-type="float" office:value="34.423529" calcext:value-type="float">
            <text:p>34,423529</text:p>
          </table:table-cell>
          <table:table-cell table:formula="of:=RANDBETWEEN(0; 21)" office:value-type="float" office:value="4" calcext:value-type="float">
            <text:p>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0" calcext:value-type="float">
            <text:p>40</text:p>
          </table:table-cell>
          <table:table-cell table:formula="of:=RANDBETWEEN(1000; 3500)" office:value-type="float" office:value="2370" calcext:value-type="float">
            <text:p>2370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99" calcext:value-type="float">
            <text:p>99</text:p>
          </table:table-cell>
          <table:table-cell table:formula="of:=RANDBETWEEN(3000; 4000)" office:value-type="float" office:value="3982" calcext:value-type="float">
            <text:p>3982</text:p>
          </table:table-cell>
          <table:table-cell table:formula="of:=RANDBETWEEN(15; 35)" office:value-type="float" office:value="22" calcext:value-type="float">
            <text:p>22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85]&gt;=1;RANDBETWEEN(0; 200);&quot;0&quot;)" office:value-type="float" office:value="100" calcext:value-type="float">
            <text:p>100</text:p>
          </table:table-cell>
          <table:table-cell table:formula="of:=IF([.I85]&gt;=2;RANDBETWEEN(0; 200);&quot;0&quot;)" office:value-type="float" office:value="125" calcext:value-type="float">
            <text:p>125</text:p>
          </table:table-cell>
          <table:table-cell table:formula="of:=IF([.I85]&gt;=3;RANDBETWEEN(0; 200);&quot;0&quot;)" office:value-type="float" office:value="56" calcext:value-type="float">
            <text:p>56</text:p>
          </table:table-cell>
          <table:table-cell table:formula="of:=IF([.I85]&gt;=4;RANDBETWEEN(0; 200);&quot;0&quot;)" office:value-type="float" office:value="80" calcext:value-type="float">
            <text:p>80</text:p>
          </table:table-cell>
          <table:table-cell table:formula="of:=RANDBETWEEN(1000000; 60000000)/1000000" office:value-type="float" office:value="52.279303" calcext:value-type="float">
            <text:p>52,279303</text:p>
          </table:table-cell>
          <table:table-cell table:formula="of:=RANDBETWEEN(1000000; 60000000)/1000000" office:value-type="float" office:value="30.247784" calcext:value-type="float">
            <text:p>30,247784</text:p>
          </table:table-cell>
          <table:table-cell table:formula="of:=RANDBETWEEN(0; 21)" office:value-type="float" office:value="9" calcext:value-type="float">
            <text:p>9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5" calcext:value-type="float">
            <text:p>85</text:p>
          </table:table-cell>
          <table:table-cell table:formula="of:=RANDBETWEEN(1000; 3500)" office:value-type="float" office:value="2713" calcext:value-type="float">
            <text:p>2713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43" calcext:value-type="float">
            <text:p>43</text:p>
          </table:table-cell>
          <table:table-cell table:formula="of:=RANDBETWEEN(3000; 4000)" office:value-type="float" office:value="3451" calcext:value-type="float">
            <text:p>3451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86]&gt;=1;RANDBETWEEN(0; 200);&quot;0&quot;)" office:value-type="string" office:string-value="0" calcext:value-type="string">
            <text:p>0</text:p>
          </table:table-cell>
          <table:table-cell table:formula="of:=IF([.I86]&gt;=2;RANDBETWEEN(0; 200);&quot;0&quot;)" office:value-type="string" office:string-value="0" calcext:value-type="string">
            <text:p>0</text:p>
          </table:table-cell>
          <table:table-cell table:formula="of:=IF([.I86]&gt;=3;RANDBETWEEN(0; 200);&quot;0&quot;)" office:value-type="string" office:string-value="0" calcext:value-type="string">
            <text:p>0</text:p>
          </table:table-cell>
          <table:table-cell table:formula="of:=IF([.I8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2.043725" calcext:value-type="float">
            <text:p>52,043725</text:p>
          </table:table-cell>
          <table:table-cell table:formula="of:=RANDBETWEEN(1000000; 60000000)/1000000" office:value-type="float" office:value="33.449683" calcext:value-type="float">
            <text:p>33,449683</text:p>
          </table:table-cell>
          <table:table-cell table:formula="of:=RANDBETWEEN(0; 21)" office:value-type="float" office:value="3" calcext:value-type="float">
            <text:p>3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8" calcext:value-type="float">
            <text:p>128</text:p>
          </table:table-cell>
          <table:table-cell table:formula="of:=RANDBETWEEN(1000; 3500)" office:value-type="float" office:value="1785" calcext:value-type="float">
            <text:p>1785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3" calcext:value-type="float">
            <text:p>13</text:p>
          </table:table-cell>
          <table:table-cell table:formula="of:=RANDBETWEEN(3000; 4000)" office:value-type="float" office:value="3625" calcext:value-type="float">
            <text:p>3625</text:p>
          </table:table-cell>
          <table:table-cell table:formula="of:=RANDBETWEEN(15; 35)" office:value-type="float" office:value="30" calcext:value-type="float">
            <text:p>30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87]&gt;=1;RANDBETWEEN(0; 200);&quot;0&quot;)" office:value-type="float" office:value="197" calcext:value-type="float">
            <text:p>197</text:p>
          </table:table-cell>
          <table:table-cell table:formula="of:=IF([.I87]&gt;=2;RANDBETWEEN(0; 200);&quot;0&quot;)" office:value-type="float" office:value="137" calcext:value-type="float">
            <text:p>137</text:p>
          </table:table-cell>
          <table:table-cell table:formula="of:=IF([.I87]&gt;=3;RANDBETWEEN(0; 200);&quot;0&quot;)" office:value-type="float" office:value="0" calcext:value-type="float">
            <text:p>0</text:p>
          </table:table-cell>
          <table:table-cell table:formula="of:=IF([.I8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.479488" calcext:value-type="float">
            <text:p>5,479488</text:p>
          </table:table-cell>
          <table:table-cell table:formula="of:=RANDBETWEEN(1000000; 60000000)/1000000" office:value-type="float" office:value="26.836683" calcext:value-type="float">
            <text:p>26,836683</text:p>
          </table:table-cell>
          <table:table-cell table:formula="of:=RANDBETWEEN(0; 21)" office:value-type="float" office:value="11" calcext:value-type="float">
            <text:p>11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6" calcext:value-type="float">
            <text:p>6</text:p>
          </table:table-cell>
          <table:table-cell table:formula="of:=RANDBETWEEN(1000; 3500)" office:value-type="float" office:value="3402" calcext:value-type="float">
            <text:p>3402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82" calcext:value-type="float">
            <text:p>82</text:p>
          </table:table-cell>
          <table:table-cell table:formula="of:=RANDBETWEEN(3000; 4000)" office:value-type="float" office:value="3865" calcext:value-type="float">
            <text:p>3865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88]&gt;=1;RANDBETWEEN(0; 200);&quot;0&quot;)" office:value-type="float" office:value="170" calcext:value-type="float">
            <text:p>170</text:p>
          </table:table-cell>
          <table:table-cell table:formula="of:=IF([.I88]&gt;=2;RANDBETWEEN(0; 200);&quot;0&quot;)" office:value-type="float" office:value="65" calcext:value-type="float">
            <text:p>65</text:p>
          </table:table-cell>
          <table:table-cell table:formula="of:=IF([.I88]&gt;=3;RANDBETWEEN(0; 200);&quot;0&quot;)" office:value-type="float" office:value="19" calcext:value-type="float">
            <text:p>19</text:p>
          </table:table-cell>
          <table:table-cell table:formula="of:=IF([.I88]&gt;=4;RANDBETWEEN(0; 200);&quot;0&quot;)" office:value-type="float" office:value="5" calcext:value-type="float">
            <text:p>5</text:p>
          </table:table-cell>
          <table:table-cell table:formula="of:=RANDBETWEEN(1000000; 60000000)/1000000" office:value-type="float" office:value="54.388954" calcext:value-type="float">
            <text:p>54,388954</text:p>
          </table:table-cell>
          <table:table-cell table:formula="of:=RANDBETWEEN(1000000; 60000000)/1000000" office:value-type="float" office:value="1.73372" calcext:value-type="float">
            <text:p>1,73372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" calcext:value-type="float">
            <text:p>2</text:p>
          </table:table-cell>
          <table:table-cell table:formula="of:=RANDBETWEEN(1000; 3500)" office:value-type="float" office:value="1153" calcext:value-type="float">
            <text:p>1153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15" calcext:value-type="float">
            <text:p>15</text:p>
          </table:table-cell>
          <table:table-cell table:formula="of:=RANDBETWEEN(3000; 4000)" office:value-type="float" office:value="3329" calcext:value-type="float">
            <text:p>3329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89]&gt;=1;RANDBETWEEN(0; 200);&quot;0&quot;)" office:value-type="float" office:value="84" calcext:value-type="float">
            <text:p>84</text:p>
          </table:table-cell>
          <table:table-cell table:formula="of:=IF([.I89]&gt;=2;RANDBETWEEN(0; 200);&quot;0&quot;)" office:value-type="string" office:string-value="0" calcext:value-type="string">
            <text:p>0</text:p>
          </table:table-cell>
          <table:table-cell table:formula="of:=IF([.I89]&gt;=3;RANDBETWEEN(0; 200);&quot;0&quot;)" office:value-type="string" office:string-value="0" calcext:value-type="string">
            <text:p>0</text:p>
          </table:table-cell>
          <table:table-cell table:formula="of:=IF([.I8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0.31725" calcext:value-type="float">
            <text:p>40,31725</text:p>
          </table:table-cell>
          <table:table-cell table:formula="of:=RANDBETWEEN(1000000; 60000000)/1000000" office:value-type="float" office:value="12.845276" calcext:value-type="float">
            <text:p>12,845276</text:p>
          </table:table-cell>
          <table:table-cell table:formula="of:=RANDBETWEEN(0; 21)" office:value-type="float" office:value="17" calcext:value-type="float">
            <text:p>17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1" calcext:value-type="float">
            <text:p>121</text:p>
          </table:table-cell>
          <table:table-cell table:formula="of:=RANDBETWEEN(1000; 3500)" office:value-type="float" office:value="2254" calcext:value-type="float">
            <text:p>2254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17" calcext:value-type="float">
            <text:p>17</text:p>
          </table:table-cell>
          <table:table-cell table:formula="of:=RANDBETWEEN(3000; 4000)" office:value-type="float" office:value="3964" calcext:value-type="float">
            <text:p>3964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90]&gt;=1;RANDBETWEEN(0; 200);&quot;0&quot;)" office:value-type="float" office:value="53" calcext:value-type="float">
            <text:p>53</text:p>
          </table:table-cell>
          <table:table-cell table:formula="of:=IF([.I90]&gt;=2;RANDBETWEEN(0; 200);&quot;0&quot;)" office:value-type="string" office:string-value="0" calcext:value-type="string">
            <text:p>0</text:p>
          </table:table-cell>
          <table:table-cell table:formula="of:=IF([.I90]&gt;=3;RANDBETWEEN(0; 200);&quot;0&quot;)" office:value-type="string" office:string-value="0" calcext:value-type="string">
            <text:p>0</text:p>
          </table:table-cell>
          <table:table-cell table:formula="of:=IF([.I9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8.927981" calcext:value-type="float">
            <text:p>8,927981</text:p>
          </table:table-cell>
          <table:table-cell table:formula="of:=RANDBETWEEN(1000000; 60000000)/1000000" office:value-type="float" office:value="38.16209" calcext:value-type="float">
            <text:p>38,16209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8" calcext:value-type="float">
            <text:p>48</text:p>
          </table:table-cell>
          <table:table-cell table:formula="of:=RANDBETWEEN(1000; 3500)" office:value-type="float" office:value="1416" calcext:value-type="float">
            <text:p>1416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95" calcext:value-type="float">
            <text:p>95</text:p>
          </table:table-cell>
          <table:table-cell table:formula="of:=RANDBETWEEN(3000; 4000)" office:value-type="float" office:value="3152" calcext:value-type="float">
            <text:p>3152</text:p>
          </table:table-cell>
          <table:table-cell table:formula="of:=RANDBETWEEN(15; 35)" office:value-type="float" office:value="29" calcext:value-type="float">
            <text:p>29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91]&gt;=1;RANDBETWEEN(0; 200);&quot;0&quot;)" office:value-type="float" office:value="112" calcext:value-type="float">
            <text:p>112</text:p>
          </table:table-cell>
          <table:table-cell table:formula="of:=IF([.I91]&gt;=2;RANDBETWEEN(0; 200);&quot;0&quot;)" office:value-type="float" office:value="133" calcext:value-type="float">
            <text:p>133</text:p>
          </table:table-cell>
          <table:table-cell table:formula="of:=IF([.I91]&gt;=3;RANDBETWEEN(0; 200);&quot;0&quot;)" office:value-type="string" office:string-value="0" calcext:value-type="string">
            <text:p>0</text:p>
          </table:table-cell>
          <table:table-cell table:formula="of:=IF([.I9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2.065415" calcext:value-type="float">
            <text:p>52,065415</text:p>
          </table:table-cell>
          <table:table-cell table:formula="of:=RANDBETWEEN(1000000; 60000000)/1000000" office:value-type="float" office:value="49.706352" calcext:value-type="float">
            <text:p>49,706352</text:p>
          </table:table-cell>
          <table:table-cell table:formula="of:=RANDBETWEEN(0; 21)" office:value-type="float" office:value="20" calcext:value-type="float">
            <text:p>20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3" calcext:value-type="float">
            <text:p>83</text:p>
          </table:table-cell>
          <table:table-cell table:formula="of:=RANDBETWEEN(1000; 3500)" office:value-type="float" office:value="3272" calcext:value-type="float">
            <text:p>3272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90" calcext:value-type="float">
            <text:p>90</text:p>
          </table:table-cell>
          <table:table-cell table:formula="of:=RANDBETWEEN(3000; 4000)" office:value-type="float" office:value="3966" calcext:value-type="float">
            <text:p>3966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92]&gt;=1;RANDBETWEEN(0; 200);&quot;0&quot;)" office:value-type="float" office:value="144" calcext:value-type="float">
            <text:p>144</text:p>
          </table:table-cell>
          <table:table-cell table:formula="of:=IF([.I92]&gt;=2;RANDBETWEEN(0; 200);&quot;0&quot;)" office:value-type="float" office:value="183" calcext:value-type="float">
            <text:p>183</text:p>
          </table:table-cell>
          <table:table-cell table:formula="of:=IF([.I92]&gt;=3;RANDBETWEEN(0; 200);&quot;0&quot;)" office:value-type="float" office:value="151" calcext:value-type="float">
            <text:p>151</text:p>
          </table:table-cell>
          <table:table-cell table:formula="of:=IF([.I92]&gt;=4;RANDBETWEEN(0; 200);&quot;0&quot;)" office:value-type="float" office:value="103" calcext:value-type="float">
            <text:p>103</text:p>
          </table:table-cell>
          <table:table-cell table:formula="of:=RANDBETWEEN(1000000; 60000000)/1000000" office:value-type="float" office:value="5.352224" calcext:value-type="float">
            <text:p>5,352224</text:p>
          </table:table-cell>
          <table:table-cell table:formula="of:=RANDBETWEEN(1000000; 60000000)/1000000" office:value-type="float" office:value="49.359747" calcext:value-type="float">
            <text:p>49,359747</text:p>
          </table:table-cell>
          <table:table-cell table:formula="of:=RANDBETWEEN(0; 21)" office:value-type="float" office:value="1" calcext:value-type="float">
            <text:p>1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2" calcext:value-type="float">
            <text:p>82</text:p>
          </table:table-cell>
          <table:table-cell table:formula="of:=RANDBETWEEN(1000; 3500)" office:value-type="float" office:value="1481" calcext:value-type="float">
            <text:p>1481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20" calcext:value-type="float">
            <text:p>20</text:p>
          </table:table-cell>
          <table:table-cell table:formula="of:=RANDBETWEEN(3000; 4000)" office:value-type="float" office:value="3850" calcext:value-type="float">
            <text:p>3850</text:p>
          </table:table-cell>
          <table:table-cell table:formula="of:=RANDBETWEEN(15; 35)" office:value-type="float" office:value="23" calcext:value-type="float">
            <text:p>23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93]&gt;=1;RANDBETWEEN(0; 200);&quot;0&quot;)" office:value-type="string" office:string-value="0" calcext:value-type="string">
            <text:p>0</text:p>
          </table:table-cell>
          <table:table-cell table:formula="of:=IF([.I93]&gt;=2;RANDBETWEEN(0; 200);&quot;0&quot;)" office:value-type="string" office:string-value="0" calcext:value-type="string">
            <text:p>0</text:p>
          </table:table-cell>
          <table:table-cell table:formula="of:=IF([.I93]&gt;=3;RANDBETWEEN(0; 200);&quot;0&quot;)" office:value-type="string" office:string-value="0" calcext:value-type="string">
            <text:p>0</text:p>
          </table:table-cell>
          <table:table-cell table:formula="of:=IF([.I9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8.127199" calcext:value-type="float">
            <text:p>8,127199</text:p>
          </table:table-cell>
          <table:table-cell table:formula="of:=RANDBETWEEN(1000000; 60000000)/1000000" office:value-type="float" office:value="33.668292" calcext:value-type="float">
            <text:p>33,668292</text:p>
          </table:table-cell>
          <table:table-cell table:formula="of:=RANDBETWEEN(0; 21)" office:value-type="float" office:value="18" calcext:value-type="float">
            <text:p>18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7" calcext:value-type="float">
            <text:p>47</text:p>
          </table:table-cell>
          <table:table-cell table:formula="of:=RANDBETWEEN(1000; 3500)" office:value-type="float" office:value="3139" calcext:value-type="float">
            <text:p>3139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20" calcext:value-type="float">
            <text:p>20</text:p>
          </table:table-cell>
          <table:table-cell table:formula="of:=RANDBETWEEN(3000; 4000)" office:value-type="float" office:value="3843" calcext:value-type="float">
            <text:p>3843</text:p>
          </table:table-cell>
          <table:table-cell table:formula="of:=RANDBETWEEN(15; 35)" office:value-type="float" office:value="20" calcext:value-type="float">
            <text:p>20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94]&gt;=1;RANDBETWEEN(0; 200);&quot;0&quot;)" office:value-type="float" office:value="23" calcext:value-type="float">
            <text:p>23</text:p>
          </table:table-cell>
          <table:table-cell table:formula="of:=IF([.I94]&gt;=2;RANDBETWEEN(0; 200);&quot;0&quot;)" office:value-type="float" office:value="62" calcext:value-type="float">
            <text:p>62</text:p>
          </table:table-cell>
          <table:table-cell table:formula="of:=IF([.I94]&gt;=3;RANDBETWEEN(0; 200);&quot;0&quot;)" office:value-type="string" office:string-value="0" calcext:value-type="string">
            <text:p>0</text:p>
          </table:table-cell>
          <table:table-cell table:formula="of:=IF([.I9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0.367858" calcext:value-type="float">
            <text:p>40,367858</text:p>
          </table:table-cell>
          <table:table-cell table:formula="of:=RANDBETWEEN(1000000; 60000000)/1000000" office:value-type="float" office:value="49.160609" calcext:value-type="float">
            <text:p>49,160609</text:p>
          </table:table-cell>
          <table:table-cell table:formula="of:=RANDBETWEEN(0; 21)" office:value-type="float" office:value="11" calcext:value-type="float">
            <text:p>1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6" calcext:value-type="float">
            <text:p>26</text:p>
          </table:table-cell>
          <table:table-cell table:formula="of:=RANDBETWEEN(1000; 3500)" office:value-type="float" office:value="2778" calcext:value-type="float">
            <text:p>2778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117" calcext:value-type="float">
            <text:p>117</text:p>
          </table:table-cell>
          <table:table-cell table:formula="of:=RANDBETWEEN(3000; 4000)" office:value-type="float" office:value="3594" calcext:value-type="float">
            <text:p>3594</text:p>
          </table:table-cell>
          <table:table-cell table:formula="of:=RANDBETWEEN(15; 35)" office:value-type="float" office:value="20" calcext:value-type="float">
            <text:p>20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95]&gt;=1;RANDBETWEEN(0; 200);&quot;0&quot;)" office:value-type="string" office:string-value="0" calcext:value-type="string">
            <text:p>0</text:p>
          </table:table-cell>
          <table:table-cell table:formula="of:=IF([.I95]&gt;=2;RANDBETWEEN(0; 200);&quot;0&quot;)" office:value-type="string" office:string-value="0" calcext:value-type="string">
            <text:p>0</text:p>
          </table:table-cell>
          <table:table-cell table:formula="of:=IF([.I95]&gt;=3;RANDBETWEEN(0; 200);&quot;0&quot;)" office:value-type="string" office:string-value="0" calcext:value-type="string">
            <text:p>0</text:p>
          </table:table-cell>
          <table:table-cell table:formula="of:=IF([.I9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1.140932" calcext:value-type="float">
            <text:p>31,140932</text:p>
          </table:table-cell>
          <table:table-cell table:formula="of:=RANDBETWEEN(1000000; 60000000)/1000000" office:value-type="float" office:value="46.920114" calcext:value-type="float">
            <text:p>46,920114</text:p>
          </table:table-cell>
          <table:table-cell table:formula="of:=RANDBETWEEN(0; 21)" office:value-type="float" office:value="0" calcext:value-type="float">
            <text:p>0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" calcext:value-type="float">
            <text:p>1</text:p>
          </table:table-cell>
          <table:table-cell table:formula="of:=RANDBETWEEN(1000; 3500)" office:value-type="float" office:value="1512" calcext:value-type="float">
            <text:p>1512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54" calcext:value-type="float">
            <text:p>54</text:p>
          </table:table-cell>
          <table:table-cell table:formula="of:=RANDBETWEEN(3000; 4000)" office:value-type="float" office:value="3002" calcext:value-type="float">
            <text:p>3002</text:p>
          </table:table-cell>
          <table:table-cell table:formula="of:=RANDBETWEEN(15; 35)" office:value-type="float" office:value="34" calcext:value-type="float">
            <text:p>34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96]&gt;=1;RANDBETWEEN(0; 200);&quot;0&quot;)" office:value-type="float" office:value="140" calcext:value-type="float">
            <text:p>140</text:p>
          </table:table-cell>
          <table:table-cell table:formula="of:=IF([.I96]&gt;=2;RANDBETWEEN(0; 200);&quot;0&quot;)" office:value-type="float" office:value="181" calcext:value-type="float">
            <text:p>181</text:p>
          </table:table-cell>
          <table:table-cell table:formula="of:=IF([.I96]&gt;=3;RANDBETWEEN(0; 200);&quot;0&quot;)" office:value-type="string" office:string-value="0" calcext:value-type="string">
            <text:p>0</text:p>
          </table:table-cell>
          <table:table-cell table:formula="of:=IF([.I9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4.73475" calcext:value-type="float">
            <text:p>34,73475</text:p>
          </table:table-cell>
          <table:table-cell table:formula="of:=RANDBETWEEN(1000000; 60000000)/1000000" office:value-type="float" office:value="14.22751" calcext:value-type="float">
            <text:p>14,22751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9" calcext:value-type="float">
            <text:p>129</text:p>
          </table:table-cell>
          <table:table-cell table:formula="of:=RANDBETWEEN(1000; 3500)" office:value-type="float" office:value="1057" calcext:value-type="float">
            <text:p>1057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09" calcext:value-type="float">
            <text:p>109</text:p>
          </table:table-cell>
          <table:table-cell table:formula="of:=RANDBETWEEN(3000; 4000)" office:value-type="float" office:value="3022" calcext:value-type="float">
            <text:p>3022</text:p>
          </table:table-cell>
          <table:table-cell table:formula="of:=RANDBETWEEN(15; 35)" office:value-type="float" office:value="28" calcext:value-type="float">
            <text:p>28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97]&gt;=1;RANDBETWEEN(0; 200);&quot;0&quot;)" office:value-type="string" office:string-value="0" calcext:value-type="string">
            <text:p>0</text:p>
          </table:table-cell>
          <table:table-cell table:formula="of:=IF([.I97]&gt;=2;RANDBETWEEN(0; 200);&quot;0&quot;)" office:value-type="string" office:string-value="0" calcext:value-type="string">
            <text:p>0</text:p>
          </table:table-cell>
          <table:table-cell table:formula="of:=IF([.I97]&gt;=3;RANDBETWEEN(0; 200);&quot;0&quot;)" office:value-type="string" office:string-value="0" calcext:value-type="string">
            <text:p>0</text:p>
          </table:table-cell>
          <table:table-cell table:formula="of:=IF([.I9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6.034801" calcext:value-type="float">
            <text:p>46,034801</text:p>
          </table:table-cell>
          <table:table-cell table:formula="of:=RANDBETWEEN(1000000; 60000000)/1000000" office:value-type="float" office:value="7.790555" calcext:value-type="float">
            <text:p>7,790555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9" calcext:value-type="float">
            <text:p>109</text:p>
          </table:table-cell>
          <table:table-cell table:formula="of:=RANDBETWEEN(1000; 3500)" office:value-type="float" office:value="3187" calcext:value-type="float">
            <text:p>3187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106" calcext:value-type="float">
            <text:p>106</text:p>
          </table:table-cell>
          <table:table-cell table:formula="of:=RANDBETWEEN(3000; 4000)" office:value-type="float" office:value="3837" calcext:value-type="float">
            <text:p>3837</text:p>
          </table:table-cell>
          <table:table-cell table:formula="of:=RANDBETWEEN(15; 35)" office:value-type="float" office:value="33" calcext:value-type="float">
            <text:p>33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98]&gt;=1;RANDBETWEEN(0; 200);&quot;0&quot;)" office:value-type="string" office:string-value="0" calcext:value-type="string">
            <text:p>0</text:p>
          </table:table-cell>
          <table:table-cell table:formula="of:=IF([.I98]&gt;=2;RANDBETWEEN(0; 200);&quot;0&quot;)" office:value-type="string" office:string-value="0" calcext:value-type="string">
            <text:p>0</text:p>
          </table:table-cell>
          <table:table-cell table:formula="of:=IF([.I98]&gt;=3;RANDBETWEEN(0; 200);&quot;0&quot;)" office:value-type="string" office:string-value="0" calcext:value-type="string">
            <text:p>0</text:p>
          </table:table-cell>
          <table:table-cell table:formula="of:=IF([.I9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5.036686" calcext:value-type="float">
            <text:p>15,036686</text:p>
          </table:table-cell>
          <table:table-cell table:formula="of:=RANDBETWEEN(1000000; 60000000)/1000000" office:value-type="float" office:value="30.125144" calcext:value-type="float">
            <text:p>30,125144</text:p>
          </table:table-cell>
          <table:table-cell table:formula="of:=RANDBETWEEN(0; 21)" office:value-type="float" office:value="13" calcext:value-type="float">
            <text:p>13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5" calcext:value-type="float">
            <text:p>115</text:p>
          </table:table-cell>
          <table:table-cell table:formula="of:=RANDBETWEEN(1000; 3500)" office:value-type="float" office:value="2555" calcext:value-type="float">
            <text:p>2555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56" calcext:value-type="float">
            <text:p>56</text:p>
          </table:table-cell>
          <table:table-cell table:formula="of:=RANDBETWEEN(3000; 4000)" office:value-type="float" office:value="3834" calcext:value-type="float">
            <text:p>3834</text:p>
          </table:table-cell>
          <table:table-cell table:formula="of:=RANDBETWEEN(15; 35)" office:value-type="float" office:value="28" calcext:value-type="float">
            <text:p>28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99]&gt;=1;RANDBETWEEN(0; 200);&quot;0&quot;)" office:value-type="float" office:value="56" calcext:value-type="float">
            <text:p>56</text:p>
          </table:table-cell>
          <table:table-cell table:formula="of:=IF([.I99]&gt;=2;RANDBETWEEN(0; 200);&quot;0&quot;)" office:value-type="float" office:value="123" calcext:value-type="float">
            <text:p>123</text:p>
          </table:table-cell>
          <table:table-cell table:formula="of:=IF([.I99]&gt;=3;RANDBETWEEN(0; 200);&quot;0&quot;)" office:value-type="float" office:value="71" calcext:value-type="float">
            <text:p>71</text:p>
          </table:table-cell>
          <table:table-cell table:formula="of:=IF([.I99]&gt;=4;RANDBETWEEN(0; 200);&quot;0&quot;)" office:value-type="float" office:value="180" calcext:value-type="float">
            <text:p>180</text:p>
          </table:table-cell>
          <table:table-cell table:formula="of:=RANDBETWEEN(1000000; 60000000)/1000000" office:value-type="float" office:value="43.265771" calcext:value-type="float">
            <text:p>43,265771</text:p>
          </table:table-cell>
          <table:table-cell table:formula="of:=RANDBETWEEN(1000000; 60000000)/1000000" office:value-type="float" office:value="17.9411" calcext:value-type="float">
            <text:p>17,9411</text:p>
          </table:table-cell>
          <table:table-cell table:formula="of:=RANDBETWEEN(0; 21)" office:value-type="float" office:value="20" calcext:value-type="float">
            <text:p>20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5" calcext:value-type="float">
            <text:p>35</text:p>
          </table:table-cell>
          <table:table-cell table:formula="of:=RANDBETWEEN(1000; 3500)" office:value-type="float" office:value="1358" calcext:value-type="float">
            <text:p>1358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79" calcext:value-type="float">
            <text:p>79</text:p>
          </table:table-cell>
          <table:table-cell table:formula="of:=RANDBETWEEN(3000; 4000)" office:value-type="float" office:value="3779" calcext:value-type="float">
            <text:p>3779</text:p>
          </table:table-cell>
          <table:table-cell table:formula="of:=RANDBETWEEN(15; 35)" office:value-type="float" office:value="18" calcext:value-type="float">
            <text:p>18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100]&gt;=1;RANDBETWEEN(0; 200);&quot;0&quot;)" office:value-type="float" office:value="139" calcext:value-type="float">
            <text:p>139</text:p>
          </table:table-cell>
          <table:table-cell table:formula="of:=IF([.I100]&gt;=2;RANDBETWEEN(0; 200);&quot;0&quot;)" office:value-type="string" office:string-value="0" calcext:value-type="string">
            <text:p>0</text:p>
          </table:table-cell>
          <table:table-cell table:formula="of:=IF([.I100]&gt;=3;RANDBETWEEN(0; 200);&quot;0&quot;)" office:value-type="string" office:string-value="0" calcext:value-type="string">
            <text:p>0</text:p>
          </table:table-cell>
          <table:table-cell table:formula="of:=IF([.I10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0.004175" calcext:value-type="float">
            <text:p>10,004175</text:p>
          </table:table-cell>
          <table:table-cell table:formula="of:=RANDBETWEEN(1000000; 60000000)/1000000" office:value-type="float" office:value="11.396046" calcext:value-type="float">
            <text:p>11,396046</text:p>
          </table:table-cell>
          <table:table-cell table:formula="of:=RANDBETWEEN(0; 21)" office:value-type="float" office:value="6" calcext:value-type="float">
            <text:p>6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1" calcext:value-type="float">
            <text:p>91</text:p>
          </table:table-cell>
          <table:table-cell table:formula="of:=RANDBETWEEN(1000; 3500)" office:value-type="float" office:value="1594" calcext:value-type="float">
            <text:p>1594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54" calcext:value-type="float">
            <text:p>54</text:p>
          </table:table-cell>
          <table:table-cell table:formula="of:=RANDBETWEEN(3000; 4000)" office:value-type="float" office:value="3071" calcext:value-type="float">
            <text:p>3071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01]&gt;=1;RANDBETWEEN(0; 200);&quot;0&quot;)" office:value-type="float" office:value="148" calcext:value-type="float">
            <text:p>148</text:p>
          </table:table-cell>
          <table:table-cell table:formula="of:=IF([.I101]&gt;=2;RANDBETWEEN(0; 200);&quot;0&quot;)" office:value-type="float" office:value="121" calcext:value-type="float">
            <text:p>121</text:p>
          </table:table-cell>
          <table:table-cell table:formula="of:=IF([.I101]&gt;=3;RANDBETWEEN(0; 200);&quot;0&quot;)" office:value-type="float" office:value="97" calcext:value-type="float">
            <text:p>97</text:p>
          </table:table-cell>
          <table:table-cell table:formula="of:=IF([.I10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9.495596" calcext:value-type="float">
            <text:p>29,495596</text:p>
          </table:table-cell>
          <table:table-cell table:formula="of:=RANDBETWEEN(1000000; 60000000)/1000000" office:value-type="float" office:value="33.58246" calcext:value-type="float">
            <text:p>33,58246</text:p>
          </table:table-cell>
          <table:table-cell table:formula="of:=RANDBETWEEN(0; 21)" office:value-type="float" office:value="11" calcext:value-type="float">
            <text:p>1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9" calcext:value-type="float">
            <text:p>129</text:p>
          </table:table-cell>
          <table:table-cell table:formula="of:=RANDBETWEEN(1000; 3500)" office:value-type="float" office:value="2209" calcext:value-type="float">
            <text:p>2209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28" calcext:value-type="float">
            <text:p>128</text:p>
          </table:table-cell>
          <table:table-cell table:formula="of:=RANDBETWEEN(3000; 4000)" office:value-type="float" office:value="3900" calcext:value-type="float">
            <text:p>3900</text:p>
          </table:table-cell>
          <table:table-cell table:formula="of:=RANDBETWEEN(15; 35)" office:value-type="float" office:value="31" calcext:value-type="float">
            <text:p>31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02]&gt;=1;RANDBETWEEN(0; 200);&quot;0&quot;)" office:value-type="float" office:value="104" calcext:value-type="float">
            <text:p>104</text:p>
          </table:table-cell>
          <table:table-cell table:formula="of:=IF([.I102]&gt;=2;RANDBETWEEN(0; 200);&quot;0&quot;)" office:value-type="float" office:value="139" calcext:value-type="float">
            <text:p>139</text:p>
          </table:table-cell>
          <table:table-cell table:formula="of:=IF([.I102]&gt;=3;RANDBETWEEN(0; 200);&quot;0&quot;)" office:value-type="float" office:value="69" calcext:value-type="float">
            <text:p>69</text:p>
          </table:table-cell>
          <table:table-cell table:formula="of:=IF([.I10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5.909188" calcext:value-type="float">
            <text:p>35,909188</text:p>
          </table:table-cell>
          <table:table-cell table:formula="of:=RANDBETWEEN(1000000; 60000000)/1000000" office:value-type="float" office:value="41.024159" calcext:value-type="float">
            <text:p>41,024159</text:p>
          </table:table-cell>
          <table:table-cell table:formula="of:=RANDBETWEEN(0; 21)" office:value-type="float" office:value="17" calcext:value-type="float">
            <text:p>1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1" calcext:value-type="float">
            <text:p>81</text:p>
          </table:table-cell>
          <table:table-cell table:formula="of:=RANDBETWEEN(1000; 3500)" office:value-type="float" office:value="1297" calcext:value-type="float">
            <text:p>1297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3" calcext:value-type="float">
            <text:p>3</text:p>
          </table:table-cell>
          <table:table-cell table:formula="of:=RANDBETWEEN(3000; 4000)" office:value-type="float" office:value="3419" calcext:value-type="float">
            <text:p>3419</text:p>
          </table:table-cell>
          <table:table-cell table:formula="of:=RANDBETWEEN(15; 35)" office:value-type="float" office:value="33" calcext:value-type="float">
            <text:p>33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03]&gt;=1;RANDBETWEEN(0; 200);&quot;0&quot;)" office:value-type="float" office:value="86" calcext:value-type="float">
            <text:p>86</text:p>
          </table:table-cell>
          <table:table-cell table:formula="of:=IF([.I103]&gt;=2;RANDBETWEEN(0; 200);&quot;0&quot;)" office:value-type="float" office:value="17" calcext:value-type="float">
            <text:p>17</text:p>
          </table:table-cell>
          <table:table-cell table:formula="of:=IF([.I103]&gt;=3;RANDBETWEEN(0; 200);&quot;0&quot;)" office:value-type="string" office:string-value="0" calcext:value-type="string">
            <text:p>0</text:p>
          </table:table-cell>
          <table:table-cell table:formula="of:=IF([.I10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5.163959" calcext:value-type="float">
            <text:p>15,163959</text:p>
          </table:table-cell>
          <table:table-cell table:formula="of:=RANDBETWEEN(1000000; 60000000)/1000000" office:value-type="float" office:value="21.200811" calcext:value-type="float">
            <text:p>21,200811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0" calcext:value-type="float">
            <text:p>80</text:p>
          </table:table-cell>
          <table:table-cell table:formula="of:=RANDBETWEEN(1000; 3500)" office:value-type="float" office:value="1345" calcext:value-type="float">
            <text:p>1345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125" calcext:value-type="float">
            <text:p>125</text:p>
          </table:table-cell>
          <table:table-cell table:formula="of:=RANDBETWEEN(3000; 4000)" office:value-type="float" office:value="3843" calcext:value-type="float">
            <text:p>3843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104]&gt;=1;RANDBETWEEN(0; 200);&quot;0&quot;)" office:value-type="float" office:value="7" calcext:value-type="float">
            <text:p>7</text:p>
          </table:table-cell>
          <table:table-cell table:formula="of:=IF([.I104]&gt;=2;RANDBETWEEN(0; 200);&quot;0&quot;)" office:value-type="float" office:value="119" calcext:value-type="float">
            <text:p>119</text:p>
          </table:table-cell>
          <table:table-cell table:formula="of:=IF([.I104]&gt;=3;RANDBETWEEN(0; 200);&quot;0&quot;)" office:value-type="float" office:value="125" calcext:value-type="float">
            <text:p>125</text:p>
          </table:table-cell>
          <table:table-cell table:formula="of:=IF([.I104]&gt;=4;RANDBETWEEN(0; 200);&quot;0&quot;)" office:value-type="float" office:value="88" calcext:value-type="float">
            <text:p>88</text:p>
          </table:table-cell>
          <table:table-cell table:formula="of:=RANDBETWEEN(1000000; 60000000)/1000000" office:value-type="float" office:value="1.557701" calcext:value-type="float">
            <text:p>1,557701</text:p>
          </table:table-cell>
          <table:table-cell table:formula="of:=RANDBETWEEN(1000000; 60000000)/1000000" office:value-type="float" office:value="6.326244" calcext:value-type="float">
            <text:p>6,326244</text:p>
          </table:table-cell>
          <table:table-cell table:formula="of:=RANDBETWEEN(0; 21)" office:value-type="float" office:value="0" calcext:value-type="float">
            <text:p>0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2" calcext:value-type="float">
            <text:p>122</text:p>
          </table:table-cell>
          <table:table-cell table:formula="of:=RANDBETWEEN(1000; 3500)" office:value-type="float" office:value="2228" calcext:value-type="float">
            <text:p>2228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04" calcext:value-type="float">
            <text:p>104</text:p>
          </table:table-cell>
          <table:table-cell table:formula="of:=RANDBETWEEN(3000; 4000)" office:value-type="float" office:value="3939" calcext:value-type="float">
            <text:p>3939</text:p>
          </table:table-cell>
          <table:table-cell table:formula="of:=RANDBETWEEN(15; 35)" office:value-type="float" office:value="18" calcext:value-type="float">
            <text:p>18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05]&gt;=1;RANDBETWEEN(0; 200);&quot;0&quot;)" office:value-type="float" office:value="0" calcext:value-type="float">
            <text:p>0</text:p>
          </table:table-cell>
          <table:table-cell table:formula="of:=IF([.I105]&gt;=2;RANDBETWEEN(0; 200);&quot;0&quot;)" office:value-type="float" office:value="137" calcext:value-type="float">
            <text:p>137</text:p>
          </table:table-cell>
          <table:table-cell table:formula="of:=IF([.I105]&gt;=3;RANDBETWEEN(0; 200);&quot;0&quot;)" office:value-type="float" office:value="101" calcext:value-type="float">
            <text:p>101</text:p>
          </table:table-cell>
          <table:table-cell table:formula="of:=IF([.I10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3.255878" calcext:value-type="float">
            <text:p>13,255878</text:p>
          </table:table-cell>
          <table:table-cell table:formula="of:=RANDBETWEEN(1000000; 60000000)/1000000" office:value-type="float" office:value="10.842435" calcext:value-type="float">
            <text:p>10,842435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6" calcext:value-type="float">
            <text:p>106</text:p>
          </table:table-cell>
          <table:table-cell table:formula="of:=RANDBETWEEN(1000; 3500)" office:value-type="float" office:value="2029" calcext:value-type="float">
            <text:p>2029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38" calcext:value-type="float">
            <text:p>38</text:p>
          </table:table-cell>
          <table:table-cell table:formula="of:=RANDBETWEEN(3000; 4000)" office:value-type="float" office:value="3582" calcext:value-type="float">
            <text:p>3582</text:p>
          </table:table-cell>
          <table:table-cell table:formula="of:=RANDBETWEEN(15; 35)" office:value-type="float" office:value="18" calcext:value-type="float">
            <text:p>18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06]&gt;=1;RANDBETWEEN(0; 200);&quot;0&quot;)" office:value-type="string" office:string-value="0" calcext:value-type="string">
            <text:p>0</text:p>
          </table:table-cell>
          <table:table-cell table:formula="of:=IF([.I106]&gt;=2;RANDBETWEEN(0; 200);&quot;0&quot;)" office:value-type="string" office:string-value="0" calcext:value-type="string">
            <text:p>0</text:p>
          </table:table-cell>
          <table:table-cell table:formula="of:=IF([.I106]&gt;=3;RANDBETWEEN(0; 200);&quot;0&quot;)" office:value-type="string" office:string-value="0" calcext:value-type="string">
            <text:p>0</text:p>
          </table:table-cell>
          <table:table-cell table:formula="of:=IF([.I10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2.437769" calcext:value-type="float">
            <text:p>42,437769</text:p>
          </table:table-cell>
          <table:table-cell table:formula="of:=RANDBETWEEN(1000000; 60000000)/1000000" office:value-type="float" office:value="53.809337" calcext:value-type="float">
            <text:p>53,809337</text:p>
          </table:table-cell>
          <table:table-cell table:formula="of:=RANDBETWEEN(0; 21)" office:value-type="float" office:value="11" calcext:value-type="float">
            <text:p>1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7" calcext:value-type="float">
            <text:p>37</text:p>
          </table:table-cell>
          <table:table-cell table:formula="of:=RANDBETWEEN(1000; 3500)" office:value-type="float" office:value="1028" calcext:value-type="float">
            <text:p>1028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53" calcext:value-type="float">
            <text:p>53</text:p>
          </table:table-cell>
          <table:table-cell table:formula="of:=RANDBETWEEN(3000; 4000)" office:value-type="float" office:value="3024" calcext:value-type="float">
            <text:p>3024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07]&gt;=1;RANDBETWEEN(0; 200);&quot;0&quot;)" office:value-type="float" office:value="184" calcext:value-type="float">
            <text:p>184</text:p>
          </table:table-cell>
          <table:table-cell table:formula="of:=IF([.I107]&gt;=2;RANDBETWEEN(0; 200);&quot;0&quot;)" office:value-type="float" office:value="124" calcext:value-type="float">
            <text:p>124</text:p>
          </table:table-cell>
          <table:table-cell table:formula="of:=IF([.I107]&gt;=3;RANDBETWEEN(0; 200);&quot;0&quot;)" office:value-type="string" office:string-value="0" calcext:value-type="string">
            <text:p>0</text:p>
          </table:table-cell>
          <table:table-cell table:formula="of:=IF([.I10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0.289913" calcext:value-type="float">
            <text:p>40,289913</text:p>
          </table:table-cell>
          <table:table-cell table:formula="of:=RANDBETWEEN(1000000; 60000000)/1000000" office:value-type="float" office:value="55.118958" calcext:value-type="float">
            <text:p>55,118958</text:p>
          </table:table-cell>
          <table:table-cell table:formula="of:=RANDBETWEEN(0; 21)" office:value-type="float" office:value="12" calcext:value-type="float">
            <text:p>12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5" calcext:value-type="float">
            <text:p>25</text:p>
          </table:table-cell>
          <table:table-cell table:formula="of:=RANDBETWEEN(1000; 3500)" office:value-type="float" office:value="1827" calcext:value-type="float">
            <text:p>1827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23" calcext:value-type="float">
            <text:p>23</text:p>
          </table:table-cell>
          <table:table-cell table:formula="of:=RANDBETWEEN(3000; 4000)" office:value-type="float" office:value="3612" calcext:value-type="float">
            <text:p>3612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108]&gt;=1;RANDBETWEEN(0; 200);&quot;0&quot;)" office:value-type="float" office:value="94" calcext:value-type="float">
            <text:p>94</text:p>
          </table:table-cell>
          <table:table-cell table:formula="of:=IF([.I108]&gt;=2;RANDBETWEEN(0; 200);&quot;0&quot;)" office:value-type="string" office:string-value="0" calcext:value-type="string">
            <text:p>0</text:p>
          </table:table-cell>
          <table:table-cell table:formula="of:=IF([.I108]&gt;=3;RANDBETWEEN(0; 200);&quot;0&quot;)" office:value-type="string" office:string-value="0" calcext:value-type="string">
            <text:p>0</text:p>
          </table:table-cell>
          <table:table-cell table:formula="of:=IF([.I10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.919298" calcext:value-type="float">
            <text:p>3,919298</text:p>
          </table:table-cell>
          <table:table-cell table:formula="of:=RANDBETWEEN(1000000; 60000000)/1000000" office:value-type="float" office:value="40.54298" calcext:value-type="float">
            <text:p>40,54298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9" calcext:value-type="float">
            <text:p>89</text:p>
          </table:table-cell>
          <table:table-cell table:formula="of:=RANDBETWEEN(1000; 3500)" office:value-type="float" office:value="2858" calcext:value-type="float">
            <text:p>2858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76" calcext:value-type="float">
            <text:p>76</text:p>
          </table:table-cell>
          <table:table-cell table:formula="of:=RANDBETWEEN(3000; 4000)" office:value-type="float" office:value="3792" calcext:value-type="float">
            <text:p>3792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109]&gt;=1;RANDBETWEEN(0; 200);&quot;0&quot;)" office:value-type="float" office:value="151" calcext:value-type="float">
            <text:p>151</text:p>
          </table:table-cell>
          <table:table-cell table:formula="of:=IF([.I109]&gt;=2;RANDBETWEEN(0; 200);&quot;0&quot;)" office:value-type="float" office:value="120" calcext:value-type="float">
            <text:p>120</text:p>
          </table:table-cell>
          <table:table-cell table:formula="of:=IF([.I109]&gt;=3;RANDBETWEEN(0; 200);&quot;0&quot;)" office:value-type="float" office:value="129" calcext:value-type="float">
            <text:p>129</text:p>
          </table:table-cell>
          <table:table-cell table:formula="of:=IF([.I109]&gt;=4;RANDBETWEEN(0; 200);&quot;0&quot;)" office:value-type="float" office:value="124" calcext:value-type="float">
            <text:p>124</text:p>
          </table:table-cell>
          <table:table-cell table:formula="of:=RANDBETWEEN(1000000; 60000000)/1000000" office:value-type="float" office:value="20.663882" calcext:value-type="float">
            <text:p>20,663882</text:p>
          </table:table-cell>
          <table:table-cell table:formula="of:=RANDBETWEEN(1000000; 60000000)/1000000" office:value-type="float" office:value="5.28835" calcext:value-type="float">
            <text:p>5,28835</text:p>
          </table:table-cell>
          <table:table-cell table:formula="of:=RANDBETWEEN(0; 21)" office:value-type="float" office:value="4" calcext:value-type="float">
            <text:p>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8" calcext:value-type="float">
            <text:p>18</text:p>
          </table:table-cell>
          <table:table-cell table:formula="of:=RANDBETWEEN(1000; 3500)" office:value-type="float" office:value="3292" calcext:value-type="float">
            <text:p>3292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63" calcext:value-type="float">
            <text:p>63</text:p>
          </table:table-cell>
          <table:table-cell table:formula="of:=RANDBETWEEN(3000; 4000)" office:value-type="float" office:value="3683" calcext:value-type="float">
            <text:p>3683</text:p>
          </table:table-cell>
          <table:table-cell table:formula="of:=RANDBETWEEN(15; 35)" office:value-type="float" office:value="22" calcext:value-type="float">
            <text:p>22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10]&gt;=1;RANDBETWEEN(0; 200);&quot;0&quot;)" office:value-type="float" office:value="9" calcext:value-type="float">
            <text:p>9</text:p>
          </table:table-cell>
          <table:table-cell table:formula="of:=IF([.I110]&gt;=2;RANDBETWEEN(0; 200);&quot;0&quot;)" office:value-type="float" office:value="9" calcext:value-type="float">
            <text:p>9</text:p>
          </table:table-cell>
          <table:table-cell table:formula="of:=IF([.I110]&gt;=3;RANDBETWEEN(0; 200);&quot;0&quot;)" office:value-type="string" office:string-value="0" calcext:value-type="string">
            <text:p>0</text:p>
          </table:table-cell>
          <table:table-cell table:formula="of:=IF([.I11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3.11584" calcext:value-type="float">
            <text:p>33,11584</text:p>
          </table:table-cell>
          <table:table-cell table:formula="of:=RANDBETWEEN(1000000; 60000000)/1000000" office:value-type="float" office:value="42.995075" calcext:value-type="float">
            <text:p>42,995075</text:p>
          </table:table-cell>
          <table:table-cell table:formula="of:=RANDBETWEEN(0; 21)" office:value-type="float" office:value="20" calcext:value-type="float">
            <text:p>20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3" calcext:value-type="float">
            <text:p>93</text:p>
          </table:table-cell>
          <table:table-cell table:formula="of:=RANDBETWEEN(1000; 3500)" office:value-type="float" office:value="2390" calcext:value-type="float">
            <text:p>2390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59" calcext:value-type="float">
            <text:p>59</text:p>
          </table:table-cell>
          <table:table-cell table:formula="of:=RANDBETWEEN(3000; 4000)" office:value-type="float" office:value="3814" calcext:value-type="float">
            <text:p>3814</text:p>
          </table:table-cell>
          <table:table-cell table:formula="of:=RANDBETWEEN(15; 35)" office:value-type="float" office:value="23" calcext:value-type="float">
            <text:p>23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11]&gt;=1;RANDBETWEEN(0; 200);&quot;0&quot;)" office:value-type="float" office:value="149" calcext:value-type="float">
            <text:p>149</text:p>
          </table:table-cell>
          <table:table-cell table:formula="of:=IF([.I111]&gt;=2;RANDBETWEEN(0; 200);&quot;0&quot;)" office:value-type="float" office:value="17" calcext:value-type="float">
            <text:p>17</text:p>
          </table:table-cell>
          <table:table-cell table:formula="of:=IF([.I111]&gt;=3;RANDBETWEEN(0; 200);&quot;0&quot;)" office:value-type="float" office:value="135" calcext:value-type="float">
            <text:p>135</text:p>
          </table:table-cell>
          <table:table-cell table:formula="of:=IF([.I11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0.303079" calcext:value-type="float">
            <text:p>10,303079</text:p>
          </table:table-cell>
          <table:table-cell table:formula="of:=RANDBETWEEN(1000000; 60000000)/1000000" office:value-type="float" office:value="54.238137" calcext:value-type="float">
            <text:p>54,238137</text:p>
          </table:table-cell>
          <table:table-cell table:formula="of:=RANDBETWEEN(0; 21)" office:value-type="float" office:value="9" calcext:value-type="float">
            <text:p>9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2" calcext:value-type="float">
            <text:p>122</text:p>
          </table:table-cell>
          <table:table-cell table:formula="of:=RANDBETWEEN(1000; 3500)" office:value-type="float" office:value="2735" calcext:value-type="float">
            <text:p>2735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75" calcext:value-type="float">
            <text:p>75</text:p>
          </table:table-cell>
          <table:table-cell table:formula="of:=RANDBETWEEN(3000; 4000)" office:value-type="float" office:value="3665" calcext:value-type="float">
            <text:p>3665</text:p>
          </table:table-cell>
          <table:table-cell table:formula="of:=RANDBETWEEN(15; 35)" office:value-type="float" office:value="24" calcext:value-type="float">
            <text:p>24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12]&gt;=1;RANDBETWEEN(0; 200);&quot;0&quot;)" office:value-type="string" office:string-value="0" calcext:value-type="string">
            <text:p>0</text:p>
          </table:table-cell>
          <table:table-cell table:formula="of:=IF([.I112]&gt;=2;RANDBETWEEN(0; 200);&quot;0&quot;)" office:value-type="string" office:string-value="0" calcext:value-type="string">
            <text:p>0</text:p>
          </table:table-cell>
          <table:table-cell table:formula="of:=IF([.I112]&gt;=3;RANDBETWEEN(0; 200);&quot;0&quot;)" office:value-type="string" office:string-value="0" calcext:value-type="string">
            <text:p>0</text:p>
          </table:table-cell>
          <table:table-cell table:formula="of:=IF([.I11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.539324" calcext:value-type="float">
            <text:p>1,539324</text:p>
          </table:table-cell>
          <table:table-cell table:formula="of:=RANDBETWEEN(1000000; 60000000)/1000000" office:value-type="float" office:value="28.560272" calcext:value-type="float">
            <text:p>28,560272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0" calcext:value-type="float">
            <text:p>40</text:p>
          </table:table-cell>
          <table:table-cell table:formula="of:=RANDBETWEEN(1000; 3500)" office:value-type="float" office:value="2958" calcext:value-type="float">
            <text:p>2958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129" calcext:value-type="float">
            <text:p>129</text:p>
          </table:table-cell>
          <table:table-cell table:formula="of:=RANDBETWEEN(3000; 4000)" office:value-type="float" office:value="3337" calcext:value-type="float">
            <text:p>3337</text:p>
          </table:table-cell>
          <table:table-cell table:formula="of:=RANDBETWEEN(15; 35)" office:value-type="float" office:value="17" calcext:value-type="float">
            <text:p>17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13]&gt;=1;RANDBETWEEN(0; 200);&quot;0&quot;)" office:value-type="float" office:value="3" calcext:value-type="float">
            <text:p>3</text:p>
          </table:table-cell>
          <table:table-cell table:formula="of:=IF([.I113]&gt;=2;RANDBETWEEN(0; 200);&quot;0&quot;)" office:value-type="float" office:value="52" calcext:value-type="float">
            <text:p>52</text:p>
          </table:table-cell>
          <table:table-cell table:formula="of:=IF([.I113]&gt;=3;RANDBETWEEN(0; 200);&quot;0&quot;)" office:value-type="float" office:value="95" calcext:value-type="float">
            <text:p>95</text:p>
          </table:table-cell>
          <table:table-cell table:formula="of:=IF([.I11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4.375156" calcext:value-type="float">
            <text:p>54,375156</text:p>
          </table:table-cell>
          <table:table-cell table:formula="of:=RANDBETWEEN(1000000; 60000000)/1000000" office:value-type="float" office:value="58.590302" calcext:value-type="float">
            <text:p>58,590302</text:p>
          </table:table-cell>
          <table:table-cell table:formula="of:=RANDBETWEEN(0; 21)" office:value-type="float" office:value="17" calcext:value-type="float">
            <text:p>1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70" calcext:value-type="float">
            <text:p>70</text:p>
          </table:table-cell>
          <table:table-cell table:formula="of:=RANDBETWEEN(1000; 3500)" office:value-type="float" office:value="1893" calcext:value-type="float">
            <text:p>1893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22" calcext:value-type="float">
            <text:p>22</text:p>
          </table:table-cell>
          <table:table-cell table:formula="of:=RANDBETWEEN(3000; 4000)" office:value-type="float" office:value="3457" calcext:value-type="float">
            <text:p>3457</text:p>
          </table:table-cell>
          <table:table-cell table:formula="of:=RANDBETWEEN(15; 35)" office:value-type="float" office:value="30" calcext:value-type="float">
            <text:p>30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114]&gt;=1;RANDBETWEEN(0; 200);&quot;0&quot;)" office:value-type="float" office:value="7" calcext:value-type="float">
            <text:p>7</text:p>
          </table:table-cell>
          <table:table-cell table:formula="of:=IF([.I114]&gt;=2;RANDBETWEEN(0; 200);&quot;0&quot;)" office:value-type="float" office:value="6" calcext:value-type="float">
            <text:p>6</text:p>
          </table:table-cell>
          <table:table-cell table:formula="of:=IF([.I114]&gt;=3;RANDBETWEEN(0; 200);&quot;0&quot;)" office:value-type="float" office:value="34" calcext:value-type="float">
            <text:p>34</text:p>
          </table:table-cell>
          <table:table-cell table:formula="of:=IF([.I114]&gt;=4;RANDBETWEEN(0; 200);&quot;0&quot;)" office:value-type="float" office:value="171" calcext:value-type="float">
            <text:p>171</text:p>
          </table:table-cell>
          <table:table-cell table:formula="of:=RANDBETWEEN(1000000; 60000000)/1000000" office:value-type="float" office:value="39.987901" calcext:value-type="float">
            <text:p>39,987901</text:p>
          </table:table-cell>
          <table:table-cell table:formula="of:=RANDBETWEEN(1000000; 60000000)/1000000" office:value-type="float" office:value="44.118131" calcext:value-type="float">
            <text:p>44,118131</text:p>
          </table:table-cell>
          <table:table-cell table:formula="of:=RANDBETWEEN(0; 21)" office:value-type="float" office:value="10" calcext:value-type="float">
            <text:p>10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4" calcext:value-type="float">
            <text:p>24</text:p>
          </table:table-cell>
          <table:table-cell table:formula="of:=RANDBETWEEN(1000; 3500)" office:value-type="float" office:value="2468" calcext:value-type="float">
            <text:p>2468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63" calcext:value-type="float">
            <text:p>63</text:p>
          </table:table-cell>
          <table:table-cell table:formula="of:=RANDBETWEEN(3000; 4000)" office:value-type="float" office:value="3133" calcext:value-type="float">
            <text:p>3133</text:p>
          </table:table-cell>
          <table:table-cell table:formula="of:=RANDBETWEEN(15; 35)" office:value-type="float" office:value="19" calcext:value-type="float">
            <text:p>19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115]&gt;=1;RANDBETWEEN(0; 200);&quot;0&quot;)" office:value-type="float" office:value="37" calcext:value-type="float">
            <text:p>37</text:p>
          </table:table-cell>
          <table:table-cell table:formula="of:=IF([.I115]&gt;=2;RANDBETWEEN(0; 200);&quot;0&quot;)" office:value-type="float" office:value="46" calcext:value-type="float">
            <text:p>46</text:p>
          </table:table-cell>
          <table:table-cell table:formula="of:=IF([.I115]&gt;=3;RANDBETWEEN(0; 200);&quot;0&quot;)" office:value-type="float" office:value="148" calcext:value-type="float">
            <text:p>148</text:p>
          </table:table-cell>
          <table:table-cell table:formula="of:=IF([.I115]&gt;=4;RANDBETWEEN(0; 200);&quot;0&quot;)" office:value-type="float" office:value="136" calcext:value-type="float">
            <text:p>136</text:p>
          </table:table-cell>
          <table:table-cell table:formula="of:=RANDBETWEEN(1000000; 60000000)/1000000" office:value-type="float" office:value="28.752917" calcext:value-type="float">
            <text:p>28,752917</text:p>
          </table:table-cell>
          <table:table-cell table:formula="of:=RANDBETWEEN(1000000; 60000000)/1000000" office:value-type="float" office:value="57.766155" calcext:value-type="float">
            <text:p>57,766155</text:p>
          </table:table-cell>
          <table:table-cell table:formula="of:=RANDBETWEEN(0; 21)" office:value-type="float" office:value="2" calcext:value-type="float">
            <text:p>2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6" calcext:value-type="float">
            <text:p>106</text:p>
          </table:table-cell>
          <table:table-cell table:formula="of:=RANDBETWEEN(1000; 3500)" office:value-type="float" office:value="1779" calcext:value-type="float">
            <text:p>1779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128" calcext:value-type="float">
            <text:p>128</text:p>
          </table:table-cell>
          <table:table-cell table:formula="of:=RANDBETWEEN(3000; 4000)" office:value-type="float" office:value="3108" calcext:value-type="float">
            <text:p>3108</text:p>
          </table:table-cell>
          <table:table-cell table:formula="of:=RANDBETWEEN(15; 35)" office:value-type="float" office:value="23" calcext:value-type="float">
            <text:p>23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116]&gt;=1;RANDBETWEEN(0; 200);&quot;0&quot;)" office:value-type="float" office:value="6" calcext:value-type="float">
            <text:p>6</text:p>
          </table:table-cell>
          <table:table-cell table:formula="of:=IF([.I116]&gt;=2;RANDBETWEEN(0; 200);&quot;0&quot;)" office:value-type="string" office:string-value="0" calcext:value-type="string">
            <text:p>0</text:p>
          </table:table-cell>
          <table:table-cell table:formula="of:=IF([.I116]&gt;=3;RANDBETWEEN(0; 200);&quot;0&quot;)" office:value-type="string" office:string-value="0" calcext:value-type="string">
            <text:p>0</text:p>
          </table:table-cell>
          <table:table-cell table:formula="of:=IF([.I11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7.883936" calcext:value-type="float">
            <text:p>27,883936</text:p>
          </table:table-cell>
          <table:table-cell table:formula="of:=RANDBETWEEN(1000000; 60000000)/1000000" office:value-type="float" office:value="53.219272" calcext:value-type="float">
            <text:p>53,219272</text:p>
          </table:table-cell>
          <table:table-cell table:formula="of:=RANDBETWEEN(0; 21)" office:value-type="float" office:value="11" calcext:value-type="float">
            <text:p>11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4" calcext:value-type="float">
            <text:p>124</text:p>
          </table:table-cell>
          <table:table-cell table:formula="of:=RANDBETWEEN(1000; 3500)" office:value-type="float" office:value="2689" calcext:value-type="float">
            <text:p>2689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43" calcext:value-type="float">
            <text:p>43</text:p>
          </table:table-cell>
          <table:table-cell table:formula="of:=RANDBETWEEN(3000; 4000)" office:value-type="float" office:value="3012" calcext:value-type="float">
            <text:p>3012</text:p>
          </table:table-cell>
          <table:table-cell table:formula="of:=RANDBETWEEN(15; 35)" office:value-type="float" office:value="31" calcext:value-type="float">
            <text:p>31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17]&gt;=1;RANDBETWEEN(0; 200);&quot;0&quot;)" office:value-type="string" office:string-value="0" calcext:value-type="string">
            <text:p>0</text:p>
          </table:table-cell>
          <table:table-cell table:formula="of:=IF([.I117]&gt;=2;RANDBETWEEN(0; 200);&quot;0&quot;)" office:value-type="string" office:string-value="0" calcext:value-type="string">
            <text:p>0</text:p>
          </table:table-cell>
          <table:table-cell table:formula="of:=IF([.I117]&gt;=3;RANDBETWEEN(0; 200);&quot;0&quot;)" office:value-type="string" office:string-value="0" calcext:value-type="string">
            <text:p>0</text:p>
          </table:table-cell>
          <table:table-cell table:formula="of:=IF([.I11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1.700157" calcext:value-type="float">
            <text:p>11,700157</text:p>
          </table:table-cell>
          <table:table-cell table:formula="of:=RANDBETWEEN(1000000; 60000000)/1000000" office:value-type="float" office:value="18.599691" calcext:value-type="float">
            <text:p>18,599691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2" calcext:value-type="float">
            <text:p>112</text:p>
          </table:table-cell>
          <table:table-cell table:formula="of:=RANDBETWEEN(1000; 3500)" office:value-type="float" office:value="2157" calcext:value-type="float">
            <text:p>2157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15" calcext:value-type="float">
            <text:p>115</text:p>
          </table:table-cell>
          <table:table-cell table:formula="of:=RANDBETWEEN(3000; 4000)" office:value-type="float" office:value="3658" calcext:value-type="float">
            <text:p>3658</text:p>
          </table:table-cell>
          <table:table-cell table:formula="of:=RANDBETWEEN(15; 35)" office:value-type="float" office:value="33" calcext:value-type="float">
            <text:p>33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118]&gt;=1;RANDBETWEEN(0; 200);&quot;0&quot;)" office:value-type="float" office:value="47" calcext:value-type="float">
            <text:p>47</text:p>
          </table:table-cell>
          <table:table-cell table:formula="of:=IF([.I118]&gt;=2;RANDBETWEEN(0; 200);&quot;0&quot;)" office:value-type="string" office:string-value="0" calcext:value-type="string">
            <text:p>0</text:p>
          </table:table-cell>
          <table:table-cell table:formula="of:=IF([.I118]&gt;=3;RANDBETWEEN(0; 200);&quot;0&quot;)" office:value-type="string" office:string-value="0" calcext:value-type="string">
            <text:p>0</text:p>
          </table:table-cell>
          <table:table-cell table:formula="of:=IF([.I11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54.933127" calcext:value-type="float">
            <text:p>54,933127</text:p>
          </table:table-cell>
          <table:table-cell table:formula="of:=RANDBETWEEN(1000000; 60000000)/1000000" office:value-type="float" office:value="30.113457" calcext:value-type="float">
            <text:p>30,113457</text:p>
          </table:table-cell>
          <table:table-cell table:formula="of:=RANDBETWEEN(0; 21)" office:value-type="float" office:value="16" calcext:value-type="float">
            <text:p>16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9" calcext:value-type="float">
            <text:p>99</text:p>
          </table:table-cell>
          <table:table-cell table:formula="of:=RANDBETWEEN(1000; 3500)" office:value-type="float" office:value="1060" calcext:value-type="float">
            <text:p>1060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9" calcext:value-type="float">
            <text:p>9</text:p>
          </table:table-cell>
          <table:table-cell table:formula="of:=RANDBETWEEN(3000; 4000)" office:value-type="float" office:value="3103" calcext:value-type="float">
            <text:p>3103</text:p>
          </table:table-cell>
          <table:table-cell table:formula="of:=RANDBETWEEN(15; 35)" office:value-type="float" office:value="19" calcext:value-type="float">
            <text:p>19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19]&gt;=1;RANDBETWEEN(0; 200);&quot;0&quot;)" office:value-type="float" office:value="133" calcext:value-type="float">
            <text:p>133</text:p>
          </table:table-cell>
          <table:table-cell table:formula="of:=IF([.I119]&gt;=2;RANDBETWEEN(0; 200);&quot;0&quot;)" office:value-type="float" office:value="139" calcext:value-type="float">
            <text:p>139</text:p>
          </table:table-cell>
          <table:table-cell table:formula="of:=IF([.I119]&gt;=3;RANDBETWEEN(0; 200);&quot;0&quot;)" office:value-type="string" office:string-value="0" calcext:value-type="string">
            <text:p>0</text:p>
          </table:table-cell>
          <table:table-cell table:formula="of:=IF([.I11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7.258144" calcext:value-type="float">
            <text:p>27,258144</text:p>
          </table:table-cell>
          <table:table-cell table:formula="of:=RANDBETWEEN(1000000; 60000000)/1000000" office:value-type="float" office:value="32.230704" calcext:value-type="float">
            <text:p>32,230704</text:p>
          </table:table-cell>
          <table:table-cell table:formula="of:=RANDBETWEEN(0; 21)" office:value-type="float" office:value="1" calcext:value-type="float">
            <text:p>1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2" calcext:value-type="float">
            <text:p>102</text:p>
          </table:table-cell>
          <table:table-cell table:formula="of:=RANDBETWEEN(1000; 3500)" office:value-type="float" office:value="3140" calcext:value-type="float">
            <text:p>3140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7" calcext:value-type="float">
            <text:p>7</text:p>
          </table:table-cell>
          <table:table-cell table:formula="of:=RANDBETWEEN(3000; 4000)" office:value-type="float" office:value="3173" calcext:value-type="float">
            <text:p>3173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20]&gt;=1;RANDBETWEEN(0; 200);&quot;0&quot;)" office:value-type="float" office:value="78" calcext:value-type="float">
            <text:p>78</text:p>
          </table:table-cell>
          <table:table-cell table:formula="of:=IF([.I120]&gt;=2;RANDBETWEEN(0; 200);&quot;0&quot;)" office:value-type="float" office:value="137" calcext:value-type="float">
            <text:p>137</text:p>
          </table:table-cell>
          <table:table-cell table:formula="of:=IF([.I120]&gt;=3;RANDBETWEEN(0; 200);&quot;0&quot;)" office:value-type="float" office:value="137" calcext:value-type="float">
            <text:p>137</text:p>
          </table:table-cell>
          <table:table-cell table:formula="of:=IF([.I12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8.513748" calcext:value-type="float">
            <text:p>28,513748</text:p>
          </table:table-cell>
          <table:table-cell table:formula="of:=RANDBETWEEN(1000000; 60000000)/1000000" office:value-type="float" office:value="28.771418" calcext:value-type="float">
            <text:p>28,771418</text:p>
          </table:table-cell>
          <table:table-cell table:formula="of:=RANDBETWEEN(0; 21)" office:value-type="float" office:value="18" calcext:value-type="float">
            <text:p>1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5" calcext:value-type="float">
            <text:p>45</text:p>
          </table:table-cell>
          <table:table-cell table:formula="of:=RANDBETWEEN(1000; 3500)" office:value-type="float" office:value="3446" calcext:value-type="float">
            <text:p>3446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26" calcext:value-type="float">
            <text:p>26</text:p>
          </table:table-cell>
          <table:table-cell table:formula="of:=RANDBETWEEN(3000; 4000)" office:value-type="float" office:value="3275" calcext:value-type="float">
            <text:p>3275</text:p>
          </table:table-cell>
          <table:table-cell table:formula="of:=RANDBETWEEN(15; 35)" office:value-type="float" office:value="27" calcext:value-type="float">
            <text:p>27</text:p>
          </table:table-cell>
          <table:table-cell table:formula="of:=RANDBETWEEN(0; 4)" office:value-type="float" office:value="4" calcext:value-type="float">
            <text:p>4</text:p>
          </table:table-cell>
          <table:table-cell table:formula="of:=IF([.I121]&gt;=1;RANDBETWEEN(0; 200);&quot;0&quot;)" office:value-type="float" office:value="140" calcext:value-type="float">
            <text:p>140</text:p>
          </table:table-cell>
          <table:table-cell table:formula="of:=IF([.I121]&gt;=2;RANDBETWEEN(0; 200);&quot;0&quot;)" office:value-type="float" office:value="135" calcext:value-type="float">
            <text:p>135</text:p>
          </table:table-cell>
          <table:table-cell table:formula="of:=IF([.I121]&gt;=3;RANDBETWEEN(0; 200);&quot;0&quot;)" office:value-type="float" office:value="49" calcext:value-type="float">
            <text:p>49</text:p>
          </table:table-cell>
          <table:table-cell table:formula="of:=IF([.I121]&gt;=4;RANDBETWEEN(0; 200);&quot;0&quot;)" office:value-type="float" office:value="74" calcext:value-type="float">
            <text:p>74</text:p>
          </table:table-cell>
          <table:table-cell table:formula="of:=RANDBETWEEN(1000000; 60000000)/1000000" office:value-type="float" office:value="52.570327" calcext:value-type="float">
            <text:p>52,570327</text:p>
          </table:table-cell>
          <table:table-cell table:formula="of:=RANDBETWEEN(1000000; 60000000)/1000000" office:value-type="float" office:value="42.113926" calcext:value-type="float">
            <text:p>42,113926</text:p>
          </table:table-cell>
          <table:table-cell table:formula="of:=RANDBETWEEN(0; 21)" office:value-type="float" office:value="1" calcext:value-type="float">
            <text:p>1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4" calcext:value-type="float">
            <text:p>104</text:p>
          </table:table-cell>
          <table:table-cell table:formula="of:=RANDBETWEEN(1000; 3500)" office:value-type="float" office:value="3431" calcext:value-type="float">
            <text:p>3431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35" calcext:value-type="float">
            <text:p>35</text:p>
          </table:table-cell>
          <table:table-cell table:formula="of:=RANDBETWEEN(3000; 4000)" office:value-type="float" office:value="3706" calcext:value-type="float">
            <text:p>3706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22]&gt;=1;RANDBETWEEN(0; 200);&quot;0&quot;)" office:value-type="float" office:value="87" calcext:value-type="float">
            <text:p>87</text:p>
          </table:table-cell>
          <table:table-cell table:formula="of:=IF([.I122]&gt;=2;RANDBETWEEN(0; 200);&quot;0&quot;)" office:value-type="float" office:value="183" calcext:value-type="float">
            <text:p>183</text:p>
          </table:table-cell>
          <table:table-cell table:formula="of:=IF([.I122]&gt;=3;RANDBETWEEN(0; 200);&quot;0&quot;)" office:value-type="string" office:string-value="0" calcext:value-type="string">
            <text:p>0</text:p>
          </table:table-cell>
          <table:table-cell table:formula="of:=IF([.I12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8.124119" calcext:value-type="float">
            <text:p>48,124119</text:p>
          </table:table-cell>
          <table:table-cell table:formula="of:=RANDBETWEEN(1000000; 60000000)/1000000" office:value-type="float" office:value="42.859986" calcext:value-type="float">
            <text:p>42,859986</text:p>
          </table:table-cell>
          <table:table-cell table:formula="of:=RANDBETWEEN(0; 21)" office:value-type="float" office:value="8" calcext:value-type="float">
            <text:p>8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" calcext:value-type="float">
            <text:p>2</text:p>
          </table:table-cell>
          <table:table-cell table:formula="of:=RANDBETWEEN(1000; 3500)" office:value-type="float" office:value="2108" calcext:value-type="float">
            <text:p>2108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3" calcext:value-type="float">
            <text:p>3</text:p>
          </table:table-cell>
          <table:table-cell table:formula="of:=RANDBETWEEN(3000; 4000)" office:value-type="float" office:value="3765" calcext:value-type="float">
            <text:p>3765</text:p>
          </table:table-cell>
          <table:table-cell table:formula="of:=RANDBETWEEN(15; 35)" office:value-type="float" office:value="25" calcext:value-type="float">
            <text:p>25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23]&gt;=1;RANDBETWEEN(0; 200);&quot;0&quot;)" office:value-type="float" office:value="31" calcext:value-type="float">
            <text:p>31</text:p>
          </table:table-cell>
          <table:table-cell table:formula="of:=IF([.I123]&gt;=2;RANDBETWEEN(0; 200);&quot;0&quot;)" office:value-type="float" office:value="125" calcext:value-type="float">
            <text:p>125</text:p>
          </table:table-cell>
          <table:table-cell table:formula="of:=IF([.I123]&gt;=3;RANDBETWEEN(0; 200);&quot;0&quot;)" office:value-type="string" office:string-value="0" calcext:value-type="string">
            <text:p>0</text:p>
          </table:table-cell>
          <table:table-cell table:formula="of:=IF([.I12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0.733497" calcext:value-type="float">
            <text:p>30,733497</text:p>
          </table:table-cell>
          <table:table-cell table:formula="of:=RANDBETWEEN(1000000; 60000000)/1000000" office:value-type="float" office:value="38.211483" calcext:value-type="float">
            <text:p>38,211483</text:p>
          </table:table-cell>
          <table:table-cell table:formula="of:=RANDBETWEEN(0; 21)" office:value-type="float" office:value="10" calcext:value-type="float">
            <text:p>10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7" calcext:value-type="float">
            <text:p>87</text:p>
          </table:table-cell>
          <table:table-cell table:formula="of:=RANDBETWEEN(1000; 3500)" office:value-type="float" office:value="1513" calcext:value-type="float">
            <text:p>1513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97" calcext:value-type="float">
            <text:p>97</text:p>
          </table:table-cell>
          <table:table-cell table:formula="of:=RANDBETWEEN(3000; 4000)" office:value-type="float" office:value="3896" calcext:value-type="float">
            <text:p>3896</text:p>
          </table:table-cell>
          <table:table-cell table:formula="of:=RANDBETWEEN(15; 35)" office:value-type="float" office:value="15" calcext:value-type="float">
            <text:p>15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124]&gt;=1;RANDBETWEEN(0; 200);&quot;0&quot;)" office:value-type="float" office:value="165" calcext:value-type="float">
            <text:p>165</text:p>
          </table:table-cell>
          <table:table-cell table:formula="of:=IF([.I124]&gt;=2;RANDBETWEEN(0; 200);&quot;0&quot;)" office:value-type="string" office:string-value="0" calcext:value-type="string">
            <text:p>0</text:p>
          </table:table-cell>
          <table:table-cell table:formula="of:=IF([.I124]&gt;=3;RANDBETWEEN(0; 200);&quot;0&quot;)" office:value-type="string" office:string-value="0" calcext:value-type="string">
            <text:p>0</text:p>
          </table:table-cell>
          <table:table-cell table:formula="of:=IF([.I12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6.60816" calcext:value-type="float">
            <text:p>36,60816</text:p>
          </table:table-cell>
          <table:table-cell table:formula="of:=RANDBETWEEN(1000000; 60000000)/1000000" office:value-type="float" office:value="37.94798" calcext:value-type="float">
            <text:p>37,94798</text:p>
          </table:table-cell>
          <table:table-cell table:formula="of:=RANDBETWEEN(0; 21)" office:value-type="float" office:value="21" calcext:value-type="float">
            <text:p>21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62" calcext:value-type="float">
            <text:p>62</text:p>
          </table:table-cell>
          <table:table-cell table:formula="of:=RANDBETWEEN(1000; 3500)" office:value-type="float" office:value="1338" calcext:value-type="float">
            <text:p>1338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14" calcext:value-type="float">
            <text:p>14</text:p>
          </table:table-cell>
          <table:table-cell table:formula="of:=RANDBETWEEN(3000; 4000)" office:value-type="float" office:value="3062" calcext:value-type="float">
            <text:p>3062</text:p>
          </table:table-cell>
          <table:table-cell table:formula="of:=RANDBETWEEN(15; 35)" office:value-type="float" office:value="24" calcext:value-type="float">
            <text:p>24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25]&gt;=1;RANDBETWEEN(0; 200);&quot;0&quot;)" office:value-type="float" office:value="0" calcext:value-type="float">
            <text:p>0</text:p>
          </table:table-cell>
          <table:table-cell table:formula="of:=IF([.I125]&gt;=2;RANDBETWEEN(0; 200);&quot;0&quot;)" office:value-type="float" office:value="121" calcext:value-type="float">
            <text:p>121</text:p>
          </table:table-cell>
          <table:table-cell table:formula="of:=IF([.I125]&gt;=3;RANDBETWEEN(0; 200);&quot;0&quot;)" office:value-type="string" office:string-value="0" calcext:value-type="string">
            <text:p>0</text:p>
          </table:table-cell>
          <table:table-cell table:formula="of:=IF([.I12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1.346977" calcext:value-type="float">
            <text:p>31,346977</text:p>
          </table:table-cell>
          <table:table-cell table:formula="of:=RANDBETWEEN(1000000; 60000000)/1000000" office:value-type="float" office:value="31.168946" calcext:value-type="float">
            <text:p>31,168946</text:p>
          </table:table-cell>
          <table:table-cell table:formula="of:=RANDBETWEEN(0; 21)" office:value-type="float" office:value="12" calcext:value-type="float">
            <text:p>12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8" calcext:value-type="float">
            <text:p>128</text:p>
          </table:table-cell>
          <table:table-cell table:formula="of:=RANDBETWEEN(1000; 3500)" office:value-type="float" office:value="3474" calcext:value-type="float">
            <text:p>3474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12" calcext:value-type="float">
            <text:p>12</text:p>
          </table:table-cell>
          <table:table-cell table:formula="of:=RANDBETWEEN(3000; 4000)" office:value-type="float" office:value="3606" calcext:value-type="float">
            <text:p>3606</text:p>
          </table:table-cell>
          <table:table-cell table:formula="of:=RANDBETWEEN(15; 35)" office:value-type="float" office:value="31" calcext:value-type="float">
            <text:p>31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26]&gt;=1;RANDBETWEEN(0; 200);&quot;0&quot;)" office:value-type="float" office:value="132" calcext:value-type="float">
            <text:p>132</text:p>
          </table:table-cell>
          <table:table-cell table:formula="of:=IF([.I126]&gt;=2;RANDBETWEEN(0; 200);&quot;0&quot;)" office:value-type="float" office:value="74" calcext:value-type="float">
            <text:p>74</text:p>
          </table:table-cell>
          <table:table-cell table:formula="of:=IF([.I126]&gt;=3;RANDBETWEEN(0; 200);&quot;0&quot;)" office:value-type="float" office:value="12" calcext:value-type="float">
            <text:p>12</text:p>
          </table:table-cell>
          <table:table-cell table:formula="of:=IF([.I12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9.524289" calcext:value-type="float">
            <text:p>49,524289</text:p>
          </table:table-cell>
          <table:table-cell table:formula="of:=RANDBETWEEN(1000000; 60000000)/1000000" office:value-type="float" office:value="51.686239" calcext:value-type="float">
            <text:p>51,686239</text:p>
          </table:table-cell>
          <table:table-cell table:formula="of:=RANDBETWEEN(0; 21)" office:value-type="float" office:value="3" calcext:value-type="float">
            <text:p>3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9" calcext:value-type="float">
            <text:p>119</text:p>
          </table:table-cell>
          <table:table-cell table:formula="of:=RANDBETWEEN(1000; 3500)" office:value-type="float" office:value="1837" calcext:value-type="float">
            <text:p>1837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38" calcext:value-type="float">
            <text:p>38</text:p>
          </table:table-cell>
          <table:table-cell table:formula="of:=RANDBETWEEN(3000; 4000)" office:value-type="float" office:value="3730" calcext:value-type="float">
            <text:p>3730</text:p>
          </table:table-cell>
          <table:table-cell table:formula="of:=RANDBETWEEN(15; 35)" office:value-type="float" office:value="34" calcext:value-type="float">
            <text:p>34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27]&gt;=1;RANDBETWEEN(0; 200);&quot;0&quot;)" office:value-type="float" office:value="84" calcext:value-type="float">
            <text:p>84</text:p>
          </table:table-cell>
          <table:table-cell table:formula="of:=IF([.I127]&gt;=2;RANDBETWEEN(0; 200);&quot;0&quot;)" office:value-type="float" office:value="16" calcext:value-type="float">
            <text:p>16</text:p>
          </table:table-cell>
          <table:table-cell table:formula="of:=IF([.I127]&gt;=3;RANDBETWEEN(0; 200);&quot;0&quot;)" office:value-type="float" office:value="23" calcext:value-type="float">
            <text:p>23</text:p>
          </table:table-cell>
          <table:table-cell table:formula="of:=IF([.I12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8.512509" calcext:value-type="float">
            <text:p>8,512509</text:p>
          </table:table-cell>
          <table:table-cell table:formula="of:=RANDBETWEEN(1000000; 60000000)/1000000" office:value-type="float" office:value="9.219324" calcext:value-type="float">
            <text:p>9,219324</text:p>
          </table:table-cell>
          <table:table-cell table:formula="of:=RANDBETWEEN(0; 21)" office:value-type="float" office:value="19" calcext:value-type="float">
            <text:p>19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71" calcext:value-type="float">
            <text:p>71</text:p>
          </table:table-cell>
          <table:table-cell table:formula="of:=RANDBETWEEN(1000; 3500)" office:value-type="float" office:value="1306" calcext:value-type="float">
            <text:p>1306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67" calcext:value-type="float">
            <text:p>67</text:p>
          </table:table-cell>
          <table:table-cell table:formula="of:=RANDBETWEEN(3000; 4000)" office:value-type="float" office:value="3485" calcext:value-type="float">
            <text:p>3485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28]&gt;=1;RANDBETWEEN(0; 200);&quot;0&quot;)" office:value-type="string" office:string-value="0" calcext:value-type="string">
            <text:p>0</text:p>
          </table:table-cell>
          <table:table-cell table:formula="of:=IF([.I128]&gt;=2;RANDBETWEEN(0; 200);&quot;0&quot;)" office:value-type="string" office:string-value="0" calcext:value-type="string">
            <text:p>0</text:p>
          </table:table-cell>
          <table:table-cell table:formula="of:=IF([.I128]&gt;=3;RANDBETWEEN(0; 200);&quot;0&quot;)" office:value-type="string" office:string-value="0" calcext:value-type="string">
            <text:p>0</text:p>
          </table:table-cell>
          <table:table-cell table:formula="of:=IF([.I12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7.882489" calcext:value-type="float">
            <text:p>47,882489</text:p>
          </table:table-cell>
          <table:table-cell table:formula="of:=RANDBETWEEN(1000000; 60000000)/1000000" office:value-type="float" office:value="44.88728" calcext:value-type="float">
            <text:p>44,88728</text:p>
          </table:table-cell>
          <table:table-cell table:formula="of:=RANDBETWEEN(0; 21)" office:value-type="float" office:value="5" calcext:value-type="float">
            <text:p>5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94" calcext:value-type="float">
            <text:p>94</text:p>
          </table:table-cell>
          <table:table-cell table:formula="of:=RANDBETWEEN(1000; 3500)" office:value-type="float" office:value="2895" calcext:value-type="float">
            <text:p>2895</text:p>
          </table:table-cell>
          <table:table-cell table:formula="of:=RANDBETWEEN(4; 10)" office:value-type="float" office:value="10" calcext:value-type="float">
            <text:p>10</text:p>
          </table:table-cell>
          <table:table-cell table:formula="of:=RANDBETWEEN(0; 130)" office:value-type="float" office:value="54" calcext:value-type="float">
            <text:p>54</text:p>
          </table:table-cell>
          <table:table-cell table:formula="of:=RANDBETWEEN(3000; 4000)" office:value-type="float" office:value="3162" calcext:value-type="float">
            <text:p>3162</text:p>
          </table:table-cell>
          <table:table-cell table:formula="of:=RANDBETWEEN(15; 35)" office:value-type="float" office:value="32" calcext:value-type="float">
            <text:p>32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29]&gt;=1;RANDBETWEEN(0; 200);&quot;0&quot;)" office:value-type="float" office:value="87" calcext:value-type="float">
            <text:p>87</text:p>
          </table:table-cell>
          <table:table-cell table:formula="of:=IF([.I129]&gt;=2;RANDBETWEEN(0; 200);&quot;0&quot;)" office:value-type="float" office:value="65" calcext:value-type="float">
            <text:p>65</text:p>
          </table:table-cell>
          <table:table-cell table:formula="of:=IF([.I129]&gt;=3;RANDBETWEEN(0; 200);&quot;0&quot;)" office:value-type="string" office:string-value="0" calcext:value-type="string">
            <text:p>0</text:p>
          </table:table-cell>
          <table:table-cell table:formula="of:=IF([.I12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2.447225" calcext:value-type="float">
            <text:p>32,447225</text:p>
          </table:table-cell>
          <table:table-cell table:formula="of:=RANDBETWEEN(1000000; 60000000)/1000000" office:value-type="float" office:value="5.954237" calcext:value-type="float">
            <text:p>5,954237</text:p>
          </table:table-cell>
          <table:table-cell table:formula="of:=RANDBETWEEN(0; 21)" office:value-type="float" office:value="10" calcext:value-type="float">
            <text:p>10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2" calcext:value-type="float">
            <text:p>102</text:p>
          </table:table-cell>
          <table:table-cell table:formula="of:=RANDBETWEEN(1000; 3500)" office:value-type="float" office:value="3451" calcext:value-type="float">
            <text:p>3451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19" calcext:value-type="float">
            <text:p>19</text:p>
          </table:table-cell>
          <table:table-cell table:formula="of:=RANDBETWEEN(3000; 4000)" office:value-type="float" office:value="3417" calcext:value-type="float">
            <text:p>3417</text:p>
          </table:table-cell>
          <table:table-cell table:formula="of:=RANDBETWEEN(15; 35)" office:value-type="float" office:value="18" calcext:value-type="float">
            <text:p>18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30]&gt;=1;RANDBETWEEN(0; 200);&quot;0&quot;)" office:value-type="float" office:value="148" calcext:value-type="float">
            <text:p>148</text:p>
          </table:table-cell>
          <table:table-cell table:formula="of:=IF([.I130]&gt;=2;RANDBETWEEN(0; 200);&quot;0&quot;)" office:value-type="float" office:value="200" calcext:value-type="float">
            <text:p>200</text:p>
          </table:table-cell>
          <table:table-cell table:formula="of:=IF([.I130]&gt;=3;RANDBETWEEN(0; 200);&quot;0&quot;)" office:value-type="float" office:value="129" calcext:value-type="float">
            <text:p>129</text:p>
          </table:table-cell>
          <table:table-cell table:formula="of:=IF([.I13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0.761284" calcext:value-type="float">
            <text:p>30,761284</text:p>
          </table:table-cell>
          <table:table-cell table:formula="of:=RANDBETWEEN(1000000; 60000000)/1000000" office:value-type="float" office:value="37.468668" calcext:value-type="float">
            <text:p>37,468668</text:p>
          </table:table-cell>
          <table:table-cell table:formula="of:=RANDBETWEEN(0; 21)" office:value-type="float" office:value="15" calcext:value-type="float">
            <text:p>15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9" calcext:value-type="float">
            <text:p>49</text:p>
          </table:table-cell>
          <table:table-cell table:formula="of:=RANDBETWEEN(1000; 3500)" office:value-type="float" office:value="3277" calcext:value-type="float">
            <text:p>3277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10" calcext:value-type="float">
            <text:p>110</text:p>
          </table:table-cell>
          <table:table-cell table:formula="of:=RANDBETWEEN(3000; 4000)" office:value-type="float" office:value="3510" calcext:value-type="float">
            <text:p>3510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31]&gt;=1;RANDBETWEEN(0; 200);&quot;0&quot;)" office:value-type="float" office:value="43" calcext:value-type="float">
            <text:p>43</text:p>
          </table:table-cell>
          <table:table-cell table:formula="of:=IF([.I131]&gt;=2;RANDBETWEEN(0; 200);&quot;0&quot;)" office:value-type="float" office:value="180" calcext:value-type="float">
            <text:p>180</text:p>
          </table:table-cell>
          <table:table-cell table:formula="of:=IF([.I131]&gt;=3;RANDBETWEEN(0; 200);&quot;0&quot;)" office:value-type="float" office:value="44" calcext:value-type="float">
            <text:p>44</text:p>
          </table:table-cell>
          <table:table-cell table:formula="of:=IF([.I13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6.364167" calcext:value-type="float">
            <text:p>16,364167</text:p>
          </table:table-cell>
          <table:table-cell table:formula="of:=RANDBETWEEN(1000000; 60000000)/1000000" office:value-type="float" office:value="55.475191" calcext:value-type="float">
            <text:p>55,475191</text:p>
          </table:table-cell>
          <table:table-cell table:formula="of:=RANDBETWEEN(0; 21)" office:value-type="float" office:value="14" calcext:value-type="float">
            <text:p>14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5" calcext:value-type="float">
            <text:p>55</text:p>
          </table:table-cell>
          <table:table-cell table:formula="of:=RANDBETWEEN(1000; 3500)" office:value-type="float" office:value="1281" calcext:value-type="float">
            <text:p>1281</text:p>
          </table:table-cell>
          <table:table-cell table:formula="of:=RANDBETWEEN(4; 10)" office:value-type="float" office:value="9" calcext:value-type="float">
            <text:p>9</text:p>
          </table:table-cell>
          <table:table-cell table:formula="of:=RANDBETWEEN(0; 130)" office:value-type="float" office:value="118" calcext:value-type="float">
            <text:p>118</text:p>
          </table:table-cell>
          <table:table-cell table:formula="of:=RANDBETWEEN(3000; 4000)" office:value-type="float" office:value="3303" calcext:value-type="float">
            <text:p>3303</text:p>
          </table:table-cell>
          <table:table-cell table:formula="of:=RANDBETWEEN(15; 35)" office:value-type="float" office:value="34" calcext:value-type="float">
            <text:p>34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32]&gt;=1;RANDBETWEEN(0; 200);&quot;0&quot;)" office:value-type="float" office:value="84" calcext:value-type="float">
            <text:p>84</text:p>
          </table:table-cell>
          <table:table-cell table:formula="of:=IF([.I132]&gt;=2;RANDBETWEEN(0; 200);&quot;0&quot;)" office:value-type="float" office:value="37" calcext:value-type="float">
            <text:p>37</text:p>
          </table:table-cell>
          <table:table-cell table:formula="of:=IF([.I132]&gt;=3;RANDBETWEEN(0; 200);&quot;0&quot;)" office:value-type="float" office:value="82" calcext:value-type="float">
            <text:p>82</text:p>
          </table:table-cell>
          <table:table-cell table:formula="of:=IF([.I13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8.751675" calcext:value-type="float">
            <text:p>8,751675</text:p>
          </table:table-cell>
          <table:table-cell table:formula="of:=RANDBETWEEN(1000000; 60000000)/1000000" office:value-type="float" office:value="4.692581" calcext:value-type="float">
            <text:p>4,692581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71" calcext:value-type="float">
            <text:p>71</text:p>
          </table:table-cell>
          <table:table-cell table:formula="of:=RANDBETWEEN(1000; 3500)" office:value-type="float" office:value="2157" calcext:value-type="float">
            <text:p>2157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117" calcext:value-type="float">
            <text:p>117</text:p>
          </table:table-cell>
          <table:table-cell table:formula="of:=RANDBETWEEN(3000; 4000)" office:value-type="float" office:value="3467" calcext:value-type="float">
            <text:p>3467</text:p>
          </table:table-cell>
          <table:table-cell table:formula="of:=RANDBETWEEN(15; 35)" office:value-type="float" office:value="30" calcext:value-type="float">
            <text:p>30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33]&gt;=1;RANDBETWEEN(0; 200);&quot;0&quot;)" office:value-type="float" office:value="73" calcext:value-type="float">
            <text:p>73</text:p>
          </table:table-cell>
          <table:table-cell table:formula="of:=IF([.I133]&gt;=2;RANDBETWEEN(0; 200);&quot;0&quot;)" office:value-type="float" office:value="191" calcext:value-type="float">
            <text:p>191</text:p>
          </table:table-cell>
          <table:table-cell table:formula="of:=IF([.I133]&gt;=3;RANDBETWEEN(0; 200);&quot;0&quot;)" office:value-type="string" office:string-value="0" calcext:value-type="string">
            <text:p>0</text:p>
          </table:table-cell>
          <table:table-cell table:formula="of:=IF([.I13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0.778581" calcext:value-type="float">
            <text:p>20,778581</text:p>
          </table:table-cell>
          <table:table-cell table:formula="of:=RANDBETWEEN(1000000; 60000000)/1000000" office:value-type="float" office:value="20.384457" calcext:value-type="float">
            <text:p>20,384457</text:p>
          </table:table-cell>
          <table:table-cell table:formula="of:=RANDBETWEEN(0; 21)" office:value-type="float" office:value="13" calcext:value-type="float">
            <text:p>13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4" calcext:value-type="float">
            <text:p>54</text:p>
          </table:table-cell>
          <table:table-cell table:formula="of:=RANDBETWEEN(1000; 3500)" office:value-type="float" office:value="2018" calcext:value-type="float">
            <text:p>2018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105" calcext:value-type="float">
            <text:p>105</text:p>
          </table:table-cell>
          <table:table-cell table:formula="of:=RANDBETWEEN(3000; 4000)" office:value-type="float" office:value="3273" calcext:value-type="float">
            <text:p>3273</text:p>
          </table:table-cell>
          <table:table-cell table:formula="of:=RANDBETWEEN(15; 35)" office:value-type="float" office:value="29" calcext:value-type="float">
            <text:p>29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34]&gt;=1;RANDBETWEEN(0; 200);&quot;0&quot;)" office:value-type="float" office:value="123" calcext:value-type="float">
            <text:p>123</text:p>
          </table:table-cell>
          <table:table-cell table:formula="of:=IF([.I134]&gt;=2;RANDBETWEEN(0; 200);&quot;0&quot;)" office:value-type="float" office:value="15" calcext:value-type="float">
            <text:p>15</text:p>
          </table:table-cell>
          <table:table-cell table:formula="of:=IF([.I134]&gt;=3;RANDBETWEEN(0; 200);&quot;0&quot;)" office:value-type="float" office:value="127" calcext:value-type="float">
            <text:p>127</text:p>
          </table:table-cell>
          <table:table-cell table:formula="of:=IF([.I13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0.869868" calcext:value-type="float">
            <text:p>20,869868</text:p>
          </table:table-cell>
          <table:table-cell table:formula="of:=RANDBETWEEN(1000000; 60000000)/1000000" office:value-type="float" office:value="8.188102" calcext:value-type="float">
            <text:p>8,188102</text:p>
          </table:table-cell>
          <table:table-cell table:formula="of:=RANDBETWEEN(0; 21)" office:value-type="float" office:value="4" calcext:value-type="float">
            <text:p>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2" calcext:value-type="float">
            <text:p>12</text:p>
          </table:table-cell>
          <table:table-cell table:formula="of:=RANDBETWEEN(1000; 3500)" office:value-type="float" office:value="1032" calcext:value-type="float">
            <text:p>1032</text:p>
          </table:table-cell>
          <table:table-cell table:formula="of:=RANDBETWEEN(4; 10)" office:value-type="float" office:value="5" calcext:value-type="float">
            <text:p>5</text:p>
          </table:table-cell>
          <table:table-cell table:formula="of:=RANDBETWEEN(0; 130)" office:value-type="float" office:value="110" calcext:value-type="float">
            <text:p>110</text:p>
          </table:table-cell>
          <table:table-cell table:formula="of:=RANDBETWEEN(3000; 4000)" office:value-type="float" office:value="3757" calcext:value-type="float">
            <text:p>3757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35]&gt;=1;RANDBETWEEN(0; 200);&quot;0&quot;)" office:value-type="float" office:value="10" calcext:value-type="float">
            <text:p>10</text:p>
          </table:table-cell>
          <table:table-cell table:formula="of:=IF([.I135]&gt;=2;RANDBETWEEN(0; 200);&quot;0&quot;)" office:value-type="float" office:value="187" calcext:value-type="float">
            <text:p>187</text:p>
          </table:table-cell>
          <table:table-cell table:formula="of:=IF([.I135]&gt;=3;RANDBETWEEN(0; 200);&quot;0&quot;)" office:value-type="string" office:string-value="0" calcext:value-type="string">
            <text:p>0</text:p>
          </table:table-cell>
          <table:table-cell table:formula="of:=IF([.I13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22.078139" calcext:value-type="float">
            <text:p>22,078139</text:p>
          </table:table-cell>
          <table:table-cell table:formula="of:=RANDBETWEEN(1000000; 60000000)/1000000" office:value-type="float" office:value="46.857833" calcext:value-type="float">
            <text:p>46,857833</text:p>
          </table:table-cell>
          <table:table-cell table:formula="of:=RANDBETWEEN(0; 21)" office:value-type="float" office:value="16" calcext:value-type="float">
            <text:p>16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20" calcext:value-type="float">
            <text:p>20</text:p>
          </table:table-cell>
          <table:table-cell table:formula="of:=RANDBETWEEN(1000; 3500)" office:value-type="float" office:value="2968" calcext:value-type="float">
            <text:p>2968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20" calcext:value-type="float">
            <text:p>20</text:p>
          </table:table-cell>
          <table:table-cell table:formula="of:=RANDBETWEEN(3000; 4000)" office:value-type="float" office:value="3332" calcext:value-type="float">
            <text:p>3332</text:p>
          </table:table-cell>
          <table:table-cell table:formula="of:=RANDBETWEEN(15; 35)" office:value-type="float" office:value="21" calcext:value-type="float">
            <text:p>21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136]&gt;=1;RANDBETWEEN(0; 200);&quot;0&quot;)" office:value-type="float" office:value="63" calcext:value-type="float">
            <text:p>63</text:p>
          </table:table-cell>
          <table:table-cell table:formula="of:=IF([.I136]&gt;=2;RANDBETWEEN(0; 200);&quot;0&quot;)" office:value-type="string" office:string-value="0" calcext:value-type="string">
            <text:p>0</text:p>
          </table:table-cell>
          <table:table-cell table:formula="of:=IF([.I136]&gt;=3;RANDBETWEEN(0; 200);&quot;0&quot;)" office:value-type="string" office:string-value="0" calcext:value-type="string">
            <text:p>0</text:p>
          </table:table-cell>
          <table:table-cell table:formula="of:=IF([.I136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4.993405" calcext:value-type="float">
            <text:p>34,993405</text:p>
          </table:table-cell>
          <table:table-cell table:formula="of:=RANDBETWEEN(1000000; 60000000)/1000000" office:value-type="float" office:value="4.360401" calcext:value-type="float">
            <text:p>4,360401</text:p>
          </table:table-cell>
          <table:table-cell table:formula="of:=RANDBETWEEN(0; 21)" office:value-type="float" office:value="4" calcext:value-type="float">
            <text:p>4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9" calcext:value-type="float">
            <text:p>19</text:p>
          </table:table-cell>
          <table:table-cell table:formula="of:=RANDBETWEEN(1000; 3500)" office:value-type="float" office:value="2429" calcext:value-type="float">
            <text:p>2429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102" calcext:value-type="float">
            <text:p>102</text:p>
          </table:table-cell>
          <table:table-cell table:formula="of:=RANDBETWEEN(3000; 4000)" office:value-type="float" office:value="3571" calcext:value-type="float">
            <text:p>3571</text:p>
          </table:table-cell>
          <table:table-cell table:formula="of:=RANDBETWEEN(15; 35)" office:value-type="float" office:value="16" calcext:value-type="float">
            <text:p>16</text:p>
          </table:table-cell>
          <table:table-cell table:formula="of:=RANDBETWEEN(0; 4)" office:value-type="float" office:value="1" calcext:value-type="float">
            <text:p>1</text:p>
          </table:table-cell>
          <table:table-cell table:formula="of:=IF([.I137]&gt;=1;RANDBETWEEN(0; 200);&quot;0&quot;)" office:value-type="float" office:value="138" calcext:value-type="float">
            <text:p>138</text:p>
          </table:table-cell>
          <table:table-cell table:formula="of:=IF([.I137]&gt;=2;RANDBETWEEN(0; 200);&quot;0&quot;)" office:value-type="string" office:string-value="0" calcext:value-type="string">
            <text:p>0</text:p>
          </table:table-cell>
          <table:table-cell table:formula="of:=IF([.I137]&gt;=3;RANDBETWEEN(0; 200);&quot;0&quot;)" office:value-type="string" office:string-value="0" calcext:value-type="string">
            <text:p>0</text:p>
          </table:table-cell>
          <table:table-cell table:formula="of:=IF([.I137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9.56322" calcext:value-type="float">
            <text:p>39,56322</text:p>
          </table:table-cell>
          <table:table-cell table:formula="of:=RANDBETWEEN(1000000; 60000000)/1000000" office:value-type="float" office:value="15.079039" calcext:value-type="float">
            <text:p>15,079039</text:p>
          </table:table-cell>
          <table:table-cell table:formula="of:=RANDBETWEEN(0; 21)" office:value-type="float" office:value="16" calcext:value-type="float">
            <text:p>16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2" calcext:value-type="float">
            <text:p>42</text:p>
          </table:table-cell>
          <table:table-cell table:formula="of:=RANDBETWEEN(1000; 3500)" office:value-type="float" office:value="2978" calcext:value-type="float">
            <text:p>2978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120" calcext:value-type="float">
            <text:p>120</text:p>
          </table:table-cell>
          <table:table-cell table:formula="of:=RANDBETWEEN(3000; 4000)" office:value-type="float" office:value="3668" calcext:value-type="float">
            <text:p>3668</text:p>
          </table:table-cell>
          <table:table-cell table:formula="of:=RANDBETWEEN(15; 35)" office:value-type="float" office:value="24" calcext:value-type="float">
            <text:p>24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38]&gt;=1;RANDBETWEEN(0; 200);&quot;0&quot;)" office:value-type="string" office:string-value="0" calcext:value-type="string">
            <text:p>0</text:p>
          </table:table-cell>
          <table:table-cell table:formula="of:=IF([.I138]&gt;=2;RANDBETWEEN(0; 200);&quot;0&quot;)" office:value-type="string" office:string-value="0" calcext:value-type="string">
            <text:p>0</text:p>
          </table:table-cell>
          <table:table-cell table:formula="of:=IF([.I138]&gt;=3;RANDBETWEEN(0; 200);&quot;0&quot;)" office:value-type="string" office:string-value="0" calcext:value-type="string">
            <text:p>0</text:p>
          </table:table-cell>
          <table:table-cell table:formula="of:=IF([.I138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2.1378" calcext:value-type="float">
            <text:p>32,1378</text:p>
          </table:table-cell>
          <table:table-cell table:formula="of:=RANDBETWEEN(1000000; 60000000)/1000000" office:value-type="float" office:value="9.187739" calcext:value-type="float">
            <text:p>9,187739</text:p>
          </table:table-cell>
          <table:table-cell table:formula="of:=RANDBETWEEN(0; 21)" office:value-type="float" office:value="5" calcext:value-type="float">
            <text:p>5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48" calcext:value-type="float">
            <text:p>48</text:p>
          </table:table-cell>
          <table:table-cell table:formula="of:=RANDBETWEEN(1000; 3500)" office:value-type="float" office:value="1192" calcext:value-type="float">
            <text:p>1192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83" calcext:value-type="float">
            <text:p>83</text:p>
          </table:table-cell>
          <table:table-cell table:formula="of:=RANDBETWEEN(3000; 4000)" office:value-type="float" office:value="3968" calcext:value-type="float">
            <text:p>3968</text:p>
          </table:table-cell>
          <table:table-cell table:formula="of:=RANDBETWEEN(15; 35)" office:value-type="float" office:value="24" calcext:value-type="float">
            <text:p>24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39]&gt;=1;RANDBETWEEN(0; 200);&quot;0&quot;)" office:value-type="float" office:value="52" calcext:value-type="float">
            <text:p>52</text:p>
          </table:table-cell>
          <table:table-cell table:formula="of:=IF([.I139]&gt;=2;RANDBETWEEN(0; 200);&quot;0&quot;)" office:value-type="float" office:value="194" calcext:value-type="float">
            <text:p>194</text:p>
          </table:table-cell>
          <table:table-cell table:formula="of:=IF([.I139]&gt;=3;RANDBETWEEN(0; 200);&quot;0&quot;)" office:value-type="float" office:value="123" calcext:value-type="float">
            <text:p>123</text:p>
          </table:table-cell>
          <table:table-cell table:formula="of:=IF([.I139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8.916359" calcext:value-type="float">
            <text:p>18,916359</text:p>
          </table:table-cell>
          <table:table-cell table:formula="of:=RANDBETWEEN(1000000; 60000000)/1000000" office:value-type="float" office:value="15.811327" calcext:value-type="float">
            <text:p>15,811327</text:p>
          </table:table-cell>
          <table:table-cell table:formula="of:=RANDBETWEEN(0; 21)" office:value-type="float" office:value="9" calcext:value-type="float">
            <text:p>9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50" calcext:value-type="float">
            <text:p>50</text:p>
          </table:table-cell>
          <table:table-cell table:formula="of:=RANDBETWEEN(1000; 3500)" office:value-type="float" office:value="1417" calcext:value-type="float">
            <text:p>1417</text:p>
          </table:table-cell>
          <table:table-cell table:formula="of:=RANDBETWEEN(4; 10)" office:value-type="float" office:value="8" calcext:value-type="float">
            <text:p>8</text:p>
          </table:table-cell>
          <table:table-cell table:formula="of:=RANDBETWEEN(0; 130)" office:value-type="float" office:value="69" calcext:value-type="float">
            <text:p>69</text:p>
          </table:table-cell>
          <table:table-cell table:formula="of:=RANDBETWEEN(3000; 4000)" office:value-type="float" office:value="3372" calcext:value-type="float">
            <text:p>3372</text:p>
          </table:table-cell>
          <table:table-cell table:formula="of:=RANDBETWEEN(15; 35)" office:value-type="float" office:value="28" calcext:value-type="float">
            <text:p>28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40]&gt;=1;RANDBETWEEN(0; 200);&quot;0&quot;)" office:value-type="string" office:string-value="0" calcext:value-type="string">
            <text:p>0</text:p>
          </table:table-cell>
          <table:table-cell table:formula="of:=IF([.I140]&gt;=2;RANDBETWEEN(0; 200);&quot;0&quot;)" office:value-type="string" office:string-value="0" calcext:value-type="string">
            <text:p>0</text:p>
          </table:table-cell>
          <table:table-cell table:formula="of:=IF([.I140]&gt;=3;RANDBETWEEN(0; 200);&quot;0&quot;)" office:value-type="string" office:string-value="0" calcext:value-type="string">
            <text:p>0</text:p>
          </table:table-cell>
          <table:table-cell table:formula="of:=IF([.I140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4.300102" calcext:value-type="float">
            <text:p>44,300102</text:p>
          </table:table-cell>
          <table:table-cell table:formula="of:=RANDBETWEEN(1000000; 60000000)/1000000" office:value-type="float" office:value="40.767453" calcext:value-type="float">
            <text:p>40,767453</text:p>
          </table:table-cell>
          <table:table-cell table:formula="of:=RANDBETWEEN(0; 21)" office:value-type="float" office:value="9" calcext:value-type="float">
            <text:p>9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38" calcext:value-type="float">
            <text:p>38</text:p>
          </table:table-cell>
          <table:table-cell table:formula="of:=RANDBETWEEN(1000; 3500)" office:value-type="float" office:value="1725" calcext:value-type="float">
            <text:p>1725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73" calcext:value-type="float">
            <text:p>73</text:p>
          </table:table-cell>
          <table:table-cell table:formula="of:=RANDBETWEEN(3000; 4000)" office:value-type="float" office:value="3446" calcext:value-type="float">
            <text:p>3446</text:p>
          </table:table-cell>
          <table:table-cell table:formula="of:=RANDBETWEEN(15; 35)" office:value-type="float" office:value="26" calcext:value-type="float">
            <text:p>26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41]&gt;=1;RANDBETWEEN(0; 200);&quot;0&quot;)" office:value-type="float" office:value="74" calcext:value-type="float">
            <text:p>74</text:p>
          </table:table-cell>
          <table:table-cell table:formula="of:=IF([.I141]&gt;=2;RANDBETWEEN(0; 200);&quot;0&quot;)" office:value-type="float" office:value="149" calcext:value-type="float">
            <text:p>149</text:p>
          </table:table-cell>
          <table:table-cell table:formula="of:=IF([.I141]&gt;=3;RANDBETWEEN(0; 200);&quot;0&quot;)" office:value-type="string" office:string-value="0" calcext:value-type="string">
            <text:p>0</text:p>
          </table:table-cell>
          <table:table-cell table:formula="of:=IF([.I141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8.961409" calcext:value-type="float">
            <text:p>8,961409</text:p>
          </table:table-cell>
          <table:table-cell table:formula="of:=RANDBETWEEN(1000000; 60000000)/1000000" office:value-type="float" office:value="55.491173" calcext:value-type="float">
            <text:p>55,491173</text:p>
          </table:table-cell>
          <table:table-cell table:formula="of:=RANDBETWEEN(0; 21)" office:value-type="float" office:value="12" calcext:value-type="float">
            <text:p>12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05" calcext:value-type="float">
            <text:p>105</text:p>
          </table:table-cell>
          <table:table-cell table:formula="of:=RANDBETWEEN(1000; 3500)" office:value-type="float" office:value="3075" calcext:value-type="float">
            <text:p>3075</text:p>
          </table:table-cell>
          <table:table-cell table:formula="of:=RANDBETWEEN(4; 10)" office:value-type="float" office:value="7" calcext:value-type="float">
            <text:p>7</text:p>
          </table:table-cell>
          <table:table-cell table:formula="of:=RANDBETWEEN(0; 130)" office:value-type="float" office:value="105" calcext:value-type="float">
            <text:p>105</text:p>
          </table:table-cell>
          <table:table-cell table:formula="of:=RANDBETWEEN(3000; 4000)" office:value-type="float" office:value="3197" calcext:value-type="float">
            <text:p>3197</text:p>
          </table:table-cell>
          <table:table-cell table:formula="of:=RANDBETWEEN(15; 35)" office:value-type="float" office:value="29" calcext:value-type="float">
            <text:p>29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42]&gt;=1;RANDBETWEEN(0; 200);&quot;0&quot;)" office:value-type="string" office:string-value="0" calcext:value-type="string">
            <text:p>0</text:p>
          </table:table-cell>
          <table:table-cell table:formula="of:=IF([.I142]&gt;=2;RANDBETWEEN(0; 200);&quot;0&quot;)" office:value-type="string" office:string-value="0" calcext:value-type="string">
            <text:p>0</text:p>
          </table:table-cell>
          <table:table-cell table:formula="of:=IF([.I142]&gt;=3;RANDBETWEEN(0; 200);&quot;0&quot;)" office:value-type="string" office:string-value="0" calcext:value-type="string">
            <text:p>0</text:p>
          </table:table-cell>
          <table:table-cell table:formula="of:=IF([.I142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48.156639" calcext:value-type="float">
            <text:p>48,156639</text:p>
          </table:table-cell>
          <table:table-cell table:formula="of:=RANDBETWEEN(1000000; 60000000)/1000000" office:value-type="float" office:value="29.979486" calcext:value-type="float">
            <text:p>29,979486</text:p>
          </table:table-cell>
          <table:table-cell table:formula="of:=RANDBETWEEN(0; 21)" office:value-type="float" office:value="5" calcext:value-type="float">
            <text:p>5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8" calcext:value-type="float">
            <text:p>8</text:p>
          </table:table-cell>
          <table:table-cell table:formula="of:=RANDBETWEEN(1000; 3500)" office:value-type="float" office:value="2745" calcext:value-type="float">
            <text:p>2745</text:p>
          </table:table-cell>
          <table:table-cell table:formula="of:=RANDBETWEEN(4; 10)" office:value-type="float" office:value="4" calcext:value-type="float">
            <text:p>4</text:p>
          </table:table-cell>
          <table:table-cell table:formula="of:=RANDBETWEEN(0; 130)" office:value-type="float" office:value="67" calcext:value-type="float">
            <text:p>67</text:p>
          </table:table-cell>
          <table:table-cell table:formula="of:=RANDBETWEEN(3000; 4000)" office:value-type="float" office:value="3676" calcext:value-type="float">
            <text:p>3676</text:p>
          </table:table-cell>
          <table:table-cell table:formula="of:=RANDBETWEEN(15; 35)" office:value-type="float" office:value="15" calcext:value-type="float">
            <text:p>15</text:p>
          </table:table-cell>
          <table:table-cell table:formula="of:=RANDBETWEEN(0; 4)" office:value-type="float" office:value="2" calcext:value-type="float">
            <text:p>2</text:p>
          </table:table-cell>
          <table:table-cell table:formula="of:=IF([.I143]&gt;=1;RANDBETWEEN(0; 200);&quot;0&quot;)" office:value-type="float" office:value="85" calcext:value-type="float">
            <text:p>85</text:p>
          </table:table-cell>
          <table:table-cell table:formula="of:=IF([.I143]&gt;=2;RANDBETWEEN(0; 200);&quot;0&quot;)" office:value-type="float" office:value="186" calcext:value-type="float">
            <text:p>186</text:p>
          </table:table-cell>
          <table:table-cell table:formula="of:=IF([.I143]&gt;=3;RANDBETWEEN(0; 200);&quot;0&quot;)" office:value-type="string" office:string-value="0" calcext:value-type="string">
            <text:p>0</text:p>
          </table:table-cell>
          <table:table-cell table:formula="of:=IF([.I143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10.742898" calcext:value-type="float">
            <text:p>10,742898</text:p>
          </table:table-cell>
          <table:table-cell table:formula="of:=RANDBETWEEN(1000000; 60000000)/1000000" office:value-type="float" office:value="51.020517" calcext:value-type="float">
            <text:p>51,020517</text:p>
          </table:table-cell>
          <table:table-cell table:formula="of:=RANDBETWEEN(0; 21)" office:value-type="float" office:value="12" calcext:value-type="float">
            <text:p>12</text:p>
          </table:table-cell>
          <table:table-cell table:formula="of:=RANDBETWEEN(1; 2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110" calcext:value-type="float">
            <text:p>110</text:p>
          </table:table-cell>
          <table:table-cell table:formula="of:=RANDBETWEEN(1000; 3500)" office:value-type="float" office:value="1769" calcext:value-type="float">
            <text:p>1769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34" calcext:value-type="float">
            <text:p>34</text:p>
          </table:table-cell>
          <table:table-cell table:formula="of:=RANDBETWEEN(3000; 4000)" office:value-type="float" office:value="3288" calcext:value-type="float">
            <text:p>3288</text:p>
          </table:table-cell>
          <table:table-cell table:formula="of:=RANDBETWEEN(15; 35)" office:value-type="float" office:value="20" calcext:value-type="float">
            <text:p>20</text:p>
          </table:table-cell>
          <table:table-cell table:formula="of:=RANDBETWEEN(0; 4)" office:value-type="float" office:value="0" calcext:value-type="float">
            <text:p>0</text:p>
          </table:table-cell>
          <table:table-cell table:formula="of:=IF([.I144]&gt;=1;RANDBETWEEN(0; 200);&quot;0&quot;)" office:value-type="string" office:string-value="0" calcext:value-type="string">
            <text:p>0</text:p>
          </table:table-cell>
          <table:table-cell table:formula="of:=IF([.I144]&gt;=2;RANDBETWEEN(0; 200);&quot;0&quot;)" office:value-type="string" office:string-value="0" calcext:value-type="string">
            <text:p>0</text:p>
          </table:table-cell>
          <table:table-cell table:formula="of:=IF([.I144]&gt;=3;RANDBETWEEN(0; 200);&quot;0&quot;)" office:value-type="string" office:string-value="0" calcext:value-type="string">
            <text:p>0</text:p>
          </table:table-cell>
          <table:table-cell table:formula="of:=IF([.I144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39.278517" calcext:value-type="float">
            <text:p>39,278517</text:p>
          </table:table-cell>
          <table:table-cell table:formula="of:=RANDBETWEEN(1000000; 60000000)/1000000" office:value-type="float" office:value="9.427216" calcext:value-type="float">
            <text:p>9,427216</text:p>
          </table:table-cell>
          <table:table-cell table:formula="of:=RANDBETWEEN(0; 21)" office:value-type="float" office:value="7" calcext:value-type="float">
            <text:p>7</text:p>
          </table:table-cell>
          <table:table-cell table:formula="of:=RANDBETWEEN(1; 2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STANDARD’</text:p>
          </table:table-cell>
          <table:table-cell office:value-type="string" calcext:value-type="string">
            <text:p>'2018-03-20 00:00:0’</text:p>
          </table:table-cell>
          <table:table-cell table:formula="of:=RANDBETWEEN(0; 130)" office:value-type="float" office:value="62" calcext:value-type="float">
            <text:p>62</text:p>
          </table:table-cell>
          <table:table-cell table:formula="of:=RANDBETWEEN(1000; 3500)" office:value-type="float" office:value="1098" calcext:value-type="float">
            <text:p>1098</text:p>
          </table:table-cell>
          <table:table-cell table:formula="of:=RANDBETWEEN(4; 10)" office:value-type="float" office:value="6" calcext:value-type="float">
            <text:p>6</text:p>
          </table:table-cell>
          <table:table-cell table:formula="of:=RANDBETWEEN(0; 130)" office:value-type="float" office:value="98" calcext:value-type="float">
            <text:p>98</text:p>
          </table:table-cell>
          <table:table-cell table:formula="of:=RANDBETWEEN(3000; 4000)" office:value-type="float" office:value="3157" calcext:value-type="float">
            <text:p>3157</text:p>
          </table:table-cell>
          <table:table-cell table:formula="of:=RANDBETWEEN(15; 35)" office:value-type="float" office:value="19" calcext:value-type="float">
            <text:p>19</text:p>
          </table:table-cell>
          <table:table-cell table:formula="of:=RANDBETWEEN(0; 4)" office:value-type="float" office:value="3" calcext:value-type="float">
            <text:p>3</text:p>
          </table:table-cell>
          <table:table-cell table:formula="of:=IF([.I145]&gt;=1;RANDBETWEEN(0; 200);&quot;0&quot;)" office:value-type="float" office:value="85" calcext:value-type="float">
            <text:p>85</text:p>
          </table:table-cell>
          <table:table-cell table:formula="of:=IF([.I145]&gt;=2;RANDBETWEEN(0; 200);&quot;0&quot;)" office:value-type="float" office:value="78" calcext:value-type="float">
            <text:p>78</text:p>
          </table:table-cell>
          <table:table-cell table:formula="of:=IF([.I145]&gt;=3;RANDBETWEEN(0; 200);&quot;0&quot;)" office:value-type="float" office:value="187" calcext:value-type="float">
            <text:p>187</text:p>
          </table:table-cell>
          <table:table-cell table:formula="of:=IF([.I145]&gt;=4;RANDBETWEEN(0; 200);&quot;0&quot;)" office:value-type="string" office:string-value="0" calcext:value-type="string">
            <text:p>0</text:p>
          </table:table-cell>
          <table:table-cell table:formula="of:=RANDBETWEEN(1000000; 60000000)/1000000" office:value-type="float" office:value="6.821923" calcext:value-type="float">
            <text:p>6,821923</text:p>
          </table:table-cell>
          <table:table-cell table:formula="of:=RANDBETWEEN(1000000; 60000000)/1000000" office:value-type="float" office:value="40.774231" calcext:value-type="float">
            <text:p>40,774231</text:p>
          </table:table-cell>
          <table:table-cell table:formula="of:=RANDBETWEEN(0; 21)" office:value-type="float" office:value="13" calcext:value-type="float">
            <text:p>13</text:p>
          </table:table-cell>
          <table:table-cell table:formula="of:=RANDBETWEEN(1; 2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4:35:12.216187941</meta:creation-date>
    <dc:date>2018-03-20T16:10:19.588882186</dc:date>
    <meta:editing-duration>PT23M36S</meta:editing-duration>
    <meta:editing-cycles>1</meta:editing-cycles>
    <meta:document-statistic meta:table-count="1" meta:cell-count="2465" meta:object-count="0"/>
    <meta:generator>LibreOffice/5.1.6.2.0$Linux_X86_64 LibreOffice_project/10$Build-2</meta:generator>
  </office:meta>
</office:document-meta>
</file>